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'Times New Roman'" style:font-family-asian="'Times New Roman'" style:font-family-complex="'Times New Roman'" fo:background-color="transparent" fo:color="#000000" fo:text-transform="uppercase"/>
    </style:style>
    <style:style style:name="T2" style:family="text">
      <style:text-properties fo:font-size="14.00pt" fo:font-weight="bold" fo:font-family="'Times New Roman'" style:font-family-asian="'Times New Roman'" style:font-family-complex="'Times New Roman'" fo:background-color="transparent" fo:color="#000000" fo:text-transform="uppercase"/>
    </style:style>
    <style:style style:name="T3" style:family="text">
      <style:text-properties fo:font-size="14.00pt" fo:font-weight="bold" fo:font-family="'Times New Roman'" style:font-family-asian="'Times New Roman'" style:font-family-complex="'Times New Roman'" fo:background-color="transparent" fo:color="#000000" fo:text-transform="uppercase"/>
    </style:style>
    <style:style style:name="T4" style:family="text">
      <style:text-properties fo:font-size="14.00pt" fo:font-weight="bold" fo:font-family="'Times New Roman'" style:font-family-asian="'Times New Roman'" style:font-family-complex="'Times New Roman'" fo:background-color="transparent" fo:color="#000000" fo:text-transform="uppercase"/>
    </style:style>
    <style:style style:name="T5" style:family="text">
      <style:text-properties fo:font-size="14.00pt" fo:font-weight="bold" fo:font-family="'Times New Roman'" style:font-family-asian="'Times New Roman'" style:font-family-complex="'Times New Roman'" fo:background-color="transparent" fo:color="#000000" fo:text-transform="uppercase"/>
    </style:style>
    <style:style style:name="T6" style:family="text">
      <style:text-properties fo:font-size="14.00pt" fo:font-weight="bold" fo:font-family="'Times New Roman'" style:font-family-asian="'Times New Roman'" style:font-family-complex="'Times New Roman'" fo:background-color="transparent" fo:color="#000000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4.00pt" fo:font-weight="bold" fo:font-family="'Times New Roman'" style:font-family-asian="'Times New Roman'" style:font-family-complex="'Times New Roman'" fo:background-color="transparent" fo:color="#000000" fo:font-variant="small-caps" fo:text-transform="uppercase"/>
    </style:style>
    <style:style style:name="T9" style:family="text">
      <style:text-properties fo:font-size="14.00pt" fo:font-weight="bold" fo:font-family="'Times New Roman'" style:font-family-asian="'Times New Roman'" style:font-family-complex="'Times New Roman'" fo:background-color="transparent" fo:color="#000000"/>
    </style:style>
    <style:style style:name="T10" style:family="text">
      <style:text-properties fo:font-size="14.00pt" fo:font-weight="bold" fo:font-family="'Segoe UI Symbol'" style:font-family-asian="'Segoe UI Symbol'" style:font-family-complex="'Segoe UI Symbol'" fo:background-color="transparent" fo:color="#000000"/>
    </style:style>
    <style:style style:name="T11" style:family="text">
      <style:text-properties fo:font-size="14.00pt" fo:font-weight="bold" fo:font-family="'Times New Roman'" style:font-family-asian="'Times New Roman'" style:font-family-complex="'Times New Roman'" fo:background-color="transparent" fo:color="#000000"/>
    </style:style>
    <style:style style:name="T12" style:family="text">
      <style:text-properties fo:font-size="14.00pt" fo:font-weight="bold" fo:font-family="'Times New Roman'" style:font-family-asian="'Times New Roman'" style:font-family-complex="'Times New Roman'" fo:background-color="transparent" fo:color="#000000"/>
    </style:style>
    <style:style style:name="T13" style:family="text">
      <style:text-properties fo:font-size="14.00pt" fo:font-weight="bold" fo:font-family="'Times New Roman'" style:font-family-asian="'Times New Roman'" style:font-family-complex="'Times New Roman'" fo:background-color="transparent" fo:color="#000000"/>
    </style:style>
    <style:style style:name="T14" style:family="text">
      <style:text-properties fo:font-size="14.00pt" fo:font-weight="bold" fo:font-family="'Times New Roman'" style:font-family-asian="'Times New Roman'" style:font-family-complex="'Times New Roman'" fo:background-color="transparent" fo:color="#000000"/>
    </style:style>
    <style:style style:name="T15" style:family="text">
      <style:text-properties fo:font-size="14.00pt" fo:font-weight="bold" fo:font-family="'Times New Roman'" style:font-family-asian="'Times New Roman'" style:font-family-complex="'Times New Roman'" fo:background-color="transparent" fo:color="#000000"/>
    </style:style>
    <style:style style:name="T16" style:family="text">
      <style:text-properties fo:font-size="14.00pt" fo:font-weight="bold" fo:font-family="'Times New Roman'" style:font-family-asian="'Times New Roman'" style:font-family-complex="'Times New Roman'" fo:background-color="transparent" fo:color="#000000" fo:font-variant="small-caps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4.00pt" fo:font-weight="bold" fo:font-family="'Times New Roman'" style:font-family-asian="'Times New Roman'" style:font-family-complex="'Times New Roman'" fo:background-color="transparent" fo:color="#000000"/>
    </style:style>
    <style:style style:name="T3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1" style:family="text">
      <style:text-properties fo:font-size="14.00pt" fo:font-weight="bold" fo:font-family="'Times New Roman'" style:font-family-asian="'Times New Roman'" style:font-family-complex="'Times New Roman'" fo:background-color="transparent" fo:color="#000000"/>
    </style:style>
    <style:style style:name="T3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4.00pt" fo:font-weight="bold" fo:font-family="'Times New Roman'" style:font-family-asian="'Times New Roman'" style:font-family-complex="'Times New Roman'" fo:background-color="transparent" fo:color="#000000"/>
    </style:style>
    <style:style style:name="T4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6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43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4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47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48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49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50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5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54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5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56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57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60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6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1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7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9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1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3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5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7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9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1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3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5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7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9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1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3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5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1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17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9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1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3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5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26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27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9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1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3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5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7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9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1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3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5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7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9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1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3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5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7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9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1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3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5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7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9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1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3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5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7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9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1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3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5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7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9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1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3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5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7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9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3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1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3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3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3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5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3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7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3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9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3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1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3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3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3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5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3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7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3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9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3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1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3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3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3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5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3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7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3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9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3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1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3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3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3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5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3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7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3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9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3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1" style:family="text">
      <style:text-properties fo:font-size="14.00pt" fo:font-weight="bold" fo:font-family="Calibri" style:font-family-asian="Calibri" style:font-family-complex="Calibri" fo:background-color="transparent" fo:color="#000000"/>
    </style:style>
    <style:style style:name="T342" style:family="text">
      <style:text-properties fo:font-size="14.00pt" fo:font-weight="bold" fo:font-family="'Liberation Serif'" style:font-family-asian="'Liberation Serif'" style:font-family-complex="'Liberation Serif'" fo:background-color="transparent" fo:color="#000000"/>
    </style:style>
    <style:style style:name="T34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44" style:family="text">
      <style:text-properties fo:font-size="14.00pt" fo:font-weight="bold" fo:font-family="'Times New Roman'" style:font-family-asian="'Times New Roman'" style:font-family-complex="'Times New Roman'" fo:background-color="transparent" fo:color="#000000"/>
    </style:style>
    <style:style style:name="T34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4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4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4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4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5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5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5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5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5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5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5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5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5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5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6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6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6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6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6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6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6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6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6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6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7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7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7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7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7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7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7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7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8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8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8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8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8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8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8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8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8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8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9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9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9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9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9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9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9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9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9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39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0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0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0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0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0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0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0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0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0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09" style:family="text">
      <style:text-properties fo:font-size="14.00pt" fo:font-weight="bold" fo:font-family="'Times New Roman'" style:font-family-asian="'Times New Roman'" style:font-family-complex="'Times New Roman'" fo:background-color="transparent" fo:color="#000000"/>
    </style:style>
    <style:style style:name="T41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1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1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1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1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1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1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1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2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2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2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2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2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2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2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2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2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2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3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31" style:family="text">
      <style:text-properties fo:font-size="14.00pt" fo:font-weight="normal" fo:font-family="'Segoe UI Symbol'" style:font-family-asian="'Segoe UI Symbol'" style:font-family-complex="'Segoe UI Symbol'" fo:background-color="transparent" fo:color="#000000"/>
    </style:style>
    <style:style style:name="T43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3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3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3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3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3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3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3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4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4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4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4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4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4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4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4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4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4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5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5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5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5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5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5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5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5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5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5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6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6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6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6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6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6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6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6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6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6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7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7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7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7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7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7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7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7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7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7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8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8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8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8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8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8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8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8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8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8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9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9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9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9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9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9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9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9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9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49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0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0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0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0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0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0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0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0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0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0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1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1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1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1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1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1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1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1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1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1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2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2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2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2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2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2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2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2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2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2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3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3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3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3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3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3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3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3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3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3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4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4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4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4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4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4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4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4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4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4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5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5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5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5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5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5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5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5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5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5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6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6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6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6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6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6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6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6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6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6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7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7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7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7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7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7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7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7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7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7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8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8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8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8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8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85" style:family="text">
      <style:text-properties fo:font-size="14.00pt" fo:font-weight="normal" fo:font-family="'Segoe UI Symbol'" style:font-family-asian="'Segoe UI Symbol'" style:font-family-complex="'Segoe UI Symbol'" fo:background-color="transparent" fo:color="#000000"/>
    </style:style>
    <style:style style:name="T58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8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8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8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9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9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9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9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9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9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9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9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9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59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0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0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0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0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0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0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0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0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0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0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1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1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1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1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1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1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1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1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1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1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2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2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2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2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2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2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2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2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2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2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3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3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3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3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3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3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3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3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3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3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4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4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4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4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4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4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4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4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4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4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5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5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52" style:family="text">
      <style:text-properties fo:font-size="14.00pt" fo:font-weight="normal" fo:font-family="'Segoe UI Symbol'" style:font-family-asian="'Segoe UI Symbol'" style:font-family-complex="'Segoe UI Symbol'" fo:background-color="transparent" fo:color="#000000"/>
    </style:style>
    <style:style style:name="T65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5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5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5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5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5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5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6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6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6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6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6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6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6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6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6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6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7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7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7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7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7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7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7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7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7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7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8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8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8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8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8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8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8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8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8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8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9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9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9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9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9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9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9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9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9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69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0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0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0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0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0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0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0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0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0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0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1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1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1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1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1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1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1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1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1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1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2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2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2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2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2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2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2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27" style:family="text">
      <style:text-properties fo:font-size="14.00pt" fo:font-weight="normal" fo:font-family="'Segoe UI Symbol'" style:font-family-asian="'Segoe UI Symbol'" style:font-family-complex="'Segoe UI Symbol'" fo:background-color="transparent" fo:color="#000000"/>
    </style:style>
    <style:style style:name="T72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2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3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3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3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3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3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3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3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3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3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3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4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4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4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4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4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4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4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4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4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4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5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5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5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5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5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5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5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5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5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5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6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6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6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6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6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6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6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6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6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6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7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7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7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7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7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7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7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7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8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8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8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8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8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8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8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8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8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8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9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9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9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9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9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9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9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9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9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79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0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0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0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0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0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0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0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0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0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0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1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1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1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1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1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1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1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1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1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1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2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2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2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2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2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2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2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2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2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2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3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3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3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3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3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3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3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3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3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3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4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4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4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4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4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4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4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4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4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4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5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5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5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5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5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5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5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5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5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5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6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6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6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6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6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6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6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6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6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6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7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7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7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7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7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7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7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7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7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7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8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8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8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8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8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8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8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8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8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8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9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9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9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9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9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9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9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9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9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89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0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0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0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0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0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0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0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0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0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0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1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1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1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1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1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1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1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1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1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1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2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2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2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2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2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2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2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2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2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2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3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3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3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3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3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3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3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3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3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3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4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4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4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4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4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4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4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7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7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7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8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8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8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8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8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8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8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8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8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8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9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9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9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9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9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9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9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9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9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99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0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0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0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0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0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0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0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0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0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0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1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1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1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1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1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1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1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1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1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1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2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2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2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2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2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2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2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2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2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2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3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3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3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3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3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3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3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3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3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3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4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4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4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4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4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4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4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4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4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4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5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5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5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5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5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5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5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5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5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5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6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6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6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6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6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6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66" style:family="text">
      <style:text-properties fo:font-size="14.00pt" fo:font-weight="normal" fo:font-family="'Segoe UI Symbol'" style:font-family-asian="'Segoe UI Symbol'" style:font-family-complex="'Segoe UI Symbol'" fo:background-color="transparent" fo:color="#000000"/>
    </style:style>
    <style:style style:name="T106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6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6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7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7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7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7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7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7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7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7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7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7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8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8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8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8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8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8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8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8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8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8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9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9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9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9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9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9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9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9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9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09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0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0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0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0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0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0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0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0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0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0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1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1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1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1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1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1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1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1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1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1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2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2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2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2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2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2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2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2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2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2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3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3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3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3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3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3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3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3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3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3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4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4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4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4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4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4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4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4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4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4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5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5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5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5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5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5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5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5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5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5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6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6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6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6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6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6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6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6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6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6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7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7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7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7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7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7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7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7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7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8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8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8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8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8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8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8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8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8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9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9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9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9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9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9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9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9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9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19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0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0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0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0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0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0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0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0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0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0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1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1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1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1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1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1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1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1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1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1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2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2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2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2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2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2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2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2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2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2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3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3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3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3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3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3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3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3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3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3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4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4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4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4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4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4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4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4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4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4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5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5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5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53" style:family="text">
      <style:text-properties fo:font-size="14.00pt" fo:font-weight="normal" fo:font-family="'Segoe UI Symbol'" style:font-family-asian="'Segoe UI Symbol'" style:font-family-complex="'Segoe UI Symbol'" fo:background-color="transparent" fo:color="#000000"/>
    </style:style>
    <style:style style:name="T125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5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5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5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5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5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6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6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6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6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6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6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6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6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6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6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7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7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7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7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7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7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7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7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7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7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8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8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8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8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8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8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8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8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8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8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9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9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9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9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9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9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9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9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9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29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0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0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0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0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04" style:family="text">
      <style:text-properties fo:font-size="14.00pt" fo:font-weight="normal" fo:font-family="'Segoe UI Symbol'" style:font-family-asian="'Segoe UI Symbol'" style:font-family-complex="'Segoe UI Symbol'" fo:background-color="transparent" fo:color="#000000"/>
    </style:style>
    <style:style style:name="T130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0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0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0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0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1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1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1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1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1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1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1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1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1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1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2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2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2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23" style:family="text">
      <style:text-properties fo:font-size="14.00pt" fo:font-weight="normal" fo:font-family="'Segoe UI Symbol'" style:font-family-asian="'Segoe UI Symbol'" style:font-family-complex="'Segoe UI Symbol'" fo:background-color="transparent" fo:color="#000000"/>
    </style:style>
    <style:style style:name="T132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2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2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2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2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2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3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3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3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3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3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3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3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3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3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3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4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4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4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4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4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4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4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4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4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4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5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5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52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5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54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5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56" style:family="text">
      <style:text-properties fo:font-size="14.00pt" fo:font-weight="normal" fo:font-family="'Segoe UI Symbol'" style:font-family-asian="'Segoe UI Symbol'" style:font-family-complex="'Segoe UI Symbol'" fo:background-color="transparent" fo:color="#000000"/>
    </style:style>
    <style:style style:name="T135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58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5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60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6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5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7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1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13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50.00%" fo:text-align="center" fo:margin-left="0.00pt" fo:text-indent="6.60pt"/>
    </style:style>
    <style:style style:name="P2" style:family="paragraph">
      <style:paragraph-properties fo:line-height="150.00%" fo:text-align="center" fo:margin-left="0.00pt" fo:text-indent="35.45pt"/>
    </style:style>
    <style:style style:name="P3" style:family="paragraph">
      <style:paragraph-properties fo:line-height="150.00%" fo:text-align="center">
        <style:tab-stops>
          <style:tab-stop style:position="35.45pt"/>
        </style:tab-stops>
      </style:paragraph-properties>
    </style:style>
    <style:style style:name="P4" style:family="paragraph">
      <style:paragraph-properties fo:line-height="150.00%" fo:text-align="center"/>
    </style:style>
    <style:style style:name="P5" style:family="paragraph">
      <style:paragraph-properties fo:line-height="150.00%" fo:text-align="center" fo:margin-left="0.00pt" fo:text-indent="35.45pt"/>
    </style:style>
    <style:style style:name="P6" style:family="paragraph">
      <style:paragraph-properties fo:line-height="100.00%" fo:text-align="left" fo:margin-left="5.40pt" fo:text-indent="-5.40pt">
        <style:tab-stops>
          <style:tab-stop style:position="211.95pt"/>
          <style:tab-stop style:position="3284.25pt" style:type="center"/>
          <style:tab-stop style:position="421116.25pt" style:type="right"/>
        </style:tab-stops>
      </style:paragraph-properties>
    </style:style>
    <style:style style:name="P7" style:family="paragraph">
      <style:paragraph-properties fo:line-height="150.00%" fo:text-align="left" fo:margin-left="0.00pt" fo:text-indent="35.45pt"/>
    </style:style>
    <style:style style:name="P8" style:family="paragraph">
      <style:paragraph-properties fo:line-height="150.00%" fo:text-align="left"/>
    </style:style>
    <style:style style:name="P9" style:family="paragraph">
      <style:paragraph-properties fo:line-height="150.00%" fo:text-align="center" fo:margin-left="0.00pt" fo:text-indent="35.45pt"/>
    </style:style>
    <style:style style:name="P10" style:family="paragraph">
      <style:paragraph-properties fo:line-height="100.00%" fo:text-align="left" fo:margin-left="5.40pt" fo:text-indent="-5.40pt">
        <style:tab-stops>
          <style:tab-stop style:position="211.95pt"/>
          <style:tab-stop style:position="3284.25pt" style:type="center"/>
          <style:tab-stop style:position="421116.25pt" style:type="right"/>
        </style:tab-stops>
      </style:paragraph-properties>
    </style:style>
    <style:style style:name="P11" style:family="paragraph">
      <style:paragraph-properties fo:line-height="100.00%" fo:text-align="left" fo:margin-left="5.40pt" fo:text-indent="-5.40pt">
        <style:tab-stops>
          <style:tab-stop style:position="211.95pt"/>
          <style:tab-stop style:position="3284.25pt" style:type="center"/>
          <style:tab-stop style:position="421116.25pt" style:type="right"/>
        </style:tab-stops>
      </style:paragraph-properties>
    </style:style>
    <style:style style:name="P12" style:family="paragraph">
      <style:paragraph-properties fo:line-height="150.00%" fo:text-align="left" fo:margin-left="0.00pt" fo:text-indent="35.45pt"/>
    </style:style>
    <style:style style:name="P13" style:family="paragraph">
      <style:paragraph-properties fo:line-height="150.00%" fo:text-align="left"/>
    </style:style>
    <style:style style:name="P14" style:family="paragraph">
      <style:paragraph-properties fo:line-height="150.00%" fo:text-align="center" fo:margin-left="0.00pt" fo:text-indent="35.45pt"/>
    </style:style>
    <style:style style:name="P15" style:family="paragraph">
      <style:paragraph-properties fo:line-height="100.00%" fo:text-align="left" fo:margin-left="5.40pt" fo:text-indent="-5.40pt">
        <style:tab-stops>
          <style:tab-stop style:position="211.95pt"/>
          <style:tab-stop style:position="3284.25pt" style:type="center"/>
          <style:tab-stop style:position="421116.25pt" style:type="right"/>
        </style:tab-stops>
      </style:paragraph-properties>
    </style:style>
    <style:style style:name="P16" style:family="paragraph">
      <style:paragraph-properties fo:line-height="150.00%" fo:text-align="center" fo:margin-left="0.00pt" fo:text-indent="35.45pt"/>
    </style:style>
    <style:style style:name="P17" style:family="paragraph">
      <style:paragraph-properties fo:line-height="150.00%" fo:text-align="center"/>
    </style:style>
    <style:style style:name="P18" style:family="paragraph">
      <style:paragraph-properties fo:line-height="150.00%" fo:text-align="left" fo:margin-left="0.00pt" fo:text-indent="35.40pt"/>
    </style:style>
    <style:style style:name="P19" style:family="paragraph">
      <style:paragraph-properties fo:line-height="150.00%" fo:text-align="justify" fo:margin-left="0.00pt" fo:text-indent="35.45pt"/>
    </style:style>
    <style:style style:name="P20" style:family="paragraph">
      <style:paragraph-properties fo:line-height="150.00%" fo:text-align="left" fo:margin-left="0.00pt" fo:text-indent="35.40pt"/>
    </style:style>
    <style:style style:name="P21" style:family="paragraph">
      <style:paragraph-properties fo:line-height="150.00%" fo:text-align="left" fo:margin-left="0.00pt" fo:text-indent="35.45pt"/>
    </style:style>
    <style:style style:name="P22" style:family="paragraph">
      <style:paragraph-properties fo:line-height="150.00%" fo:text-align="left" fo:margin-left="0.00pt" fo:text-indent="35.40pt"/>
    </style:style>
    <style:style style:name="P23" style:family="paragraph">
      <style:paragraph-properties fo:line-height="150.00%" fo:text-align="left" fo:margin-left="0.00pt" fo:text-indent="35.45pt"/>
    </style:style>
    <style:style style:name="P24" style:family="paragraph">
      <style:paragraph-properties fo:line-height="150.00%" fo:text-align="left" fo:margin-left="0.00pt" fo:text-indent="14.15pt"/>
    </style:style>
    <style:style style:name="P25" style:family="paragraph">
      <style:paragraph-properties fo:line-height="100.00%" fo:text-align="left" fo:margin-left="1.40pt" fo:text-indent="-1.40pt">
        <style:tab-stops>
          <style:tab-stop style:position="63.10pt"/>
          <style:tab-stop style:position="32895.10pt"/>
          <style:tab-stop style:position="421120.25pt" style:type="right"/>
          <style:tab-stop style:position="11.40pt"/>
        </style:tab-stops>
      </style:paragraph-properties>
    </style:style>
    <style:style style:name="P26" style:family="paragraph">
      <style:paragraph-properties fo:line-height="100.00%" fo:text-align="center"/>
    </style:style>
    <style:style style:name="P27" style:family="paragraph">
      <style:paragraph-properties fo:line-height="100.00%" fo:text-align="left" fo:margin-left="1.40pt" fo:text-indent="-1.40pt">
        <style:tab-stops>
          <style:tab-stop style:position="63.10pt"/>
          <style:tab-stop style:position="32895.10pt"/>
          <style:tab-stop style:position="421120.25pt" style:type="right"/>
          <style:tab-stop style:position="11.40pt"/>
        </style:tab-stops>
      </style:paragraph-properties>
    </style:style>
    <style:style style:name="P28" style:family="paragraph">
      <style:paragraph-properties fo:line-height="100.00%" fo:text-align="left" fo:margin-left="1.40pt" fo:text-indent="-1.40pt">
        <style:tab-stops>
          <style:tab-stop style:position="63.10pt"/>
          <style:tab-stop style:position="32895.10pt"/>
          <style:tab-stop style:position="421120.25pt" style:type="right"/>
          <style:tab-stop style:position="-1.40pt"/>
          <style:tab-stop style:position="140.35pt"/>
        </style:tab-stops>
      </style:paragraph-properties>
    </style:style>
    <style:style style:name="P29" style:family="paragraph">
      <style:paragraph-properties fo:line-height="115.00%" fo:text-align="left" fo:margin-bottom="10.00pt"/>
    </style:style>
    <style:style style:name="P30" style:family="paragraph">
      <style:paragraph-properties fo:line-height="100.00%" fo:text-align="center"/>
    </style:style>
    <style:style style:name="P31" style:family="paragraph">
      <style:paragraph-properties fo:line-height="100.00%" fo:text-align="left" fo:margin-left="1.40pt" fo:text-indent="-1.40pt">
        <style:tab-stops>
          <style:tab-stop style:position="63.10pt"/>
          <style:tab-stop style:position="32895.10pt"/>
          <style:tab-stop style:position="421120.25pt" style:type="right"/>
          <style:tab-stop style:position="-1.40pt"/>
          <style:tab-stop style:position="140.35pt"/>
        </style:tab-stops>
      </style:paragraph-properties>
    </style:style>
    <style:style style:name="P32" style:family="paragraph">
      <style:paragraph-properties fo:line-height="100.00%" fo:text-align="left" fo:margin-left="1.40pt" fo:text-indent="-1.40pt">
        <style:tab-stops>
          <style:tab-stop style:position="63.10pt"/>
          <style:tab-stop style:position="32895.10pt"/>
          <style:tab-stop style:position="421120.25pt" style:type="right"/>
          <style:tab-stop style:position="-1.40pt"/>
          <style:tab-stop style:position="140.35pt"/>
        </style:tab-stops>
      </style:paragraph-properties>
    </style:style>
    <style:style style:name="P33" style:family="paragraph">
      <style:paragraph-properties fo:line-height="100.00%" fo:text-align="left"/>
    </style:style>
    <style:style style:name="P34" style:family="paragraph">
      <style:paragraph-properties fo:line-height="100.00%" fo:text-align="left" fo:margin-left="1.40pt" fo:text-indent="-1.40pt">
        <style:tab-stops>
          <style:tab-stop style:position="63.10pt"/>
          <style:tab-stop style:position="32895.10pt"/>
          <style:tab-stop style:position="421120.25pt" style:type="right"/>
          <style:tab-stop style:position="-1.40pt"/>
          <style:tab-stop style:position="140.35pt"/>
        </style:tab-stops>
      </style:paragraph-properties>
    </style:style>
    <style:style style:name="P35" style:family="paragraph">
      <style:paragraph-properties fo:line-height="100.00%" fo:text-align="left" fo:margin-left="1.40pt" fo:text-indent="-1.40pt">
        <style:tab-stops>
          <style:tab-stop style:position="63.10pt"/>
          <style:tab-stop style:position="32895.10pt"/>
          <style:tab-stop style:position="421120.25pt" style:type="right"/>
          <style:tab-stop style:position="-1.40pt"/>
          <style:tab-stop style:position="140.35pt"/>
        </style:tab-stops>
      </style:paragraph-properties>
    </style:style>
    <style:style style:name="P36" style:family="paragraph">
      <style:paragraph-properties fo:line-height="100.00%" fo:text-align="left"/>
    </style:style>
    <style:style style:name="P37" style:family="paragraph">
      <style:paragraph-properties fo:line-height="100.00%" fo:text-align="left" fo:margin-left="1.40pt" fo:text-indent="-1.40pt">
        <style:tab-stops>
          <style:tab-stop style:position="63.10pt"/>
          <style:tab-stop style:position="32895.10pt"/>
          <style:tab-stop style:position="421120.25pt" style:type="right"/>
          <style:tab-stop style:position="-1.40pt"/>
          <style:tab-stop style:position="140.35pt"/>
        </style:tab-stops>
      </style:paragraph-properties>
    </style:style>
    <style:style style:name="P38" style:family="paragraph">
      <style:paragraph-properties fo:line-height="100.00%" fo:text-align="left" fo:margin-left="1.40pt" fo:text-indent="-1.40pt">
        <style:tab-stops>
          <style:tab-stop style:position="63.10pt"/>
          <style:tab-stop style:position="32895.10pt"/>
          <style:tab-stop style:position="421120.25pt" style:type="right"/>
          <style:tab-stop style:position="-1.40pt"/>
          <style:tab-stop style:position="140.35pt"/>
        </style:tab-stops>
      </style:paragraph-properties>
    </style:style>
    <style:style style:name="P39" style:family="paragraph">
      <style:paragraph-properties fo:line-height="100.00%" fo:text-align="left"/>
    </style:style>
    <style:style style:name="P40" style:family="paragraph">
      <style:paragraph-properties fo:line-height="100.00%" fo:text-align="left" fo:margin-left="1.40pt" fo:text-indent="-1.40pt">
        <style:tab-stops>
          <style:tab-stop style:position="63.10pt"/>
          <style:tab-stop style:position="32895.10pt"/>
          <style:tab-stop style:position="421120.25pt" style:type="right"/>
          <style:tab-stop style:position="-1.40pt"/>
          <style:tab-stop style:position="140.35pt"/>
        </style:tab-stops>
      </style:paragraph-properties>
    </style:style>
    <style:style style:name="P41" style:family="paragraph">
      <style:paragraph-properties fo:line-height="100.00%" fo:text-align="left" fo:margin-left="1.40pt" fo:text-indent="-1.40pt">
        <style:tab-stops>
          <style:tab-stop style:position="63.10pt"/>
          <style:tab-stop style:position="32895.10pt"/>
          <style:tab-stop style:position="421120.25pt" style:type="right"/>
          <style:tab-stop style:position="-1.40pt"/>
          <style:tab-stop style:position="140.35pt"/>
        </style:tab-stops>
      </style:paragraph-properties>
    </style:style>
    <style:style style:name="P42" style:family="paragraph">
      <style:paragraph-properties fo:line-height="100.00%" fo:text-align="left"/>
    </style:style>
    <style:style style:name="P43" style:family="paragraph">
      <style:paragraph-properties fo:line-height="100.00%" fo:text-align="left" fo:margin-left="1.40pt" fo:text-indent="-1.40pt">
        <style:tab-stops>
          <style:tab-stop style:position="63.10pt"/>
          <style:tab-stop style:position="32895.10pt"/>
          <style:tab-stop style:position="421120.25pt" style:type="right"/>
          <style:tab-stop style:position="-1.40pt"/>
          <style:tab-stop style:position="140.35pt"/>
        </style:tab-stops>
      </style:paragraph-properties>
    </style:style>
    <style:style style:name="P44" style:family="paragraph">
      <style:paragraph-properties fo:line-height="100.00%" fo:text-align="left"/>
    </style:style>
    <style:style style:name="P45" style:family="paragraph">
      <style:paragraph-properties fo:line-height="100.00%" fo:text-align="left" fo:margin-left="1.40pt" fo:text-indent="-1.40pt">
        <style:tab-stops>
          <style:tab-stop style:position="63.10pt"/>
          <style:tab-stop style:position="32895.10pt"/>
          <style:tab-stop style:position="421120.25pt" style:type="right"/>
          <style:tab-stop style:position="-1.40pt"/>
          <style:tab-stop style:position="140.35pt"/>
        </style:tab-stops>
      </style:paragraph-properties>
    </style:style>
    <style:style style:name="P46" style:family="paragraph">
      <style:paragraph-properties fo:line-height="100.00%" fo:text-align="left" fo:margin-left="1.40pt" fo:text-indent="-1.40pt">
        <style:tab-stops>
          <style:tab-stop style:position="63.10pt"/>
          <style:tab-stop style:position="32895.10pt"/>
          <style:tab-stop style:position="421120.25pt" style:type="right"/>
          <style:tab-stop style:position="-1.40pt"/>
          <style:tab-stop style:position="140.35pt"/>
        </style:tab-stops>
      </style:paragraph-properties>
    </style:style>
    <style:style style:name="P47" style:family="paragraph">
      <style:paragraph-properties fo:line-height="100.00%" fo:text-align="left"/>
    </style:style>
    <style:style style:name="P48" style:family="paragraph">
      <style:paragraph-properties fo:line-height="100.00%" fo:text-align="left" fo:margin-left="1.40pt" fo:text-indent="-1.40pt">
        <style:tab-stops>
          <style:tab-stop style:position="63.10pt"/>
          <style:tab-stop style:position="32895.10pt"/>
          <style:tab-stop style:position="421120.25pt" style:type="right"/>
          <style:tab-stop style:position="-1.40pt"/>
          <style:tab-stop style:position="140.35pt"/>
        </style:tab-stops>
      </style:paragraph-properties>
    </style:style>
    <style:style style:name="P49" style:family="paragraph">
      <style:paragraph-properties fo:line-height="100.00%" fo:text-align="left"/>
    </style:style>
    <style:style style:name="P50" style:family="paragraph">
      <style:paragraph-properties fo:line-height="100.00%" fo:text-align="left" fo:margin-left="1.40pt" fo:text-indent="-1.40pt">
        <style:tab-stops>
          <style:tab-stop style:position="63.10pt"/>
          <style:tab-stop style:position="32895.10pt"/>
          <style:tab-stop style:position="421120.25pt" style:type="right"/>
          <style:tab-stop style:position="-1.40pt"/>
          <style:tab-stop style:position="140.35pt"/>
        </style:tab-stops>
      </style:paragraph-properties>
    </style:style>
    <style:style style:name="P51" style:family="paragraph">
      <style:paragraph-properties fo:line-height="150.00%" fo:text-align="left" fo:margin-left="0.00pt" fo:text-indent="14.15pt"/>
    </style:style>
    <style:style style:name="P52" style:family="paragraph">
      <style:paragraph-properties fo:line-height="150.00%" fo:text-align="left"/>
    </style:style>
    <style:style style:name="P53" style:family="paragraph">
      <style:paragraph-properties fo:line-height="100.00%" fo:text-align="left" fo:margin-left="1.40pt" fo:text-indent="-1.40pt">
        <style:tab-stops>
          <style:tab-stop style:position="63.10pt"/>
          <style:tab-stop style:position="32895.10pt"/>
          <style:tab-stop style:position="421120.25pt" style:type="right"/>
          <style:tab-stop style:position="11.40pt"/>
        </style:tab-stops>
      </style:paragraph-properties>
    </style:style>
    <style:style style:name="P54" style:family="paragraph">
      <style:paragraph-properties fo:line-height="100.00%" fo:text-align="center"/>
    </style:style>
    <style:style style:name="P55" style:family="paragraph">
      <style:paragraph-properties fo:line-height="100.00%" fo:text-align="left" fo:margin-left="1.40pt" fo:text-indent="-1.40pt">
        <style:tab-stops>
          <style:tab-stop style:position="63.10pt"/>
          <style:tab-stop style:position="32895.10pt"/>
          <style:tab-stop style:position="421120.25pt" style:type="right"/>
          <style:tab-stop style:position="11.40pt"/>
        </style:tab-stops>
      </style:paragraph-properties>
    </style:style>
    <style:style style:name="P56" style:family="paragraph">
      <style:paragraph-properties fo:line-height="100.00%" fo:text-align="left" fo:margin-left="1.40pt" fo:text-indent="-1.40pt">
        <style:tab-stops>
          <style:tab-stop style:position="63.10pt"/>
          <style:tab-stop style:position="32895.10pt"/>
          <style:tab-stop style:position="421120.25pt" style:type="right"/>
          <style:tab-stop style:position="-1.40pt"/>
          <style:tab-stop style:position="140.35pt"/>
        </style:tab-stops>
      </style:paragraph-properties>
    </style:style>
    <style:style style:name="P57" style:family="paragraph">
      <style:paragraph-properties fo:line-height="115.00%" fo:text-align="left" fo:margin-bottom="10.00pt"/>
    </style:style>
    <style:style style:name="P58" style:family="paragraph">
      <style:paragraph-properties fo:line-height="100.00%" fo:text-align="center"/>
    </style:style>
    <style:style style:name="P59" style:family="paragraph">
      <style:paragraph-properties fo:line-height="100.00%" fo:text-align="left" fo:margin-left="1.40pt" fo:text-indent="-1.40pt">
        <style:tab-stops>
          <style:tab-stop style:position="63.10pt"/>
          <style:tab-stop style:position="32895.10pt"/>
          <style:tab-stop style:position="421120.25pt" style:type="right"/>
          <style:tab-stop style:position="-1.40pt"/>
          <style:tab-stop style:position="140.35pt"/>
        </style:tab-stops>
      </style:paragraph-properties>
    </style:style>
    <style:style style:name="P60" style:family="paragraph">
      <style:paragraph-properties fo:line-height="100.00%" fo:text-align="left" fo:margin-left="1.40pt" fo:text-indent="-1.40pt">
        <style:tab-stops>
          <style:tab-stop style:position="63.10pt"/>
          <style:tab-stop style:position="32895.10pt"/>
          <style:tab-stop style:position="421120.25pt" style:type="right"/>
          <style:tab-stop style:position="-1.40pt"/>
          <style:tab-stop style:position="140.35pt"/>
        </style:tab-stops>
      </style:paragraph-properties>
    </style:style>
    <style:style style:name="P61" style:family="paragraph">
      <style:paragraph-properties fo:line-height="100.00%" fo:text-align="left"/>
    </style:style>
    <style:style style:name="P62" style:family="paragraph">
      <style:paragraph-properties fo:line-height="100.00%" fo:text-align="left" fo:margin-left="1.40pt" fo:text-indent="-1.40pt">
        <style:tab-stops>
          <style:tab-stop style:position="63.10pt"/>
          <style:tab-stop style:position="32895.10pt"/>
          <style:tab-stop style:position="421120.25pt" style:type="right"/>
          <style:tab-stop style:position="-1.40pt"/>
          <style:tab-stop style:position="140.35pt"/>
        </style:tab-stops>
      </style:paragraph-properties>
    </style:style>
    <style:style style:name="P63" style:family="paragraph">
      <style:paragraph-properties fo:line-height="100.00%" fo:text-align="left" fo:margin-left="1.40pt" fo:text-indent="-1.40pt">
        <style:tab-stops>
          <style:tab-stop style:position="63.10pt"/>
          <style:tab-stop style:position="32895.10pt"/>
          <style:tab-stop style:position="421120.25pt" style:type="right"/>
          <style:tab-stop style:position="-1.40pt"/>
          <style:tab-stop style:position="140.35pt"/>
        </style:tab-stops>
      </style:paragraph-properties>
    </style:style>
    <style:style style:name="P64" style:family="paragraph">
      <style:paragraph-properties fo:line-height="100.00%" fo:text-align="left"/>
    </style:style>
    <style:style style:name="P65" style:family="paragraph">
      <style:paragraph-properties fo:line-height="100.00%" fo:text-align="left" fo:margin-left="1.40pt" fo:text-indent="-1.40pt">
        <style:tab-stops>
          <style:tab-stop style:position="63.10pt"/>
          <style:tab-stop style:position="32895.10pt"/>
          <style:tab-stop style:position="421120.25pt" style:type="right"/>
          <style:tab-stop style:position="-1.40pt"/>
          <style:tab-stop style:position="140.35pt"/>
        </style:tab-stops>
      </style:paragraph-properties>
    </style:style>
    <style:style style:name="P66" style:family="paragraph">
      <style:paragraph-properties fo:line-height="100.00%" fo:text-align="left" fo:margin-left="1.40pt" fo:text-indent="-1.40pt">
        <style:tab-stops>
          <style:tab-stop style:position="63.10pt"/>
          <style:tab-stop style:position="32895.10pt"/>
          <style:tab-stop style:position="421120.25pt" style:type="right"/>
          <style:tab-stop style:position="-1.40pt"/>
          <style:tab-stop style:position="140.35pt"/>
        </style:tab-stops>
      </style:paragraph-properties>
    </style:style>
    <style:style style:name="P67" style:family="paragraph">
      <style:paragraph-properties fo:line-height="100.00%" fo:text-align="left"/>
    </style:style>
    <style:style style:name="P68" style:family="paragraph">
      <style:paragraph-properties fo:line-height="100.00%" fo:text-align="left" fo:margin-left="1.40pt" fo:text-indent="-1.40pt">
        <style:tab-stops>
          <style:tab-stop style:position="63.10pt"/>
          <style:tab-stop style:position="32895.10pt"/>
          <style:tab-stop style:position="421120.25pt" style:type="right"/>
          <style:tab-stop style:position="-1.40pt"/>
          <style:tab-stop style:position="140.35pt"/>
        </style:tab-stops>
      </style:paragraph-properties>
    </style:style>
    <style:style style:name="P69" style:family="paragraph">
      <style:paragraph-properties fo:line-height="100.00%" fo:text-align="left" fo:margin-left="1.40pt" fo:text-indent="-1.40pt">
        <style:tab-stops>
          <style:tab-stop style:position="63.10pt"/>
          <style:tab-stop style:position="32895.10pt"/>
          <style:tab-stop style:position="421120.25pt" style:type="right"/>
          <style:tab-stop style:position="-1.40pt"/>
          <style:tab-stop style:position="140.35pt"/>
        </style:tab-stops>
      </style:paragraph-properties>
    </style:style>
    <style:style style:name="P70" style:family="paragraph">
      <style:paragraph-properties fo:line-height="100.00%" fo:text-align="left"/>
    </style:style>
    <style:style style:name="P71" style:family="paragraph">
      <style:paragraph-properties fo:line-height="100.00%" fo:text-align="left" fo:margin-left="1.40pt" fo:text-indent="-1.40pt">
        <style:tab-stops>
          <style:tab-stop style:position="63.10pt"/>
          <style:tab-stop style:position="32895.10pt"/>
          <style:tab-stop style:position="421120.25pt" style:type="right"/>
          <style:tab-stop style:position="-1.40pt"/>
          <style:tab-stop style:position="140.35pt"/>
        </style:tab-stops>
      </style:paragraph-properties>
    </style:style>
    <style:style style:name="P72" style:family="paragraph">
      <style:paragraph-properties fo:line-height="100.00%" fo:text-align="left"/>
    </style:style>
    <style:style style:name="P73" style:family="paragraph">
      <style:paragraph-properties fo:line-height="100.00%" fo:text-align="left" fo:margin-left="1.40pt" fo:text-indent="-1.40pt">
        <style:tab-stops>
          <style:tab-stop style:position="63.10pt"/>
          <style:tab-stop style:position="32895.10pt"/>
          <style:tab-stop style:position="421120.25pt" style:type="right"/>
          <style:tab-stop style:position="-1.40pt"/>
          <style:tab-stop style:position="140.35pt"/>
        </style:tab-stops>
      </style:paragraph-properties>
    </style:style>
    <style:style style:name="P74" style:family="paragraph">
      <style:paragraph-properties fo:line-height="100.00%" fo:text-align="left" fo:margin-left="1.40pt" fo:text-indent="-1.40pt">
        <style:tab-stops>
          <style:tab-stop style:position="63.10pt"/>
          <style:tab-stop style:position="32895.10pt"/>
          <style:tab-stop style:position="421120.25pt" style:type="right"/>
          <style:tab-stop style:position="-1.40pt"/>
          <style:tab-stop style:position="140.35pt"/>
        </style:tab-stops>
      </style:paragraph-properties>
    </style:style>
    <style:style style:name="P75" style:family="paragraph">
      <style:paragraph-properties fo:line-height="100.00%" fo:text-align="left"/>
    </style:style>
    <style:style style:name="P76" style:family="paragraph">
      <style:paragraph-properties fo:line-height="100.00%" fo:text-align="left" fo:margin-left="1.40pt" fo:text-indent="-1.40pt">
        <style:tab-stops>
          <style:tab-stop style:position="63.10pt"/>
          <style:tab-stop style:position="32895.10pt"/>
          <style:tab-stop style:position="421120.25pt" style:type="right"/>
          <style:tab-stop style:position="-1.40pt"/>
          <style:tab-stop style:position="140.35pt"/>
        </style:tab-stops>
      </style:paragraph-properties>
    </style:style>
    <style:style style:name="P77" style:family="paragraph">
      <style:paragraph-properties fo:line-height="100.00%" fo:text-align="left" fo:margin-left="1.40pt" fo:text-indent="-1.40pt">
        <style:tab-stops>
          <style:tab-stop style:position="63.10pt"/>
          <style:tab-stop style:position="32895.10pt"/>
          <style:tab-stop style:position="421120.25pt" style:type="right"/>
          <style:tab-stop style:position="-1.40pt"/>
          <style:tab-stop style:position="140.35pt"/>
        </style:tab-stops>
      </style:paragraph-properties>
    </style:style>
    <style:style style:name="P78" style:family="paragraph">
      <style:paragraph-properties fo:line-height="100.00%" fo:text-align="left"/>
    </style:style>
    <style:style style:name="P79" style:family="paragraph">
      <style:paragraph-properties fo:line-height="100.00%" fo:text-align="left" fo:margin-left="1.40pt" fo:text-indent="-1.40pt">
        <style:tab-stops>
          <style:tab-stop style:position="63.10pt"/>
          <style:tab-stop style:position="32895.10pt"/>
          <style:tab-stop style:position="421120.25pt" style:type="right"/>
          <style:tab-stop style:position="-1.40pt"/>
          <style:tab-stop style:position="140.35pt"/>
        </style:tab-stops>
      </style:paragraph-properties>
    </style:style>
    <style:style style:name="P80" style:family="paragraph">
      <style:paragraph-properties fo:line-height="100.00%" fo:text-align="left" fo:margin-left="1.40pt" fo:text-indent="-1.40pt">
        <style:tab-stops>
          <style:tab-stop style:position="63.10pt"/>
          <style:tab-stop style:position="32895.10pt"/>
          <style:tab-stop style:position="421120.25pt" style:type="right"/>
          <style:tab-stop style:position="-1.40pt"/>
          <style:tab-stop style:position="140.35pt"/>
        </style:tab-stops>
      </style:paragraph-properties>
    </style:style>
    <style:style style:name="P81" style:family="paragraph">
      <style:paragraph-properties fo:line-height="100.00%" fo:text-align="left"/>
    </style:style>
    <style:style style:name="P82" style:family="paragraph">
      <style:paragraph-properties fo:line-height="100.00%" fo:text-align="left" fo:margin-left="1.40pt" fo:text-indent="-1.40pt">
        <style:tab-stops>
          <style:tab-stop style:position="63.10pt"/>
          <style:tab-stop style:position="32895.10pt"/>
          <style:tab-stop style:position="421120.25pt" style:type="right"/>
          <style:tab-stop style:position="-1.40pt"/>
          <style:tab-stop style:position="140.35pt"/>
        </style:tab-stops>
      </style:paragraph-properties>
    </style:style>
    <style:style style:name="P83" style:family="paragraph">
      <style:paragraph-properties fo:line-height="100.00%" fo:text-align="left" fo:margin-left="1.40pt" fo:text-indent="-1.40pt">
        <style:tab-stops>
          <style:tab-stop style:position="63.10pt"/>
          <style:tab-stop style:position="32895.10pt"/>
          <style:tab-stop style:position="421120.25pt" style:type="right"/>
          <style:tab-stop style:position="-1.40pt"/>
          <style:tab-stop style:position="140.35pt"/>
        </style:tab-stops>
      </style:paragraph-properties>
    </style:style>
    <style:style style:name="P84" style:family="paragraph">
      <style:paragraph-properties fo:line-height="100.00%" fo:text-align="left"/>
    </style:style>
    <style:style style:name="P85" style:family="paragraph">
      <style:paragraph-properties fo:line-height="100.00%" fo:text-align="left" fo:margin-left="1.40pt" fo:text-indent="-1.40pt">
        <style:tab-stops>
          <style:tab-stop style:position="63.10pt"/>
          <style:tab-stop style:position="32895.10pt"/>
          <style:tab-stop style:position="421120.25pt" style:type="right"/>
          <style:tab-stop style:position="-1.40pt"/>
          <style:tab-stop style:position="140.35pt"/>
        </style:tab-stops>
      </style:paragraph-properties>
    </style:style>
    <style:style style:name="P86" style:family="paragraph">
      <style:paragraph-properties fo:line-height="100.00%" fo:text-align="left" fo:margin-left="1.40pt" fo:text-indent="-1.40pt">
        <style:tab-stops>
          <style:tab-stop style:position="63.10pt"/>
          <style:tab-stop style:position="32895.10pt"/>
          <style:tab-stop style:position="421120.25pt" style:type="right"/>
          <style:tab-stop style:position="-1.40pt"/>
          <style:tab-stop style:position="140.35pt"/>
        </style:tab-stops>
      </style:paragraph-properties>
    </style:style>
    <style:style style:name="P87" style:family="paragraph">
      <style:paragraph-properties fo:line-height="100.00%" fo:text-align="left"/>
    </style:style>
    <style:style style:name="P88" style:family="paragraph">
      <style:paragraph-properties fo:line-height="100.00%" fo:text-align="left" fo:margin-left="1.40pt" fo:text-indent="-1.40pt">
        <style:tab-stops>
          <style:tab-stop style:position="63.10pt"/>
          <style:tab-stop style:position="32895.10pt"/>
          <style:tab-stop style:position="421120.25pt" style:type="right"/>
          <style:tab-stop style:position="-1.40pt"/>
          <style:tab-stop style:position="140.35pt"/>
        </style:tab-stops>
      </style:paragraph-properties>
    </style:style>
    <style:style style:name="P89" style:family="paragraph">
      <style:paragraph-properties fo:line-height="100.00%" fo:text-align="left" fo:margin-left="1.40pt" fo:text-indent="-1.40pt">
        <style:tab-stops>
          <style:tab-stop style:position="63.10pt"/>
          <style:tab-stop style:position="32895.10pt"/>
          <style:tab-stop style:position="421120.25pt" style:type="right"/>
          <style:tab-stop style:position="-1.40pt"/>
          <style:tab-stop style:position="140.35pt"/>
        </style:tab-stops>
      </style:paragraph-properties>
    </style:style>
    <style:style style:name="P90" style:family="paragraph">
      <style:paragraph-properties fo:line-height="100.00%" fo:text-align="left"/>
    </style:style>
    <style:style style:name="P91" style:family="paragraph">
      <style:paragraph-properties fo:line-height="100.00%" fo:text-align="left" fo:margin-left="1.40pt" fo:text-indent="-1.40pt">
        <style:tab-stops>
          <style:tab-stop style:position="63.10pt"/>
          <style:tab-stop style:position="32895.10pt"/>
          <style:tab-stop style:position="421120.25pt" style:type="right"/>
          <style:tab-stop style:position="-1.40pt"/>
          <style:tab-stop style:position="140.35pt"/>
        </style:tab-stops>
      </style:paragraph-properties>
    </style:style>
    <style:style style:name="P92" style:family="paragraph">
      <style:paragraph-properties fo:line-height="100.00%" fo:text-align="left" fo:margin-left="1.40pt" fo:text-indent="-1.40pt">
        <style:tab-stops>
          <style:tab-stop style:position="63.10pt"/>
          <style:tab-stop style:position="32895.10pt"/>
          <style:tab-stop style:position="421120.25pt" style:type="right"/>
          <style:tab-stop style:position="-1.40pt"/>
          <style:tab-stop style:position="140.35pt"/>
        </style:tab-stops>
      </style:paragraph-properties>
    </style:style>
    <style:style style:name="P93" style:family="paragraph">
      <style:paragraph-properties fo:line-height="100.00%" fo:text-align="left"/>
    </style:style>
    <style:style style:name="P94" style:family="paragraph">
      <style:paragraph-properties fo:line-height="100.00%" fo:text-align="left" fo:margin-left="1.40pt" fo:text-indent="-1.40pt">
        <style:tab-stops>
          <style:tab-stop style:position="63.10pt"/>
          <style:tab-stop style:position="32895.10pt"/>
          <style:tab-stop style:position="421120.25pt" style:type="right"/>
          <style:tab-stop style:position="-1.40pt"/>
          <style:tab-stop style:position="140.35pt"/>
        </style:tab-stops>
      </style:paragraph-properties>
    </style:style>
    <style:style style:name="P95" style:family="paragraph">
      <style:paragraph-properties fo:line-height="100.00%" fo:text-align="left" fo:margin-left="1.40pt" fo:text-indent="-1.40pt">
        <style:tab-stops>
          <style:tab-stop style:position="63.10pt"/>
          <style:tab-stop style:position="32895.10pt"/>
          <style:tab-stop style:position="421120.25pt" style:type="right"/>
          <style:tab-stop style:position="-1.40pt"/>
          <style:tab-stop style:position="140.35pt"/>
        </style:tab-stops>
      </style:paragraph-properties>
    </style:style>
    <style:style style:name="P96" style:family="paragraph">
      <style:paragraph-properties fo:line-height="100.00%" fo:text-align="left"/>
    </style:style>
    <style:style style:name="P97" style:family="paragraph">
      <style:paragraph-properties fo:line-height="100.00%" fo:text-align="left" fo:margin-left="1.40pt" fo:text-indent="-1.40pt">
        <style:tab-stops>
          <style:tab-stop style:position="63.10pt"/>
          <style:tab-stop style:position="32895.10pt"/>
          <style:tab-stop style:position="421120.25pt" style:type="right"/>
          <style:tab-stop style:position="-1.40pt"/>
          <style:tab-stop style:position="140.35pt"/>
        </style:tab-stops>
      </style:paragraph-properties>
    </style:style>
    <style:style style:name="P98" style:family="paragraph">
      <style:paragraph-properties fo:line-height="100.00%" fo:text-align="left" fo:margin-left="1.40pt" fo:text-indent="-1.40pt">
        <style:tab-stops>
          <style:tab-stop style:position="63.10pt"/>
          <style:tab-stop style:position="32895.10pt"/>
          <style:tab-stop style:position="421120.25pt" style:type="right"/>
          <style:tab-stop style:position="-1.40pt"/>
          <style:tab-stop style:position="140.35pt"/>
        </style:tab-stops>
      </style:paragraph-properties>
    </style:style>
    <style:style style:name="P99" style:family="paragraph">
      <style:paragraph-properties fo:line-height="100.00%" fo:text-align="left"/>
    </style:style>
    <style:style style:name="P100" style:family="paragraph">
      <style:paragraph-properties fo:line-height="100.00%" fo:text-align="left" fo:margin-left="1.40pt" fo:text-indent="-1.40pt">
        <style:tab-stops>
          <style:tab-stop style:position="63.10pt"/>
          <style:tab-stop style:position="32895.10pt"/>
          <style:tab-stop style:position="421120.25pt" style:type="right"/>
          <style:tab-stop style:position="-1.40pt"/>
          <style:tab-stop style:position="140.35pt"/>
        </style:tab-stops>
      </style:paragraph-properties>
    </style:style>
    <style:style style:name="P101" style:family="paragraph">
      <style:paragraph-properties fo:line-height="100.00%" fo:text-align="left" fo:margin-left="1.40pt" fo:text-indent="-1.40pt">
        <style:tab-stops>
          <style:tab-stop style:position="63.10pt"/>
          <style:tab-stop style:position="32895.10pt"/>
          <style:tab-stop style:position="421120.25pt" style:type="right"/>
          <style:tab-stop style:position="-1.40pt"/>
          <style:tab-stop style:position="140.35pt"/>
        </style:tab-stops>
      </style:paragraph-properties>
    </style:style>
    <style:style style:name="P102" style:family="paragraph">
      <style:paragraph-properties fo:line-height="100.00%" fo:text-align="left"/>
    </style:style>
    <style:style style:name="P103" style:family="paragraph">
      <style:paragraph-properties fo:line-height="100.00%" fo:text-align="left" fo:margin-left="1.40pt" fo:text-indent="-1.40pt">
        <style:tab-stops>
          <style:tab-stop style:position="63.10pt"/>
          <style:tab-stop style:position="32895.10pt"/>
          <style:tab-stop style:position="421120.25pt" style:type="right"/>
          <style:tab-stop style:position="-1.40pt"/>
          <style:tab-stop style:position="140.35pt"/>
        </style:tab-stops>
      </style:paragraph-properties>
    </style:style>
    <style:style style:name="P104" style:family="paragraph">
      <style:paragraph-properties fo:line-height="100.00%" fo:text-align="left" fo:margin-left="1.40pt" fo:text-indent="-1.40pt">
        <style:tab-stops>
          <style:tab-stop style:position="63.10pt"/>
          <style:tab-stop style:position="32895.10pt"/>
          <style:tab-stop style:position="421120.25pt" style:type="right"/>
          <style:tab-stop style:position="-1.40pt"/>
          <style:tab-stop style:position="140.35pt"/>
        </style:tab-stops>
      </style:paragraph-properties>
    </style:style>
    <style:style style:name="P105" style:family="paragraph">
      <style:paragraph-properties fo:line-height="100.00%" fo:text-align="left"/>
    </style:style>
    <style:style style:name="P106" style:family="paragraph">
      <style:paragraph-properties fo:line-height="100.00%" fo:text-align="left" fo:margin-left="1.40pt" fo:text-indent="-1.40pt">
        <style:tab-stops>
          <style:tab-stop style:position="63.10pt"/>
          <style:tab-stop style:position="32895.10pt"/>
          <style:tab-stop style:position="421120.25pt" style:type="right"/>
          <style:tab-stop style:position="-1.40pt"/>
          <style:tab-stop style:position="140.35pt"/>
        </style:tab-stops>
      </style:paragraph-properties>
    </style:style>
    <style:style style:name="P107" style:family="paragraph">
      <style:paragraph-properties fo:line-height="100.00%" fo:text-align="left" fo:margin-left="1.40pt" fo:text-indent="-1.40pt">
        <style:tab-stops>
          <style:tab-stop style:position="63.10pt"/>
          <style:tab-stop style:position="32895.10pt"/>
          <style:tab-stop style:position="421120.25pt" style:type="right"/>
          <style:tab-stop style:position="-1.40pt"/>
          <style:tab-stop style:position="140.35pt"/>
        </style:tab-stops>
      </style:paragraph-properties>
    </style:style>
    <style:style style:name="P108" style:family="paragraph">
      <style:paragraph-properties fo:line-height="100.00%" fo:text-align="left"/>
    </style:style>
    <style:style style:name="P109" style:family="paragraph">
      <style:paragraph-properties fo:line-height="100.00%" fo:text-align="left" fo:margin-left="1.40pt" fo:text-indent="-1.40pt">
        <style:tab-stops>
          <style:tab-stop style:position="63.10pt"/>
          <style:tab-stop style:position="32895.10pt"/>
          <style:tab-stop style:position="421120.25pt" style:type="right"/>
          <style:tab-stop style:position="-1.40pt"/>
          <style:tab-stop style:position="140.35pt"/>
        </style:tab-stops>
      </style:paragraph-properties>
    </style:style>
    <style:style style:name="P110" style:family="paragraph">
      <style:paragraph-properties fo:line-height="150.00%" fo:text-align="left" fo:margin-left="0.00pt" fo:text-indent="14.15pt"/>
    </style:style>
    <style:style style:name="P111" style:family="paragraph">
      <style:paragraph-properties fo:line-height="150.00%" fo:text-align="justify" fo:margin-left="0.00pt" fo:text-indent="35.40pt"/>
    </style:style>
    <style:style style:name="P112" style:family="paragraph">
      <style:paragraph-properties fo:line-height="150.00%" fo:text-align="center" fo:margin-left="0.00pt" fo:text-indent="35.45pt"/>
    </style:style>
    <style:style style:name="P113" style:family="paragraph">
      <style:paragraph-properties fo:line-height="150.00%" fo:text-align="justify" fo:margin-left="0.00pt" fo:text-indent="35.45pt"/>
    </style:style>
    <style:style style:name="P114" style:family="paragraph">
      <style:paragraph-properties fo:line-height="100.00%" fo:text-align="center" fo:margin-left="18.00pt" fo:text-indent="0.00pt"/>
    </style:style>
    <style:style style:name="P115" style:family="paragraph">
      <style:paragraph-properties fo:line-height="100.00%" fo:text-align="justify" fo:margin-left="18.00pt" fo:text-indent="0.00pt"/>
    </style:style>
    <style:style style:name="P116" style:family="paragraph">
      <style:paragraph-properties fo:line-height="100.00%" fo:text-align="justify"/>
    </style:style>
    <style:style style:name="P117" style:family="paragraph">
      <style:paragraph-properties fo:line-height="100.00%" fo:text-align="justify" fo:margin-left="18.00pt" fo:text-indent="0.00pt"/>
    </style:style>
    <style:style style:name="P118" style:family="paragraph">
      <style:paragraph-properties fo:line-height="100.00%" fo:text-align="justify"/>
    </style:style>
    <style:style style:name="P119" style:family="paragraph">
      <style:paragraph-properties fo:line-height="100.00%" fo:text-align="justify" fo:margin-left="18.00pt" fo:text-indent="0.00pt"/>
    </style:style>
    <style:style style:name="P120" style:family="paragraph">
      <style:paragraph-properties fo:line-height="100.00%" fo:text-align="left"/>
    </style:style>
    <style:style style:name="TableColumn0100" style:family="table-column">
      <style:table-column-properties style:column-width="3.018750in"/>
    </style:style>
    <style:style style:name="TableColumn0101" style:family="table-column">
      <style:table-column-properties style:column-width="1.811806in"/>
    </style:style>
    <style:style style:name="TableColumn0102" style:family="table-column">
      <style:table-column-properties style:column-width="2.375694in"/>
    </style:style>
    <style:style style:name="Table01" style:family="table">
      <style:table-properties style:width="7.206250in" fo:margin-left="0.000000in" style:writing-mode="lr" table:align="left" style:may-break-between-rows="true"/>
    </style:style>
    <style:style style:name="TableRow0100" style:family="table-row">
      <style:table-row-properties style:min-row-height="0.426389in"/>
    </style:style>
    <style:style style:name="TableCell010000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010001" style:family="table-cell">
      <style:table-cell-properties fo:border-top="0.000694in solid #000000" fo:border-left="0.00069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002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Row0101" style:family="table-row">
      <style:table-row-properties style:min-row-height="0.426389in"/>
    </style:style>
    <style:style style:name="TableCell010100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010101" style:family="table-cell">
      <style:table-cell-properties fo:border-top="0.006944in solid #000000" fo:border-left="0.000694in solid #000000" fo:border-right="0.000694in solid #000000" fo:border-bottom="0.006944in solid #000000" fo:padding-left="0.075000in" fo:padding-right="0.075000in" fo:vertical-align="top" fo:background-color="#ffffff"/>
    </style:style>
    <style:style style:name="TableCell010102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olumn0200" style:family="table-column">
      <style:table-column-properties style:column-width="0.895833in"/>
    </style:style>
    <style:style style:name="TableColumn0201" style:family="table-column">
      <style:table-column-properties style:column-width="1.968750in"/>
    </style:style>
    <style:style style:name="TableColumn0202" style:family="table-column">
      <style:table-column-properties style:column-width="1.437500in"/>
    </style:style>
    <style:style style:name="TableColumn0203" style:family="table-column">
      <style:table-column-properties style:column-width="1.458333in"/>
    </style:style>
    <style:style style:name="TableColumn0204" style:family="table-column">
      <style:table-column-properties style:column-width="1.468750in"/>
    </style:style>
    <style:style style:name="Table02" style:family="table">
      <style:table-properties style:width="7.229167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20001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20002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20003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20004" style:family="table-cell">
      <style:table-cell-properties fo:border-top="0.000000in solid #000000" fo:border-left="0.000000in solid #000000" fo:border-right="0.000000in solid #000000" fo:border-bottom="0.000000in solid #000000" fo:padding-left="0.019444in" fo:padding-right="0.019444in" fo:vertical-align="top" fo:background-color="# 0 0 0"/>
    </style:style>
    <style:style style:name="TableRow0201" style:family="table-row">
      <style:table-row-properties/>
    </style:style>
    <style:style style:name="TableCell020100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20101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20102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20103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20104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Row0202" style:family="table-row">
      <style:table-row-properties style:min-row-height="0.604167in"/>
    </style:style>
    <style:style style:name="TableCell020200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20201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20202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20203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20204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Row0203" style:family="table-row">
      <style:table-row-properties style:min-row-height="0.197917in"/>
    </style:style>
    <style:style style:name="TableCell020300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20301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20302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20303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20304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Row0204" style:family="table-row">
      <style:table-row-properties style:min-row-height="0.447222in"/>
    </style:style>
    <style:style style:name="TableCell020400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20401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20402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20403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20404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Row0205" style:family="table-row">
      <style:table-row-properties style:min-row-height="0.395833in"/>
    </style:style>
    <style:style style:name="TableCell020500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20501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20502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20503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20504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Row0206" style:family="table-row">
      <style:table-row-properties style:min-row-height="0.395833in"/>
    </style:style>
    <style:style style:name="TableCell020600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20601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20602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20603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20604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Row0207" style:family="table-row">
      <style:table-row-properties style:min-row-height="0.197917in"/>
    </style:style>
    <style:style style:name="TableCell020700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20701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20702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20703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20704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Row0208" style:family="table-row">
      <style:table-row-properties style:min-row-height="0.197917in"/>
    </style:style>
    <style:style style:name="TableCell020800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20801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20802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20803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20804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olumn0300" style:family="table-column">
      <style:table-column-properties style:column-width="0.895833in"/>
    </style:style>
    <style:style style:name="TableColumn0301" style:family="table-column">
      <style:table-column-properties style:column-width="1.968750in"/>
    </style:style>
    <style:style style:name="TableColumn0302" style:family="table-column">
      <style:table-column-properties style:column-width="1.425000in"/>
    </style:style>
    <style:style style:name="TableColumn0303" style:family="table-column">
      <style:table-column-properties style:column-width="1.470833in"/>
    </style:style>
    <style:style style:name="TableColumn0304" style:family="table-column">
      <style:table-column-properties style:column-width="1.468750in"/>
    </style:style>
    <style:style style:name="Table03" style:family="table">
      <style:table-properties style:width="7.229167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0001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0002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0003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0004" style:family="table-cell">
      <style:table-cell-properties fo:border-top="0.000000in solid #000000" fo:border-left="0.000000in solid #000000" fo:border-right="0.000000in solid #000000" fo:border-bottom="0.000000in solid #000000" fo:padding-left="0.019444in" fo:padding-right="0.019444in" fo:vertical-align="top" fo:background-color="# 0 0 0"/>
    </style:style>
    <style:style style:name="TableRow0301" style:family="table-row">
      <style:table-row-properties/>
    </style:style>
    <style:style style:name="TableCell030100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0101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0102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0103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0104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Row0302" style:family="table-row">
      <style:table-row-properties style:min-row-height="0.604167in"/>
    </style:style>
    <style:style style:name="TableCell030200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0201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0202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0203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0204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Row0303" style:family="table-row">
      <style:table-row-properties style:min-row-height="0.197917in"/>
    </style:style>
    <style:style style:name="TableCell030300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0301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0302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0303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0304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Row0304" style:family="table-row">
      <style:table-row-properties style:min-row-height="0.770833in"/>
    </style:style>
    <style:style style:name="TableCell030400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0401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0402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0403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0404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Row0305" style:family="table-row">
      <style:table-row-properties style:min-row-height="0.395833in"/>
    </style:style>
    <style:style style:name="TableCell030500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0501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0502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0503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0504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Row0306" style:family="table-row">
      <style:table-row-properties style:min-row-height="0.395833in"/>
    </style:style>
    <style:style style:name="TableCell030600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0601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0602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0603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0604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Row0307" style:family="table-row">
      <style:table-row-properties style:min-row-height="0.197917in"/>
    </style:style>
    <style:style style:name="TableCell030700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0701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0702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0703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0704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Row0308" style:family="table-row">
      <style:table-row-properties style:min-row-height="0.968750in"/>
    </style:style>
    <style:style style:name="TableCell030800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0801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0802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0803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0804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Row0309" style:family="table-row">
      <style:table-row-properties style:min-row-height="0.395833in"/>
    </style:style>
    <style:style style:name="TableCell030900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0901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0902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0903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0904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Row0310" style:family="table-row">
      <style:table-row-properties style:min-row-height="0.234722in"/>
    </style:style>
    <style:style style:name="TableCell031000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1001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1002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1003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1004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Row0311" style:family="table-row">
      <style:table-row-properties style:min-row-height="0.781250in"/>
    </style:style>
    <style:style style:name="TableCell031100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1101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1102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1103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1104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Row0312" style:family="table-row">
      <style:table-row-properties style:min-row-height="0.400000in"/>
    </style:style>
    <style:style style:name="TableCell031200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1201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1202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1203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1204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Row0313" style:family="table-row">
      <style:table-row-properties style:min-row-height="0.968750in"/>
    </style:style>
    <style:style style:name="TableCell031300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1301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1302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1303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1304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Row0314" style:family="table-row">
      <style:table-row-properties style:min-row-height="0.242361in"/>
    </style:style>
    <style:style style:name="TableCell031400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1401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1402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1403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1404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Row0315" style:family="table-row">
      <style:table-row-properties style:min-row-height="0.258333in"/>
    </style:style>
    <style:style style:name="TableCell031500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1501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1502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1503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1504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Row0316" style:family="table-row">
      <style:table-row-properties style:min-row-height="0.968750in"/>
    </style:style>
    <style:style style:name="TableCell031600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1601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1602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1603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1604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Row0317" style:family="table-row">
      <style:table-row-properties style:min-row-height="0.810417in"/>
    </style:style>
    <style:style style:name="TableCell031700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1701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1702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1703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1704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Row0318" style:family="table-row">
      <style:table-row-properties style:min-row-height="0.968750in"/>
    </style:style>
    <style:style style:name="TableCell031800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1801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1802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1803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  <style:style style:name="TableCell031804" style:family="table-cell">
      <style:table-cell-properties fo:border-top="0.006944in solid #000000" fo:border-left="0.006944in solid #000000" fo:border-right="0.006944in solid #000000" fo:border-bottom="0.006944in solid #000000" fo:padding-left="0.019444in" fo:padding-right="0.019444in" fo:vertical-align="top" fo:background-color="#ffffff"/>
    </style:style>
  </office:automatic-styles>
  <office:body>
    <office:text>
      <text:p text:style-name="P1"><text:span text:style-name="T1">МИНОБРНАУКИ РОССИИ</text:span></text:p>
      <text:p text:style-name="P1"><text:span text:style-name="T1">Санкт-Петербургский государственный</text:span></text:p>
      <text:p text:style-name="P1"><text:span text:style-name="T1">электротехнический университет</text:span></text:p>
      <text:p text:style-name="P1"><text:span text:style-name="T2">«</text:span><text:span text:style-name="T3">ЛЭТИ</text:span><text:span text:style-name="T4">»<text:s/></text:span><text:span text:style-name="T5">им. В.И. Ульянова (Ленина)</text:span></text:p>
      <text:p text:style-name="P1"><text:span text:style-name="T6">Кафедра МО ЭВМ</text:span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3"><text:span text:style-name="T8">отчет</text:span></text:p>
      <text:p text:style-name="P4"><text:span text:style-name="T9">по лабораторной работе<text:s/></text:span><text:span text:style-name="T10">№</text:span><text:span text:style-name="T11">1</text:span></text:p>
      <text:p text:style-name="P5"><text:span text:style-name="T12">по дисциплине<text:s/></text:span><text:span text:style-name="T13">«</text:span><text:span text:style-name="T14">Организация ЭВМ и систем</text:span><text:span text:style-name="T15">»</text:span></text:p>
      <text:p text:style-name="P5"><text:span text:style-name="T16">Тема: Трансляции, отладка и выполнение программ на языке Ассемблера.</text:span></text:p>
      <text:p text:style-name="P5"><text:span text:style-name="T17"/></text:p>
      <text:p text:style-name="P5"><text:span text:style-name="T17"/></text:p>
      <text:p text:style-name="P5"><text:span text:style-name="T17"/></text:p>
      <text:p text:style-name="P5"><text:span text:style-name="T17"/></text:p>
      <text:p text:style-name="P5"><text:span text:style-name="T17"/></text:p>
      <text:p text:style-name="P5"><text:span text:style-name="T17"/></text:p>
      <table:table table:style-name="Table01">
        <table:table-column table:style-name="TableColumn0100"/>
        <table:table-column table:style-name="TableColumn0101"/>
        <table:table-column table:style-name="TableColumn0102"/>
        <table:table-row table:style-name="TableRow0100">
          <table:table-cell table:style-name="TableCell010000">
            <text:p text:style-name="P7"><text:span text:style-name="T18">Студент гр. 1381</text:span><text:span text:style-name="T19"/></text:p>
          </table:table-cell>
          <table:table-cell table:style-name="TableCell010001">
            <text:p text:style-name="P8"><text:span text:style-name="T19"/></text:p>
          </table:table-cell>
          <table:table-cell table:style-name="TableCell010002">
            <text:p text:style-name="P9"><text:span text:style-name="T20">Новак П.И.</text:span><text:span text:style-name="T21"/></text:p>
          </table:table-cell>
        </table:table-row>
        <table:table-row table:style-name="TableRow0101">
          <table:table-cell table:style-name="TableCell010100">
            <text:p text:style-name="P12"><text:span text:style-name="T22">Преподаватель</text:span><text:span text:style-name="T23"/></text:p>
          </table:table-cell>
          <table:table-cell table:style-name="TableCell010101">
            <text:p text:style-name="P13"><text:span text:style-name="T23"/></text:p>
          </table:table-cell>
          <table:table-cell table:style-name="TableCell010102">
            <text:p text:style-name="P14"><text:span text:style-name="T24">Ефремов М.А.</text:span><text:span text:style-name="T25"/></text:p>
          </table:table-cell>
        </table:table-row>
      </table:table>
      <text:p text:style-name="P16"><text:span text:style-name="T25"/></text:p>
      <text:p text:style-name="P16"><text:span text:style-name="T25"/></text:p>
      <text:p text:style-name="P17"><text:span text:style-name="T26">Санкт-Петербург</text:span></text:p>
      <text:p text:style-name="P17"><text:span text:style-name="T27">2022</text:span></text:p>
      <text:p text:style-name="P17"><text:span text:style-name="T28"/></text:p>
      <text:p text:style-name="P18"><text:span text:style-name="T29">Цель работы.</text:span></text:p>
      <text:p text:style-name="P19"><text:span text:style-name="T30">Изучить основные принципы трансляции, отладки и выполнения программ на языке Ассемблера.</text:span></text:p>
      <text:p text:style-name="P20"><text:span text:style-name="T31">Задание.</text:span></text:p>
      <text:p text:style-name="P21"><text:span text:style-name="T32">Лабораторная работа 1 использует 2 готовых программы на ассемблере: hello1<text:s/></text:span><text:span text:style-name="T33">–</text:span><text:span text:style-name="T34"><text:s/></text:span><text:span text:style-name="T35">составлена с использованием сокращенного описания сегментов и hello2<text:s/></text:span><text:span text:style-name="T36">–</text:span><text:span text:style-name="T37"><text:s/></text:span><text:span text:style-name="T38">составлена с полным описанием сегментов и выводом строки, оформленным как процедура. Выполнение работы состоит из двух частей, по каждой из которых необходимо представить протокол с фиксацией всех выполняемых действий и полученных результатов, и подписать его у преподавателя.</text:span></text:p>
      <text:p text:style-name="P21"><text:span text:style-name="T39"/></text:p>
      <text:p text:style-name="P22"><text:span text:style-name="T40">Ход работы.</text:span></text:p>
      <text:p text:style-name="P23"><text:span text:style-name="T41">1.<text:s/></text:span><text:span text:style-name="T42">Просмотрена программа hello1.asm, которая формирует и выводит на экран приветствие пользователя с помощью функции ОС MSDOS, вызываемой через прерывание с номером 21H.</text:span></text:p>
      <text:p text:style-name="P23"><text:span text:style-name="T43"><text:s/>2.<text:s/></text:span><text:span text:style-name="T44">Разобраться в структуре и реализации каждого сегмента программы. Непонятные фрагменты прояснить у преподавателя. Строку-приветствие преобразовать в соответствии со своими личными данными.</text:span></text:p>
      <text:p text:style-name="P23"><text:span text:style-name="T45">3.<text:s/></text:span><text:span text:style-name="T46">Загружен файл hello1.asm из каталога Задания в каталог Masm.</text:span></text:p>
      <text:p text:style-name="P23"><text:span text:style-name="T47">4.<text:s/></text:span><text:span text:style-name="T48">Протранслирована программа с помощью строки &gt; masm hello1.asm c созданием объектного файла и файла диагностических сообщений (файла листинга).</text:span></text:p>
      <text:p text:style-name="P23"><text:span text:style-name="T49">5.<text:s/></text:span><text:span text:style-name="T50">Скомпонован загрузочный модуль с помощью строки &gt; link hello1.obj с созданием карты памяти и исполняемого файла hello1.exe.</text:span></text:p>
      <text:p text:style-name="P23"><text:span text:style-name="T51">6.<text:s/></text:span><text:span text:style-name="T52">Выполнена программа в автоматическом режиме путем набора строки</text:span></text:p>
      <text:p text:style-name="P23"><text:span text:style-name="T53">&gt; hello1.exe</text:span></text:p>
      <text:p text:style-name="P23"><text:span text:style-name="T53">7.<text:s/></text:span><text:span text:style-name="T54">Запущено выполнение программы под управлением отладчика с помощью команды</text:span></text:p>
      <text:p text:style-name="P23"><text:span text:style-name="T55">&gt; afdpro hello1.ex</text:span></text:p>
      <text:p text:style-name="P24"><text:span text:style-name="T55">hello1.asm</text:span></text:p>
      <table:table table:style-name="Table02">
        <table:table-column table:style-name="TableColumn0200"/>
        <table:table-column table:style-name="TableColumn0201"/>
        <table:table-column table:style-name="TableColumn0202"/>
        <table:table-column table:style-name="TableColumn0203"/>
        <table:table-column table:style-name="TableColumn0204"/>
        <table:table-row table:style-name="TableRow0200">
          <table:table-cell table:style-name="TableCell020000" table:number-rows-spanned="2">
            <text:p text:style-name="P26"><text:span text:style-name="T57">Адрес</text:span></text:p>
            <text:p text:style-name="P26"><text:span text:style-name="T57">команды</text:span></text:p>
            <text:p text:style-name="P26"><text:span text:style-name="T58"/></text:p>
          </table:table-cell>
          <table:table-cell table:style-name="TableCell020001" table:number-rows-spanned="2">
            <text:p text:style-name="P26"><text:span text:style-name="T59">Символический код команды</text:span></text:p>
            <text:p text:style-name="P26"><text:span text:style-name="T60"/></text:p>
          </table:table-cell>
          <table:table-cell table:style-name="TableCell020002" table:number-rows-spanned="2">
            <text:p text:style-name="P26"><text:span text:style-name="T61">16-</text:span><text:span text:style-name="T62">ричный код команды</text:span></text:p>
            <text:p text:style-name="P26"><text:span text:style-name="T63"/></text:p>
          </table:table-cell>
          <table:table-cell table:style-name="TableCell020003" table:number-columns-spanned="2">
            <text:p text:style-name="P26"><text:span text:style-name="T64">Изменяемые данные</text:span><text:span text:style-name="T65"/></text:p>
          </table:table-cell>
          <table:covered-table-cell/>
        </table:table-row>
        <table:table-row table:style-name="TableRow0201">
          <table:covered-table-cell>
            <text:p text:style-name="P29"><text:span text:style-name="T65"><text:s/></text:span></text:p>
          </table:covered-table-cell>
          <table:covered-table-cell>
            <text:p text:style-name="P29"><text:span text:style-name="T65"><text:s/></text:span></text:p>
          </table:covered-table-cell>
          <table:covered-table-cell>
            <text:p text:style-name="P29"><text:span text:style-name="T65"><text:s/></text:span></text:p>
          </table:covered-table-cell>
          <table:table-cell table:style-name="TableCell020103">
            <text:p text:style-name="P30"><text:span text:style-name="T66">до</text:span></text:p>
            <text:p text:style-name="P30"><text:span text:style-name="T67"/></text:p>
          </table:table-cell>
          <table:table-cell table:style-name="TableCell020104">
            <text:p text:style-name="P30"><text:span text:style-name="T68">после</text:span></text:p>
            <text:p text:style-name="P30"><text:span text:style-name="T69"/></text:p>
          </table:table-cell>
        </table:table-row>
        <table:table-row table:style-name="TableRow0202">
          <table:table-cell table:style-name="TableCell020200">
            <text:p text:style-name="P33"><text:span text:style-name="T70">0010</text:span><text:span text:style-name="T71"/></text:p>
          </table:table-cell>
          <table:table-cell table:style-name="TableCell020201">
            <text:p text:style-name="P33"><text:span text:style-name="T72">MOV AX, 1A07</text:span><text:span text:style-name="T73"/></text:p>
          </table:table-cell>
          <table:table-cell table:style-name="TableCell020202">
            <text:p text:style-name="P33"><text:span text:style-name="T74">B8071A</text:span></text:p>
            <text:p text:style-name="P33"><text:span text:style-name="T75"/></text:p>
          </table:table-cell>
          <table:table-cell table:style-name="TableCell020203">
            <text:p text:style-name="P33"><text:span text:style-name="T76">AX = 0000</text:span></text:p>
            <text:p text:style-name="P33"><text:span text:style-name="T76">IP = 0010</text:span><text:span text:style-name="T77"/></text:p>
          </table:table-cell>
          <table:table-cell table:style-name="TableCell020204">
            <text:p text:style-name="P33"><text:span text:style-name="T78">AX = 1A07</text:span></text:p>
            <text:p text:style-name="P33"><text:span text:style-name="T78">IP = 0013</text:span><text:span text:style-name="T79"/></text:p>
          </table:table-cell>
        </table:table-row>
        <table:table-row table:style-name="TableRow0203">
          <table:table-cell table:style-name="TableCell020300">
            <text:p text:style-name="P36"><text:span text:style-name="T80">0013</text:span></text:p>
            <text:p text:style-name="P36"><text:span text:style-name="T81"/></text:p>
            <text:p text:style-name="P36"><text:span text:style-name="T81"/></text:p>
          </table:table-cell>
          <table:table-cell table:style-name="TableCell020301">
            <text:p text:style-name="P36"><text:span text:style-name="T82">MOV DS, AX</text:span></text:p>
            <text:p text:style-name="P36"><text:span text:style-name="T83"/></text:p>
            <text:p text:style-name="P36"><text:span text:style-name="T83"/></text:p>
          </table:table-cell>
          <table:table-cell table:style-name="TableCell020302">
            <text:p text:style-name="P36"><text:span text:style-name="T84">8ED8</text:span><text:span text:style-name="T85"/></text:p>
          </table:table-cell>
          <table:table-cell table:style-name="TableCell020303">
            <text:p text:style-name="P36"><text:span text:style-name="T86">DS = 19F5</text:span></text:p>
            <text:p text:style-name="P36"><text:span text:style-name="T86">IP = 0013</text:span></text:p>
            <text:p text:style-name="P36"><text:span text:style-name="T86">AX = 1A07</text:span></text:p>
            <text:p text:style-name="P36"><text:span text:style-name="T87"/></text:p>
          </table:table-cell>
          <table:table-cell table:style-name="TableCell020304">
            <text:p text:style-name="P36"><text:span text:style-name="T88">DS = 1A07</text:span></text:p>
            <text:p text:style-name="P36"><text:span text:style-name="T88">IP = 0015</text:span></text:p>
            <text:p text:style-name="P36"><text:span text:style-name="T88">AX = 1A07</text:span><text:span text:style-name="T89"/></text:p>
          </table:table-cell>
        </table:table-row>
        <table:table-row table:style-name="TableRow0204">
          <table:table-cell table:style-name="TableCell020400">
            <text:p text:style-name="P39"><text:span text:style-name="T90">0015</text:span><text:span text:style-name="T91"/></text:p>
          </table:table-cell>
          <table:table-cell table:style-name="TableCell020401">
            <text:p text:style-name="P39"><text:span text:style-name="T92">MOV DX, 0000</text:span><text:span text:style-name="T93"/></text:p>
          </table:table-cell>
          <table:table-cell table:style-name="TableCell020402">
            <text:p text:style-name="P39"><text:span text:style-name="T94">BA0000</text:span><text:span text:style-name="T95"/></text:p>
          </table:table-cell>
          <table:table-cell table:style-name="TableCell020403">
            <text:p text:style-name="P39"><text:span text:style-name="T96">IP = 0015</text:span></text:p>
            <text:p text:style-name="P39"><text:span text:style-name="T96">DX = 1A07</text:span><text:span text:style-name="T97"/></text:p>
          </table:table-cell>
          <table:table-cell table:style-name="TableCell020404">
            <text:p text:style-name="P39"><text:span text:style-name="T98">IP = 0018</text:span></text:p>
            <text:p text:style-name="P39"><text:span text:style-name="T98">DX = 0000</text:span><text:span text:style-name="T99"/></text:p>
          </table:table-cell>
        </table:table-row>
        <table:table-row table:style-name="TableRow0205">
          <table:table-cell table:style-name="TableCell020500">
            <text:p text:style-name="P42"><text:span text:style-name="T100">0018</text:span><text:span text:style-name="T101"/></text:p>
          </table:table-cell>
          <table:table-cell table:style-name="TableCell020501">
            <text:p text:style-name="P42"><text:span text:style-name="T102">MOV AH, 09</text:span><text:span text:style-name="T103"/></text:p>
          </table:table-cell>
          <table:table-cell table:style-name="TableCell020502">
            <text:p text:style-name="P42"><text:span text:style-name="T104">B409</text:span><text:span text:style-name="T105"/></text:p>
          </table:table-cell>
          <table:table-cell table:style-name="TableCell020503">
            <text:p text:style-name="P42"><text:span text:style-name="T106">AX = 1A07</text:span></text:p>
            <text:p text:style-name="P42"><text:span text:style-name="T106">IP = 0018</text:span><text:span text:style-name="T107"/></text:p>
          </table:table-cell>
          <table:table-cell table:style-name="TableCell020504">
            <text:p text:style-name="P42"><text:span text:style-name="T108">AX = 0907</text:span></text:p>
            <text:p text:style-name="P42"><text:span text:style-name="T108">IP = 001A</text:span><text:span text:style-name="T109"/></text:p>
          </table:table-cell>
        </table:table-row>
        <table:table-row table:style-name="TableRow0206">
          <table:table-cell table:style-name="TableCell020600">
            <text:p text:style-name="P44"><text:span text:style-name="T110">001A</text:span><text:span text:style-name="T111"/></text:p>
          </table:table-cell>
          <table:table-cell table:style-name="TableCell020601">
            <text:p text:style-name="P44"><text:span text:style-name="T112">INT 21</text:span><text:span text:style-name="T113"/></text:p>
          </table:table-cell>
          <table:table-cell table:style-name="TableCell020602">
            <text:p text:style-name="P44"><text:span text:style-name="T114">CD21</text:span><text:span text:style-name="T115"/></text:p>
          </table:table-cell>
          <table:table-cell table:style-name="TableCell020603">
            <text:p text:style-name="P44"><text:span text:style-name="T116">IP = 001A</text:span><text:span text:style-name="T117"/></text:p>
          </table:table-cell>
          <table:table-cell table:style-name="TableCell020604">
            <text:p text:style-name="P44"><text:span text:style-name="T118">IP = 001C</text:span><text:span text:style-name="T119"/></text:p>
          </table:table-cell>
        </table:table-row>
        <table:table-row table:style-name="TableRow0207">
          <table:table-cell table:style-name="TableCell020700">
            <text:p text:style-name="P47"><text:span text:style-name="T120">001C</text:span><text:span text:style-name="T121"/></text:p>
          </table:table-cell>
          <table:table-cell table:style-name="TableCell020701">
            <text:p text:style-name="P47"><text:span text:style-name="T122">MOV AH, 4C</text:span><text:span text:style-name="T123"/></text:p>
          </table:table-cell>
          <table:table-cell table:style-name="TableCell020702">
            <text:p text:style-name="P47"><text:span text:style-name="T124">B44C</text:span><text:span text:style-name="T125"/></text:p>
          </table:table-cell>
          <table:table-cell table:style-name="TableCell020703">
            <text:p text:style-name="P47"><text:span text:style-name="T126">AX = 0907</text:span></text:p>
            <text:p text:style-name="P47"><text:span text:style-name="T126">IP = 001C</text:span><text:span text:style-name="T127"/></text:p>
          </table:table-cell>
          <table:table-cell table:style-name="TableCell020704">
            <text:p text:style-name="P47"><text:span text:style-name="T128">AX = 4C07</text:span></text:p>
            <text:p text:style-name="P47"><text:span text:style-name="T128">IP = 001E</text:span><text:span text:style-name="T129"/></text:p>
          </table:table-cell>
        </table:table-row>
        <table:table-row table:style-name="TableRow0208">
          <table:table-cell table:style-name="TableCell020800">
            <text:p text:style-name="P49"><text:span text:style-name="T130">001E</text:span><text:span text:style-name="T131"/></text:p>
          </table:table-cell>
          <table:table-cell table:style-name="TableCell020801">
            <text:p text:style-name="P49"><text:span text:style-name="T132">INT 21</text:span><text:span text:style-name="T133"/></text:p>
          </table:table-cell>
          <table:table-cell table:style-name="TableCell020802">
            <text:p text:style-name="P49"><text:span text:style-name="T134">CD21</text:span><text:span text:style-name="T135"/></text:p>
          </table:table-cell>
          <table:table-cell table:style-name="TableCell020803">
            <text:p text:style-name="P49"><text:span text:style-name="T136">AX = 4C07</text:span></text:p>
            <text:p text:style-name="P49"><text:span text:style-name="T136">DS = 1A07</text:span></text:p>
            <text:p text:style-name="P49"><text:span text:style-name="T136">IP = 001E</text:span></text:p>
            <text:p text:style-name="P49"><text:span text:style-name="T136">CX=004E</text:span><text:span text:style-name="T137"/></text:p>
          </table:table-cell>
          <table:table-cell table:style-name="TableCell020804">
            <text:p text:style-name="P49"><text:span text:style-name="T138">AX = 0000</text:span></text:p>
            <text:p text:style-name="P49"><text:span text:style-name="T138">DS = 19F5</text:span></text:p>
            <text:p text:style-name="P49"><text:span text:style-name="T138">IP = 0010</text:span></text:p>
            <text:p text:style-name="P49"><text:span text:style-name="T138">CX=0000</text:span><text:span text:style-name="T139"/></text:p>
          </table:table-cell>
        </table:table-row>
      </table:table>
      <text:p text:style-name="P51"><text:span text:style-name="T139"/></text:p>
      <text:p text:style-name="P51"><text:span text:style-name="T139"/></text:p>
      <text:p text:style-name="P52"><text:span text:style-name="T140">hello2.asm</text:span></text:p>
      <table:table table:style-name="Table03">
        <table:table-column table:style-name="TableColumn0300"/>
        <table:table-column table:style-name="TableColumn0301"/>
        <table:table-column table:style-name="TableColumn0302"/>
        <table:table-column table:style-name="TableColumn0303"/>
        <table:table-column table:style-name="TableColumn0304"/>
        <table:table-row table:style-name="TableRow0300">
          <table:table-cell table:style-name="TableCell030000" table:number-rows-spanned="2">
            <text:p text:style-name="P54"><text:span text:style-name="T142">Адрес</text:span><text:span text:style-name="T143"><text:s/></text:span><text:span text:style-name="T144">команды</text:span><text:span text:style-name="T145"/></text:p>
          </table:table-cell>
          <table:table-cell table:style-name="TableCell030001" table:number-rows-spanned="2">
            <text:p text:style-name="P54"><text:span text:style-name="T146">Символический</text:span><text:span text:style-name="T147"><text:s/></text:span><text:span text:style-name="T148">код</text:span><text:span text:style-name="T149"><text:s/></text:span><text:span text:style-name="T150">команды</text:span><text:span text:style-name="T151"/></text:p>
          </table:table-cell>
          <table:table-cell table:style-name="TableCell030002" table:number-rows-spanned="2">
            <text:p text:style-name="P54"><text:span text:style-name="T152">16-</text:span><text:span text:style-name="T153">ричный</text:span><text:span text:style-name="T154"><text:s/></text:span><text:span text:style-name="T155">код</text:span><text:span text:style-name="T156"><text:s/></text:span><text:span text:style-name="T157">команды</text:span><text:span text:style-name="T158"/></text:p>
          </table:table-cell>
          <table:table-cell table:style-name="TableCell030003" table:number-columns-spanned="2">
            <text:p text:style-name="P54"><text:span text:style-name="T159">Изменяемые</text:span><text:span text:style-name="T160"><text:s/></text:span><text:span text:style-name="T161">данные</text:span><text:span text:style-name="T162"/></text:p>
          </table:table-cell>
          <table:covered-table-cell/>
        </table:table-row>
        <table:table-row table:style-name="TableRow0301">
          <table:covered-table-cell>
            <text:p text:style-name="P57"><text:span text:style-name="T162"><text:s/></text:span></text:p>
          </table:covered-table-cell>
          <table:covered-table-cell>
            <text:p text:style-name="P57"><text:span text:style-name="T162"><text:s/></text:span></text:p>
          </table:covered-table-cell>
          <table:covered-table-cell>
            <text:p text:style-name="P57"><text:span text:style-name="T162"><text:s/></text:span></text:p>
          </table:covered-table-cell>
          <table:table-cell table:style-name="TableCell030103">
            <text:p text:style-name="P58"><text:span text:style-name="T163">до</text:span><text:span text:style-name="T164"/></text:p>
          </table:table-cell>
          <table:table-cell table:style-name="TableCell030104">
            <text:p text:style-name="P58"><text:span text:style-name="T165">после</text:span><text:span text:style-name="T166"/></text:p>
          </table:table-cell>
        </table:table-row>
        <table:table-row table:style-name="TableRow0302">
          <table:table-cell table:style-name="TableCell030200">
            <text:p text:style-name="P61"><text:span text:style-name="T167">0005</text:span><text:span text:style-name="T168"/></text:p>
          </table:table-cell>
          <table:table-cell table:style-name="TableCell030201">
            <text:p text:style-name="P61"><text:span text:style-name="T169">PUSH DS</text:span><text:span text:style-name="T170"/></text:p>
          </table:table-cell>
          <table:table-cell table:style-name="TableCell030202">
            <text:p text:style-name="P61"><text:span text:style-name="T171">1E</text:span><text:span text:style-name="T172"/></text:p>
          </table:table-cell>
          <table:table-cell table:style-name="TableCell030203">
            <text:p text:style-name="P61"><text:span text:style-name="T173">SP = 0018</text:span></text:p>
            <text:p text:style-name="P61"><text:span text:style-name="T173">IP = 0005</text:span></text:p>
            <text:p text:style-name="P61"><text:span text:style-name="T173">DS = 19F5</text:span></text:p>
            <text:p text:style-name="P61"><text:span text:style-name="T173">STACK(+0) = 0000</text:span><text:span text:style-name="T174"/></text:p>
          </table:table-cell>
          <table:table-cell table:style-name="TableCell030204">
            <text:p text:style-name="P61"><text:span text:style-name="T175">SP = 0016</text:span></text:p>
            <text:p text:style-name="P61"><text:span text:style-name="T175">IP = 0006</text:span></text:p>
            <text:p text:style-name="P61"><text:span text:style-name="T175">DS = 19F5</text:span></text:p>
            <text:p text:style-name="P61"><text:span text:style-name="T175">STACK(+0) =19F5</text:span><text:span text:style-name="T176"/></text:p>
          </table:table-cell>
        </table:table-row>
        <table:table-row table:style-name="TableRow0303">
          <table:table-cell table:style-name="TableCell030300">
            <text:p text:style-name="P64"><text:span text:style-name="T177">0006</text:span><text:span text:style-name="T178"/></text:p>
          </table:table-cell>
          <table:table-cell table:style-name="TableCell030301">
            <text:p text:style-name="P64"><text:span text:style-name="T179">SUB AX,AX</text:span><text:span text:style-name="T180"/></text:p>
          </table:table-cell>
          <table:table-cell table:style-name="TableCell030302">
            <text:p text:style-name="P64"><text:span text:style-name="T181">2BC0</text:span><text:span text:style-name="T182"/></text:p>
          </table:table-cell>
          <table:table-cell table:style-name="TableCell030303">
            <text:p text:style-name="P64"><text:span text:style-name="T183">IP = 0006</text:span></text:p>
            <text:p text:style-name="P64"><text:span text:style-name="T183">AX=0000</text:span><text:span text:style-name="T184"/></text:p>
          </table:table-cell>
          <table:table-cell table:style-name="TableCell030304">
            <text:p text:style-name="P64"><text:span text:style-name="T185">IP = 0008</text:span></text:p>
            <text:p text:style-name="P64"><text:span text:style-name="T185">AX=0000</text:span><text:span text:style-name="T186"/></text:p>
          </table:table-cell>
        </table:table-row>
        <table:table-row table:style-name="TableRow0304">
          <table:table-cell table:style-name="TableCell030400">
            <text:p text:style-name="P67"><text:span text:style-name="T187">0008</text:span><text:span text:style-name="T188"/></text:p>
          </table:table-cell>
          <table:table-cell table:style-name="TableCell030401">
            <text:p text:style-name="P67"><text:span text:style-name="T189">PUSH AX</text:span><text:span text:style-name="T190"/></text:p>
          </table:table-cell>
          <table:table-cell table:style-name="TableCell030402">
            <text:p text:style-name="P67"><text:span text:style-name="T191">50</text:span><text:span text:style-name="T192"/></text:p>
          </table:table-cell>
          <table:table-cell table:style-name="TableCell030403">
            <text:p text:style-name="P67"><text:span text:style-name="T193">SP = 0016</text:span></text:p>
            <text:p text:style-name="P67"><text:span text:style-name="T193">IP = 0008</text:span></text:p>
            <text:p text:style-name="P67"><text:span text:style-name="T193">AX = 0000</text:span></text:p>
            <text:p text:style-name="P67"><text:span text:style-name="T193">STACK(+0) = 19F5</text:span></text:p>
            <text:p text:style-name="P67"><text:span text:style-name="T193">STACK(+2) = 0000</text:span></text:p>
            <text:p text:style-name="P67"><text:span text:style-name="T194"/></text:p>
          </table:table-cell>
          <table:table-cell table:style-name="TableCell030404">
            <text:p text:style-name="P67"><text:span text:style-name="T195">SP = 0014</text:span></text:p>
            <text:p text:style-name="P67"><text:span text:style-name="T195">IP = 0009</text:span></text:p>
            <text:p text:style-name="P67"><text:span text:style-name="T195">AX = 0000</text:span></text:p>
            <text:p text:style-name="P67"><text:span text:style-name="T195">STACK(+0) = 0000</text:span></text:p>
            <text:p text:style-name="P67"><text:span text:style-name="T195">STACK(+2) = 19F5</text:span><text:span text:style-name="T196"/></text:p>
          </table:table-cell>
        </table:table-row>
        <table:table-row table:style-name="TableRow0305">
          <table:table-cell table:style-name="TableCell030500">
            <text:p text:style-name="P70"><text:span text:style-name="T197">0009</text:span><text:span text:style-name="T198"/></text:p>
          </table:table-cell>
          <table:table-cell table:style-name="TableCell030501">
            <text:p text:style-name="P70"><text:span text:style-name="T199">MOV AX,1A07</text:span><text:span text:style-name="T200"/></text:p>
          </table:table-cell>
          <table:table-cell table:style-name="TableCell030502">
            <text:p text:style-name="P70"><text:span text:style-name="T201">B8071A</text:span><text:span text:style-name="T202"/></text:p>
          </table:table-cell>
          <table:table-cell table:style-name="TableCell030503">
            <text:p text:style-name="P70"><text:span text:style-name="T203">IP = 0009</text:span></text:p>
            <text:p text:style-name="P70"><text:span text:style-name="T203">AX = 0000</text:span><text:span text:style-name="T204"/></text:p>
          </table:table-cell>
          <table:table-cell table:style-name="TableCell030504">
            <text:p text:style-name="P70"><text:span text:style-name="T205">IP = 000C</text:span></text:p>
            <text:p text:style-name="P70"><text:span text:style-name="T205">AX = 1A07</text:span></text:p>
            <text:p text:style-name="P70"><text:span text:style-name="T206"/></text:p>
          </table:table-cell>
        </table:table-row>
        <table:table-row table:style-name="TableRow0306">
          <table:table-cell table:style-name="TableCell030600">
            <text:p text:style-name="P72"><text:span text:style-name="T207">000C</text:span><text:span text:style-name="T208"/></text:p>
          </table:table-cell>
          <table:table-cell table:style-name="TableCell030601">
            <text:p text:style-name="P72"><text:span text:style-name="T209">MOV DS,AX</text:span><text:span text:style-name="T210"/></text:p>
          </table:table-cell>
          <table:table-cell table:style-name="TableCell030602">
            <text:p text:style-name="P72"><text:span text:style-name="T211">8ED8</text:span><text:span text:style-name="T212"/></text:p>
          </table:table-cell>
          <table:table-cell table:style-name="TableCell030603">
            <text:p text:style-name="P72"><text:span text:style-name="T213">DS = 19F5</text:span></text:p>
            <text:p text:style-name="P72"><text:span text:style-name="T213">IP = 000C</text:span></text:p>
            <text:p text:style-name="P72"><text:span text:style-name="T213">AX = 1A07</text:span><text:span text:style-name="T214"/></text:p>
          </table:table-cell>
          <table:table-cell table:style-name="TableCell030604">
            <text:p text:style-name="P72"><text:span text:style-name="T215">DS = 1A07</text:span></text:p>
            <text:p text:style-name="P72"><text:span text:style-name="T215">IP = 000</text:span><text:span text:style-name="T216">Е</text:span></text:p>
            <text:p text:style-name="P72"><text:span text:style-name="T217">AX = 1A07</text:span></text:p>
            <text:p text:style-name="P72"><text:span text:style-name="T218"/></text:p>
          </table:table-cell>
        </table:table-row>
        <table:table-row table:style-name="TableRow0307">
          <table:table-cell table:style-name="TableCell030700">
            <text:p text:style-name="P75"><text:span text:style-name="T219">000E</text:span><text:span text:style-name="T220"/></text:p>
          </table:table-cell>
          <table:table-cell table:style-name="TableCell030701">
            <text:p text:style-name="P75"><text:span text:style-name="T221">MOV DX,0000</text:span><text:span text:style-name="T222"/></text:p>
          </table:table-cell>
          <table:table-cell table:style-name="TableCell030702">
            <text:p text:style-name="P75"><text:span text:style-name="T223">BA0000</text:span><text:span text:style-name="T224"/></text:p>
          </table:table-cell>
          <table:table-cell table:style-name="TableCell030703">
            <text:p text:style-name="P75"><text:span text:style-name="T225">IP = 000</text:span><text:span text:style-name="T226">Е</text:span></text:p>
            <text:p text:style-name="P75"><text:span text:style-name="T227">DX = 0000</text:span><text:span text:style-name="T228"/></text:p>
          </table:table-cell>
          <table:table-cell table:style-name="TableCell030704">
            <text:p text:style-name="P75"><text:span text:style-name="T229">IP = 0011</text:span></text:p>
            <text:p text:style-name="P75"><text:span text:style-name="T229">DX = 0000</text:span><text:span text:style-name="T230"/></text:p>
          </table:table-cell>
        </table:table-row>
        <table:table-row table:style-name="TableRow0308">
          <table:table-cell table:style-name="TableCell030800">
            <text:p text:style-name="P78"><text:span text:style-name="T231">0011</text:span><text:span text:style-name="T232"/></text:p>
          </table:table-cell>
          <table:table-cell table:style-name="TableCell030801">
            <text:p text:style-name="P78"><text:span text:style-name="T233">CALL 0000</text:span><text:span text:style-name="T234"/></text:p>
          </table:table-cell>
          <table:table-cell table:style-name="TableCell030802">
            <text:p text:style-name="P78"><text:span text:style-name="T235">E9ECFF</text:span><text:span text:style-name="T236"/></text:p>
          </table:table-cell>
          <table:table-cell table:style-name="TableCell030803">
            <text:p text:style-name="P78"><text:span text:style-name="T237">SP = 0014</text:span></text:p>
            <text:p text:style-name="P78"><text:span text:style-name="T237">IP = 0011</text:span></text:p>
            <text:p text:style-name="P78"><text:span text:style-name="T237">STACK(+0) = 0000</text:span></text:p>
            <text:p text:style-name="P78"><text:span text:style-name="T237">STACK(+2) = 19F5</text:span></text:p>
            <text:p text:style-name="P78"><text:span text:style-name="T237">STACK (+4) = 0000</text:span></text:p>
            <text:p text:style-name="P78"><text:span text:style-name="T238"/></text:p>
          </table:table-cell>
          <table:table-cell table:style-name="TableCell030804">
            <text:p text:style-name="P78"><text:span text:style-name="T239">SP = 0012</text:span></text:p>
            <text:p text:style-name="P78"><text:span text:style-name="T239">IP = 0000</text:span></text:p>
            <text:p text:style-name="P78"><text:span text:style-name="T239">STACK(+0) = 0014</text:span></text:p>
            <text:p text:style-name="P78"><text:span text:style-name="T239">STACK(+2) = 0000</text:span></text:p>
            <text:p text:style-name="P78"><text:span text:style-name="T239">STACK (+4) = 19F5</text:span></text:p>
            <text:p text:style-name="P78"><text:span text:style-name="T240"/></text:p>
          </table:table-cell>
        </table:table-row>
        <table:table-row table:style-name="TableRow0309">
          <table:table-cell table:style-name="TableCell030900">
            <text:p text:style-name="P81"><text:span text:style-name="T241">0000</text:span><text:span text:style-name="T242"/></text:p>
          </table:table-cell>
          <table:table-cell table:style-name="TableCell030901">
            <text:p text:style-name="P81"><text:span text:style-name="T243">MOV AH, 09</text:span><text:span text:style-name="T244"/></text:p>
          </table:table-cell>
          <table:table-cell table:style-name="TableCell030902">
            <text:p text:style-name="P81"><text:span text:style-name="T245">B409</text:span><text:span text:style-name="T246"/></text:p>
          </table:table-cell>
          <table:table-cell table:style-name="TableCell030903">
            <text:p text:style-name="P81"><text:span text:style-name="T247">AX = 1A07</text:span></text:p>
            <text:p text:style-name="P81"><text:span text:style-name="T247">IP = 0000</text:span></text:p>
            <text:p text:style-name="P81"><text:span text:style-name="T248"/></text:p>
          </table:table-cell>
          <table:table-cell table:style-name="TableCell030904">
            <text:p text:style-name="P81"><text:span text:style-name="T249">AX = 0907</text:span></text:p>
            <text:p text:style-name="P81"><text:span text:style-name="T249">IP = 0002</text:span></text:p>
            <text:p text:style-name="P81"><text:span text:style-name="T250"/></text:p>
          </table:table-cell>
        </table:table-row>
        <table:table-row table:style-name="TableRow0310">
          <table:table-cell table:style-name="TableCell031000">
            <text:p text:style-name="P84"><text:span text:style-name="T251">0002</text:span><text:span text:style-name="T252"/></text:p>
          </table:table-cell>
          <table:table-cell table:style-name="TableCell031001">
            <text:p text:style-name="P84"><text:span text:style-name="T253">INT 21</text:span><text:span text:style-name="T254"/></text:p>
          </table:table-cell>
          <table:table-cell table:style-name="TableCell031002">
            <text:p text:style-name="P84"><text:span text:style-name="T255">CD21</text:span><text:span text:style-name="T256"/></text:p>
          </table:table-cell>
          <table:table-cell table:style-name="TableCell031003">
            <text:p text:style-name="P84"><text:span text:style-name="T257">IP = 0002</text:span></text:p>
            <text:p text:style-name="P84"><text:span text:style-name="T258"/></text:p>
          </table:table-cell>
          <table:table-cell table:style-name="TableCell031004">
            <text:p text:style-name="P84"><text:span text:style-name="T259">IP = 0004</text:span><text:span text:style-name="T260"/></text:p>
          </table:table-cell>
        </table:table-row>
        <table:table-row table:style-name="TableRow0311">
          <table:table-cell table:style-name="TableCell031100">
            <text:p text:style-name="P87"><text:span text:style-name="T261">0004</text:span><text:span text:style-name="T262"/></text:p>
          </table:table-cell>
          <table:table-cell table:style-name="TableCell031101">
            <text:p text:style-name="P87"><text:span text:style-name="T263">RET</text:span><text:span text:style-name="T264"/></text:p>
          </table:table-cell>
          <table:table-cell table:style-name="TableCell031102">
            <text:p text:style-name="P87"><text:span text:style-name="T265">C3</text:span><text:span text:style-name="T266"/></text:p>
          </table:table-cell>
          <table:table-cell table:style-name="TableCell031103">
            <text:p text:style-name="P87"><text:span text:style-name="T267">SP = 0012</text:span></text:p>
            <text:p text:style-name="P87"><text:span text:style-name="T267">IP = 0004</text:span></text:p>
            <text:p text:style-name="P87"><text:span text:style-name="T267">STACK(+0) = 0014</text:span></text:p>
            <text:p text:style-name="P87"><text:span text:style-name="T267">STACK(+2) = 0000</text:span></text:p>
            <text:p text:style-name="P87"><text:span text:style-name="T267">STACK(+4) = 19F5</text:span><text:span text:style-name="T268"/></text:p>
          </table:table-cell>
          <table:table-cell table:style-name="TableCell031104">
            <text:p text:style-name="P87"><text:span text:style-name="T269">SP = 0014</text:span></text:p>
            <text:p text:style-name="P87"><text:span text:style-name="T269">IP = 0014</text:span></text:p>
            <text:p text:style-name="P87"><text:span text:style-name="T269">STACK(+0) = 0000</text:span></text:p>
            <text:p text:style-name="P87"><text:span text:style-name="T269">STACK(+2) = 19F5</text:span></text:p>
            <text:p text:style-name="P87"><text:span text:style-name="T269">STACK(+4) = 0000</text:span><text:span text:style-name="T270"/></text:p>
          </table:table-cell>
        </table:table-row>
        <table:table-row table:style-name="TableRow0312">
          <table:table-cell table:style-name="TableCell031200">
            <text:p text:style-name="P90"><text:span text:style-name="T271">0014</text:span><text:span text:style-name="T272"/></text:p>
          </table:table-cell>
          <table:table-cell table:style-name="TableCell031201">
            <text:p text:style-name="P90"><text:span text:style-name="T273">MOV DX, 0010</text:span><text:span text:style-name="T274"/></text:p>
          </table:table-cell>
          <table:table-cell table:style-name="TableCell031202">
            <text:p text:style-name="P90"><text:span text:style-name="T275">BA1000</text:span></text:p>
            <text:p text:style-name="P90"><text:span text:style-name="T276"/></text:p>
          </table:table-cell>
          <table:table-cell table:style-name="TableCell031203">
            <text:p text:style-name="P90"><text:span text:style-name="T277">DX = 0000</text:span></text:p>
            <text:p text:style-name="P90"><text:span text:style-name="T277">IP = 0014</text:span><text:span text:style-name="T278"/></text:p>
          </table:table-cell>
          <table:table-cell table:style-name="TableCell031204">
            <text:p text:style-name="P90"><text:span text:style-name="T279">DX = 0010</text:span></text:p>
            <text:p text:style-name="P90"><text:span text:style-name="T279">IP = 0017</text:span><text:span text:style-name="T280"/></text:p>
          </table:table-cell>
        </table:table-row>
        <table:table-row table:style-name="TableRow0313">
          <table:table-cell table:style-name="TableCell031300">
            <text:p text:style-name="P93"><text:span text:style-name="T281">0017</text:span><text:span text:style-name="T282"/></text:p>
          </table:table-cell>
          <table:table-cell table:style-name="TableCell031301">
            <text:p text:style-name="P93"><text:span text:style-name="T283">CALL 0000</text:span><text:span text:style-name="T284"/></text:p>
          </table:table-cell>
          <table:table-cell table:style-name="TableCell031302">
            <text:p text:style-name="P93"><text:span text:style-name="T285">3836FF</text:span><text:span text:style-name="T286"/></text:p>
          </table:table-cell>
          <table:table-cell table:style-name="TableCell031303">
            <text:p text:style-name="P93"><text:span text:style-name="T287">IP = 0017</text:span></text:p>
            <text:p text:style-name="P93"><text:span text:style-name="T287">SP = 0014</text:span></text:p>
            <text:p text:style-name="P93"><text:span text:style-name="T287">STACK(+0) = 0000</text:span></text:p>
            <text:p text:style-name="P93"><text:span text:style-name="T287">STACK(+2) = 19F5</text:span></text:p>
            <text:p text:style-name="P93"><text:span text:style-name="T287">STACK (+4) = 0000</text:span></text:p>
            <text:p text:style-name="P93"><text:span text:style-name="T288"/></text:p>
          </table:table-cell>
          <table:table-cell table:style-name="TableCell031304">
            <text:p text:style-name="P93"><text:span text:style-name="T289">IP = 0000</text:span></text:p>
            <text:p text:style-name="P93"><text:span text:style-name="T289">SP = 0012</text:span></text:p>
            <text:p text:style-name="P93"><text:span text:style-name="T289">STACK(+0) = 001A</text:span></text:p>
            <text:p text:style-name="P93"><text:span text:style-name="T289">STACK(+2) = 0000</text:span></text:p>
            <text:p text:style-name="P93"><text:span text:style-name="T289">STACK (+4) = 19F5</text:span></text:p>
            <text:p text:style-name="P93"><text:span text:style-name="T290"/></text:p>
          </table:table-cell>
        </table:table-row>
        <table:table-row table:style-name="TableRow0314">
          <table:table-cell table:style-name="TableCell031400">
            <text:p text:style-name="P96"><text:span text:style-name="T291">0000</text:span><text:span text:style-name="T292"/></text:p>
          </table:table-cell>
          <table:table-cell table:style-name="TableCell031401">
            <text:p text:style-name="P96"><text:span text:style-name="T293">MOV AH, 09</text:span><text:span text:style-name="T294"/></text:p>
          </table:table-cell>
          <table:table-cell table:style-name="TableCell031402">
            <text:p text:style-name="P96"><text:span text:style-name="T295">B409</text:span><text:span text:style-name="T296"/></text:p>
          </table:table-cell>
          <table:table-cell table:style-name="TableCell031403">
            <text:p text:style-name="P96"><text:span text:style-name="T297">IP = 0000</text:span></text:p>
            <text:p text:style-name="P96"><text:span text:style-name="T297">AX = 0907</text:span><text:span text:style-name="T298"/></text:p>
          </table:table-cell>
          <table:table-cell table:style-name="TableCell031404">
            <text:p text:style-name="P96"><text:span text:style-name="T299">IP = 0002</text:span></text:p>
            <text:p text:style-name="P96"><text:span text:style-name="T299">AX = 0907</text:span><text:span text:style-name="T300"/></text:p>
          </table:table-cell>
        </table:table-row>
        <table:table-row table:style-name="TableRow0315">
          <table:table-cell table:style-name="TableCell031500">
            <text:p text:style-name="P99"><text:span text:style-name="T301">0002</text:span><text:span text:style-name="T302"/></text:p>
          </table:table-cell>
          <table:table-cell table:style-name="TableCell031501">
            <text:p text:style-name="P99"><text:span text:style-name="T303">INT 21</text:span><text:span text:style-name="T304"/></text:p>
          </table:table-cell>
          <table:table-cell table:style-name="TableCell031502">
            <text:p text:style-name="P99"><text:span text:style-name="T305">CD21</text:span><text:span text:style-name="T306"/></text:p>
          </table:table-cell>
          <table:table-cell table:style-name="TableCell031503">
            <text:p text:style-name="P99"><text:span text:style-name="T307">IP = 0002</text:span></text:p>
            <text:p text:style-name="P99"><text:span text:style-name="T308"/></text:p>
          </table:table-cell>
          <table:table-cell table:style-name="TableCell031504">
            <text:p text:style-name="P99"><text:span text:style-name="T309">IP = 0004</text:span><text:span text:style-name="T310"/></text:p>
          </table:table-cell>
        </table:table-row>
        <table:table-row table:style-name="TableRow0316">
          <table:table-cell table:style-name="TableCell031600">
            <text:p text:style-name="P102"><text:span text:style-name="T311">0004</text:span><text:span text:style-name="T312"/></text:p>
          </table:table-cell>
          <table:table-cell table:style-name="TableCell031601">
            <text:p text:style-name="P102"><text:span text:style-name="T313">RET</text:span><text:span text:style-name="T314"/></text:p>
          </table:table-cell>
          <table:table-cell table:style-name="TableCell031602">
            <text:p text:style-name="P102"><text:span text:style-name="T315">C3</text:span><text:span text:style-name="T316"/></text:p>
          </table:table-cell>
          <table:table-cell table:style-name="TableCell031603">
            <text:p text:style-name="P102"><text:span text:style-name="T317">SP = 0012</text:span></text:p>
            <text:p text:style-name="P102"><text:span text:style-name="T317">IP = 0004</text:span></text:p>
            <text:p text:style-name="P102"><text:span text:style-name="T317">STACK(+0) = 001A</text:span></text:p>
            <text:p text:style-name="P102"><text:span text:style-name="T317">STACK(+2) = 0000</text:span></text:p>
            <text:p text:style-name="P102"><text:span text:style-name="T317">STACK (+4) = 19F5</text:span></text:p>
            <text:p text:style-name="P102"><text:span text:style-name="T318"/></text:p>
          </table:table-cell>
          <table:table-cell table:style-name="TableCell031604">
            <text:p text:style-name="P102"><text:span text:style-name="T319">SP = 0014</text:span></text:p>
            <text:p text:style-name="P102"><text:span text:style-name="T319">IP = 001A</text:span></text:p>
            <text:p text:style-name="P102"><text:span text:style-name="T319">STACK(+0) = 0000</text:span></text:p>
            <text:p text:style-name="P102"><text:span text:style-name="T319">STACK(+2) = 19F5</text:span></text:p>
            <text:p text:style-name="P102"><text:span text:style-name="T319">STACK (+4) = 0000</text:span></text:p>
            <text:p text:style-name="P102"><text:span text:style-name="T320"/></text:p>
          </table:table-cell>
        </table:table-row>
        <table:table-row table:style-name="TableRow0317">
          <table:table-cell table:style-name="TableCell031700">
            <text:p text:style-name="P105"><text:span text:style-name="T321">001A</text:span><text:span text:style-name="T322"/></text:p>
          </table:table-cell>
          <table:table-cell table:style-name="TableCell031701">
            <text:p text:style-name="P105"><text:span text:style-name="T323">RET FAR</text:span><text:span text:style-name="T324"/></text:p>
          </table:table-cell>
          <table:table-cell table:style-name="TableCell031702">
            <text:p text:style-name="P105"><text:span text:style-name="T325">CB</text:span><text:span text:style-name="T326"/></text:p>
          </table:table-cell>
          <table:table-cell table:style-name="TableCell031703">
            <text:p text:style-name="P105"><text:span text:style-name="T327">CS = 1A0A</text:span></text:p>
            <text:p text:style-name="P105"><text:span text:style-name="T327">SP = 0014</text:span></text:p>
            <text:p text:style-name="P105"><text:span text:style-name="T327">IP = 001A</text:span></text:p>
            <text:p text:style-name="P105"><text:span text:style-name="T327">STACK(+0) = 0000</text:span></text:p>
            <text:p text:style-name="P105"><text:span text:style-name="T327">STACK(+2) = 19F5</text:span></text:p>
            <text:p text:style-name="P105"><text:span text:style-name="T328"/></text:p>
          </table:table-cell>
          <table:table-cell table:style-name="TableCell031704">
            <text:p text:style-name="P105"><text:span text:style-name="T329">CS = 19F5</text:span></text:p>
            <text:p text:style-name="P105"><text:span text:style-name="T329">SP = 0018</text:span></text:p>
            <text:p text:style-name="P105"><text:span text:style-name="T329">IP = 0000</text:span></text:p>
            <text:p text:style-name="P105"><text:span text:style-name="T329">STACK(+0) = 0000</text:span></text:p>
            <text:p text:style-name="P105"><text:span text:style-name="T329">STACK(+2) = 0000</text:span></text:p>
            <text:p text:style-name="P105"><text:span text:style-name="T330"/></text:p>
          </table:table-cell>
        </table:table-row>
        <table:table-row table:style-name="TableRow0318">
          <table:table-cell table:style-name="TableCell031800">
            <text:p text:style-name="P108"><text:span text:style-name="T331">0000</text:span><text:span text:style-name="T332"/></text:p>
          </table:table-cell>
          <table:table-cell table:style-name="TableCell031801">
            <text:p text:style-name="P108"><text:span text:style-name="T333">INT 20</text:span><text:span text:style-name="T334"/></text:p>
          </table:table-cell>
          <table:table-cell table:style-name="TableCell031802">
            <text:p text:style-name="P108"><text:span text:style-name="T335">CD20</text:span><text:span text:style-name="T336"/></text:p>
          </table:table-cell>
          <table:table-cell table:style-name="TableCell031803">
            <text:p text:style-name="P108"><text:span text:style-name="T337">AX = 0907</text:span></text:p>
            <text:p text:style-name="P108"><text:span text:style-name="T337">DX<text:s text:c="2"/>= 0010</text:span></text:p>
            <text:p text:style-name="P108"><text:span text:style-name="T337">CS = 19F5</text:span></text:p>
            <text:p text:style-name="P108"><text:span text:style-name="T337">DS = 1A07</text:span></text:p>
            <text:p text:style-name="P108"><text:span text:style-name="T337">IP = 0000</text:span></text:p>
            <text:p text:style-name="P108"><text:span text:style-name="T337">CX = 007B</text:span><text:span text:style-name="T338"/></text:p>
          </table:table-cell>
          <table:table-cell table:style-name="TableCell031804">
            <text:p text:style-name="P108"><text:span text:style-name="T339">AX = 0000</text:span></text:p>
            <text:p text:style-name="P108"><text:span text:style-name="T339">DX<text:s text:c="2"/>= 0000</text:span></text:p>
            <text:p text:style-name="P108"><text:span text:style-name="T339">CS = 1A0A</text:span></text:p>
            <text:p text:style-name="P108"><text:span text:style-name="T339">DS = 19F5</text:span></text:p>
            <text:p text:style-name="P108"><text:span text:style-name="T339">IP = 0005</text:span></text:p>
            <text:p text:style-name="P108"><text:span text:style-name="T339">CX = 0000</text:span><text:span text:style-name="T340"/></text:p>
          </table:table-cell>
        </table:table-row>
      </table:table>
      <text:p text:style-name="P110"><text:span text:style-name="T340"/></text:p>
      <text:p text:style-name="P111"><text:span text:style-name="T340"/></text:p>
      <text:p text:style-name="P111"><text:span text:style-name="T341">Выводы</text:span><text:span text:style-name="T342">.</text:span></text:p>
      <text:p text:style-name="P111"><text:span text:style-name="T343">В ходе выполнения лабораторной работы были получены основные навыки программирования на ассемблере.</text:span></text:p>
      <text:p text:style-name="P112"><text:span text:style-name="T344">Приложение А. Код программ.</text:span></text:p>
      <text:p text:style-name="P113"><text:span text:style-name="T345">Имя файла: hello1.asm</text:span></text:p>
      <text:p text:style-name="P113"><text:span text:style-name="T346">; HELLO1.ASM -<text:s text:c="2"/></text:span><text:span text:style-name="T347">упрощенная версия учебной программы лаб.раб. N1</text:span></text:p>
      <text:p text:style-name="P113"><text:span text:style-name="T348">;<text:s text:c="15"/></text:span><text:span text:style-name="T349">по дисциплине "Архитектура компьютера"</text:span></text:p>
      <text:p text:style-name="P113"><text:span text:style-name="T350">; *****************************************************************</text:span></text:p>
      <text:p text:style-name="P113"><text:span text:style-name="T350">;<text:s/></text:span><text:span text:style-name="T351">Назначение: Программа формирует и выводит на экран приветствие</text:span></text:p>
      <text:p text:style-name="P113"><text:span text:style-name="T352">;<text:s text:c="13"/></text:span><text:span text:style-name="T353">пользователя с помощью функции ДОС "Вывод строки"</text:span></text:p>
      <text:p text:style-name="P113"><text:span text:style-name="T354">;<text:s text:c="13"/>(</text:span><text:span text:style-name="T355">номер 09 прерывание 21h), которая:</text:span></text:p>
      <text:p text:style-name="P113"><text:span text:style-name="T356">;<text:s text:c="14"/>-<text:s/></text:span><text:span text:style-name="T357">обеспечивает вывод на экран строки символов,</text:span></text:p>
      <text:p text:style-name="P113"><text:span text:style-name="T358">;<text:s text:c="16"/></text:span><text:span text:style-name="T359">заканчивающейся знаком "$";</text:span></text:p>
      <text:p text:style-name="P113"><text:span text:style-name="T360">;<text:s text:c="14"/>-<text:s/></text:span><text:span text:style-name="T361">требует задания в регистре ah номера функции=09h,</text:span></text:p>
      <text:p text:style-name="P113"><text:span text:style-name="T362">;<text:s text:c="16"/></text:span><text:span text:style-name="T363">а в регистре dx -<text:s text:c="2"/>смещения<text:s text:c="2"/>адреса<text:s text:c="2"/>выводимой</text:span></text:p>
      <text:p text:style-name="P113"><text:span text:style-name="T364">;<text:s text:c="16"/></text:span><text:span text:style-name="T365">строки;</text:span></text:p>
      <text:p text:style-name="P113"><text:span text:style-name="T366">;<text:s text:c="14"/>-<text:s/></text:span><text:span text:style-name="T367">использует регистр<text:s text:c="2"/>ax<text:s text:c="2"/>и<text:s text:c="2"/>не сохраняет его</text:span></text:p>
      <text:p text:style-name="P113"><text:span text:style-name="T368">;<text:s text:c="16"/></text:span><text:span text:style-name="T369">содержимое.</text:span></text:p>
      <text:p text:style-name="P113"><text:span text:style-name="T370">; ******************************************************************</text:span></text:p>
      <text:p text:style-name="P113"><text:span text:style-name="T371"/></text:p>
      <text:p text:style-name="P113"><text:span text:style-name="T372"><text:s text:c="3"/>DOSSEG<text:s text:c="38"/>;<text:s/></text:span><text:span text:style-name="T373">Задание сегментов под ДОС</text:span></text:p>
      <text:p text:style-name="P113"><text:span text:style-name="T374"><text:s text:c="3"/>.MODEL<text:s text:c="2"/>SMALL<text:s text:c="31"/>;<text:s/></text:span><text:span text:style-name="T375">Модель памяти-SMALL(Малая)</text:span></text:p>
      <text:p text:style-name="P113"><text:span text:style-name="T376"><text:s text:c="3"/>.STACK<text:s text:c="2"/>100h<text:s text:c="32"/>;<text:s/></text:span><text:span text:style-name="T377">Отвести под Стек 256 байт</text:span></text:p>
      <text:p text:style-name="P113"><text:span text:style-name="T378"><text:s text:c="3"/>.DATA<text:s text:c="39"/>;<text:s/></text:span><text:span text:style-name="T379">Начало сегмента данных</text:span></text:p>
      <text:p text:style-name="P113"><text:span text:style-name="T380">Greeting<text:s text:c="2"/>LABEL<text:s text:c="2"/>BYTE<text:s text:c="26"/>;<text:s/></text:span><text:span text:style-name="T381">Текст<text:s text:c="2"/>приветствия</text:span></text:p>
      <text:p text:style-name="P113"><text:span text:style-name="T382"><text:s text:c="3"/>DB '</text:span><text:span text:style-name="T383">Вас приветствует ст.гр.1381 - Новак П.И.',13,10,'$'</text:span></text:p>
      <text:p text:style-name="P113"><text:span text:style-name="T384"><text:s text:c="3"/>.CODE<text:s text:c="32"/>;<text:s/></text:span><text:span text:style-name="T385">Начало сегмента кода</text:span></text:p>
      <text:p text:style-name="P113"><text:span text:style-name="T386"><text:s text:c="3"/>mov<text:s text:c="2"/>ax, @data<text:s text:c="24"/>;<text:s/></text:span><text:span text:style-name="T387">Загрузка в DS адреса начала</text:span></text:p>
      <text:p text:style-name="P113"><text:span text:style-name="T388"><text:s text:c="3"/>mov<text:s text:c="2"/>ds, ax<text:s text:c="27"/>;<text:s/></text:span><text:span text:style-name="T389">сегмента данных</text:span></text:p>
      <text:p text:style-name="P113"><text:span text:style-name="T390"><text:s text:c="3"/>mov<text:s text:c="2"/>dx, OFFSET Greeting<text:s text:c="14"/>;<text:s/></text:span><text:span text:style-name="T391">Загрузка в dx смещения</text:span></text:p>
      <text:p text:style-name="P113"><text:span text:style-name="T392"><text:s text:c="40"/>;<text:s/></text:span><text:span text:style-name="T393">адреса текста приветствия</text:span></text:p>
      <text:p text:style-name="P113"><text:span text:style-name="T394">DisplayGreeting:</text:span></text:p>
      <text:p text:style-name="P113"><text:span text:style-name="T394"><text:s text:c="3"/>mov<text:s text:c="2"/>ah, 9<text:s text:c="28"/>; #<text:s/></text:span><text:span text:style-name="T395">функции ДОС печати строки</text:span></text:p>
      <text:p text:style-name="P113"><text:span text:style-name="T396"><text:s text:c="3"/>int<text:s text:c="2"/>21h<text:s text:c="29"/>;<text:s/></text:span><text:span text:style-name="T397">вывод на экран<text:s text:c="2"/>приветствия</text:span></text:p>
      <text:p text:style-name="P113"><text:span text:style-name="T398"><text:s text:c="3"/>mov<text:s text:c="2"/>ah, 4ch<text:s text:c="26"/>; #<text:s/></text:span><text:span text:style-name="T399">функции ДОС завершения программы</text:span></text:p>
      <text:p text:style-name="P113"><text:span text:style-name="T400"><text:s text:c="3"/>int<text:s text:c="2"/>21h<text:s text:c="29"/>;<text:s/></text:span><text:span text:style-name="T401">завершение программы и выход в ДОС</text:span></text:p>
      <text:p text:style-name="P113"><text:span text:style-name="T402"><text:s text:c="3"/>END</text:span></text:p>
      <text:p text:style-name="P113"><text:span text:style-name="T403">Имя файла: hello2.asm</text:span></text:p>
      <text:p text:style-name="P113"><text:span text:style-name="T404">; HELLO2 -<text:s/></text:span><text:span text:style-name="T405">Учебная программа N2<text:s text:c="2"/>лаб.раб.#1 по дисциплине "Архитектура компьютера"<text:line-break/>;<text:s text:c="10"/>Программа использует процедуру для печати строки<text:line-break/>;<text:line-break/>;<text:s text:c="6"/>ТЕКСТ<text:s text:c="2"/>ПРОГРАММЫ<text:line-break/><text:line-break/>EOFLine<text:s text:c="2"/>EQU<text:s text:c="2"/>'$'<text:s text:c="9"/>; Определение символьной константы<text:line-break/><text:s text:c="26"/>;<text:s text:c="5"/>"Конец строки"<text:line-break/><text:line-break/>; Стек<text:s text:c="2"/>программы<text:line-break/><text:line-break/>ASSUME CS:CODE, SS:AStack<text:line-break/><text:line-break/>AStack<text:s text:c="4"/>SEGMENT<text:s text:c="2"/>STACK<text:line-break/><text:s text:c="10"/>DW 12 DUP('!')<text:s text:c="4"/>; Отводится 12 слов памяти<text:line-break/>AStack<text:s text:c="4"/>ENDS<text:line-break/><text:line-break/>; Данные программы<text:line-break/><text:line-break/>DATA<text:s text:c="6"/>SEGMENT<text:line-break/><text:line-break/>;<text:s text:c="2"/>Директивы описания данных<text:line-break/><text:line-break/>HELLO<text:s text:c="5"/>DB 'Hello Worlds!', 0AH, 0DH,EOFLine<text:line-break/>GREETING<text:s text:c="2"/>DB 'Student from 1381<text:s/></text:span><text:span text:style-name="T406">–</text:span><text:span text:style-name="T407"><text:s/>Novak Polina$'<text:line-break/>DATA<text:s text:c="6"/>ENDS<text:line-break/><text:line-break/>;<text:s/></text:span><text:span text:style-name="T408">Код программы<text:line-break/><text:line-break/>CODE<text:s text:c="6"/>SEGMENT<text:line-break/>; Процедура печати строки<text:line-break/>WriteMsg<text:s text:c="2"/>PROC<text:s text:c="2"/>NEAR<text:line-break/><text:s text:c="10"/>mov<text:s text:c="3"/>AH,9<text:line-break/><text:s text:c="10"/>int<text:s text:c="3"/>21h<text:s text:c="2"/>; Вызов функции DOS по прерыванию<text:line-break/><text:s text:c="10"/>ret<text:line-break/>WriteMsg<text:s text:c="2"/>ENDP<text:line-break/><text:line-break/>; Головная процедура<text:line-break/>Main<text:s text:c="6"/>PROC<text:s text:c="2"/>FAR<text:line-break/><text:s text:c="10"/>push<text:s text:c="2"/>DS<text:s text:c="7"/>;\<text:s text:c="2"/>Сохранение адреса начала PSP в стеке<text:line-break/><text:s text:c="10"/>sub<text:s text:c="3"/>AX,AX<text:s text:c="4"/>; &gt; для последующего восстановления по<text:line-break/><text:s text:c="10"/>push<text:s text:c="2"/>AX<text:s text:c="7"/>;/<text:s text:c="2"/>команде ret, завершающей процедуру.<text:line-break/><text:s text:c="10"/>mov<text:s text:c="3"/>AX,DATA<text:s text:c="13"/>; Загрузка сегментного<text:line-break/><text:s text:c="10"/>mov<text:s text:c="3"/>DS,AX<text:s text:c="15"/>; регистра данных.<text:line-break/><text:s text:c="10"/>mov<text:s text:c="3"/>DX, OFFSET HELLO<text:s text:c="4"/>; Вывод на экран первой<text:line-break/><text:s text:c="10"/>call<text:s text:c="2"/>WriteMsg<text:s text:c="12"/>; строки приветствия.<text:line-break/><text:s text:c="10"/>mov<text:s text:c="3"/>DX, OFFSET GREETING ; Вывод на экран второй<text:line-break/><text:s text:c="10"/>call<text:s text:c="2"/>WriteMsg<text:s text:c="12"/>; строки приветствия.<text:line-break/><text:s text:c="10"/>ret<text:s text:c="23"/>; Выход в DOS по команде,<text:line-break/><text:s text:c="36"/>; находящейся в 1-ом слове PSP.<text:line-break/>Main<text:s text:c="6"/>ENDP<text:line-break/>CODE<text:s text:c="6"/>ENDS<text:line-break/><text:s text:c="10"/>END Main<text:line-break/></text:span></text:p>
      <text:p text:style-name="P114"><text:span text:style-name="T409">Приложение Б. Листинг<text:s text:c="2"/>успешной<text:s text:c="2"/>трансляции<text:s text:c="2"/></text:span></text:p>
      <text:p text:style-name="P114"><text:span text:style-name="T409">программами.</text:span></text:p>
      <text:p text:style-name="P115"><text:span text:style-name="T410">Имя файла: hello1.lst</text:span></text:p>
      <text:p text:style-name="P115"><text:span text:style-name="T411">#Microsoft (R) Macro Assembler Version 5.10<text:s text:c="18"/>9/7/22 20:37:33<text:line-break/></text:span></text:p>
      <text:p text:style-name="P115"><text:span text:style-name="T411"><text:s text:c="61"/>Page<text:s text:c="5"/>1-1</text:span></text:p>
      <text:p text:style-name="P115"><text:span text:style-name="T412"/></text:p>
      <text:p text:style-name="P115"><text:span text:style-name="T412"/></text:p>
      <text:p text:style-name="P115"><text:span text:style-name="T413"><text:tab/><text:tab/><text:tab/><text:tab/></text:span></text:p>
      <text:p text:style-name="P115"><text:span text:style-name="T413"><text:tab/><text:tab/><text:tab/><text:tab/>; HELLO1.ASM -<text:s text:c="2"/></text:span><text:span text:style-name="T414">СѓРїСЂРѕС</text:span><text:span text:style-name="T415">‰</text:span><text:span text:style-name="T416">Р</text:span><text:span text:style-name="T417">µ</text:span><text:span text:style-name="T418">РЅРЅР</text:span><text:span text:style-name="T419">°</text:span><text:span text:style-name="T420">СЏ РІР</text:span><text:span text:style-name="T421">µ</text:span><text:span text:style-name="T422">СЂСЃРё</text:span></text:p>
      <text:p text:style-name="P115"><text:span text:style-name="T423"><text:tab/><text:tab/><text:tab/><text:tab/></text:span><text:span text:style-name="T424">СЏ СѓС</text:span><text:span text:style-name="T425">‡</text:span><text:span text:style-name="T426">Р</text:span><text:span text:style-name="T427">µ</text:span><text:span text:style-name="T428">Р</text:span><text:span text:style-name="T429">±</text:span><text:span text:style-name="T430">РЅРѕР</text:span><text:span text:style-name="T431">№</text:span><text:span text:style-name="T432"><text:s/></text:span><text:span text:style-name="T433">РїСЂРѕРіСЂР</text:span><text:span text:style-name="T434">°</text:span><text:span text:style-name="T435">РјРјС</text:span><text:span text:style-name="T436">‹</text:span><text:span text:style-name="T437"><text:s/></text:span><text:span text:style-name="T438">Р</text:span><text:span text:style-name="T439">»</text:span><text:span text:style-name="T440">Р</text:span><text:span text:style-name="T441">°</text:span><text:span text:style-name="T442">Р</text:span><text:span text:style-name="T443">±.</text:span><text:span text:style-name="T444">СЂР</text:span></text:p>
      <text:p text:style-name="P115"><text:span text:style-name="T445"><text:tab/><text:tab/><text:tab/><text:tab/>°</text:span><text:span text:style-name="T446">Р</text:span><text:span text:style-name="T447">±. N1</text:span></text:p>
      <text:p text:style-name="P115"><text:span text:style-name="T448"><text:tab/><text:tab/><text:tab/><text:tab/>;<text:s text:c="15"/></text:span><text:span text:style-name="T449">РїРѕ Р</text:span><text:span text:style-name="T450">ґРёСЃС</text:span><text:span text:style-name="T451">†</text:span><text:span text:style-name="T452">РёРїР</text:span><text:span text:style-name="T453">»</text:span><text:span text:style-name="T454">РёРЅР</text:span><text:span text:style-name="T455">µ "</text:span><text:span text:style-name="T456">РђСЂ</text:span></text:p>
      <text:p text:style-name="P115"><text:span text:style-name="T457"><text:tab/><text:tab/><text:tab/><text:tab/></text:span><text:span text:style-name="T458">С…РёС‚Р</text:span><text:span text:style-name="T459">µ</text:span><text:span text:style-name="T460">РєС‚СѓСЂР</text:span><text:span text:style-name="T461">°<text:s/></text:span><text:span text:style-name="T462">РєРѕРјРїСЊСЋС‚Р</text:span><text:span text:style-name="T463">µ</text:span><text:span text:style-name="T464">СЂР</text:span><text:span text:style-name="T465">°"</text:span></text:p>
      <text:p text:style-name="P115"><text:span text:style-name="T466"><text:tab/><text:tab/><text:tab/><text:tab/>; *********************************************</text:span></text:p>
      <text:p text:style-name="P115"><text:span text:style-name="T466"><text:tab/><text:tab/><text:tab/><text:tab/>********************</text:span></text:p>
      <text:p text:style-name="P115"><text:span text:style-name="T466"><text:tab/><text:tab/><text:tab/><text:tab/>;<text:s/></text:span><text:span text:style-name="T467">РќР</text:span><text:span text:style-name="T468">°</text:span><text:span text:style-name="T469">Р</text:span><text:span text:style-name="T470">·</text:span><text:span text:style-name="T471">РЅР</text:span><text:span text:style-name="T472">°</text:span><text:span text:style-name="T473">С</text:span><text:span text:style-name="T474">‡</text:span><text:span text:style-name="T475">Р</text:span><text:span text:style-name="T476">µ</text:span><text:span text:style-name="T477">РЅРёР</text:span><text:span text:style-name="T478">µ:<text:s/></text:span><text:span text:style-name="T479">РџСЂРѕРіСЂР</text:span><text:span text:style-name="T480">°</text:span><text:span text:style-name="T481">РјРјР</text:span><text:span text:style-name="T482">°<text:s/></text:span><text:span text:style-name="T483">С</text:span><text:span text:style-name="T484">„</text:span><text:span text:style-name="T485">Рѕ</text:span></text:p>
      <text:p text:style-name="P115"><text:span text:style-name="T486"><text:tab/><text:tab/><text:tab/><text:tab/></text:span><text:span text:style-name="T487">СЂРјРёСЂСѓР</text:span><text:span text:style-name="T488">µ</text:span><text:span text:style-name="T489">С‚ Рё РІС</text:span><text:span text:style-name="T490">‹</text:span><text:span text:style-name="T491">РІРѕР</text:span><text:span text:style-name="T492">ґРёС‚ РЅР</text:span><text:span text:style-name="T493">°<text:s/></text:span><text:span text:style-name="T494">СЌРєСЂР</text:span><text:span text:style-name="T495">°</text:span><text:span text:style-name="T496">Р</text:span></text:p>
      <text:p text:style-name="P115"><text:span text:style-name="T497"><text:tab/><text:tab/><text:tab/><text:tab/></text:span><text:span text:style-name="T498">Ѕ РїСЂРёРІР</text:span><text:span text:style-name="T499">µ</text:span><text:span text:style-name="T500">С‚СЃС‚РІРёР</text:span><text:span text:style-name="T501">µ</text:span></text:p>
      <text:p text:style-name="P115"><text:span text:style-name="T502"><text:tab/><text:tab/><text:tab/><text:tab/>;<text:s text:c="13"/></text:span><text:span text:style-name="T503">РїРѕР</text:span><text:span text:style-name="T504">»</text:span><text:span text:style-name="T505">СЊР</text:span><text:span text:style-name="T506">·</text:span><text:span text:style-name="T507">РѕРІР</text:span><text:span text:style-name="T508">°</text:span><text:span text:style-name="T509">С‚Р</text:span><text:span text:style-name="T510">µ</text:span><text:span text:style-name="T511">Р</text:span><text:span text:style-name="T512">»</text:span><text:span text:style-name="T513">СЏ СЃ РїРѕР</text:span></text:p>
      <text:p text:style-name="P115"><text:span text:style-name="T514"><text:tab/><text:tab/><text:tab/><text:tab/></text:span><text:span text:style-name="T515">јРѕС</text:span><text:span text:style-name="T516">‰</text:span><text:span text:style-name="T517">СЊСЋ С</text:span><text:span text:style-name="T518">„</text:span><text:span text:style-name="T519">СѓРЅРєС</text:span><text:span text:style-name="T520">†</text:span><text:span text:style-name="T521">РёРё Р”РћРЎ "Р’С</text:span><text:span text:style-name="T522">‹</text:span><text:span text:style-name="T523">РІРѕР</text:span><text:span text:style-name="T524">ґ СЃС</text:span></text:p>
      <text:p text:style-name="P115"><text:span text:style-name="T525"><text:tab/><text:tab/><text:tab/><text:tab/>‚</text:span><text:span text:style-name="T526">СЂРѕРєРё"</text:span></text:p>
      <text:p text:style-name="P115"><text:span text:style-name="T527"><text:tab/><text:tab/><text:tab/><text:tab/>;<text:s text:c="13"/>(</text:span><text:span text:style-name="T528">РЅРѕРјР</text:span><text:span text:style-name="T529">µ</text:span><text:span text:style-name="T530">СЂ 09 РїСЂР</text:span><text:span text:style-name="T531">µ</text:span><text:span text:style-name="T532">СЂС</text:span><text:span text:style-name="T533">‹</text:span><text:span text:style-name="T534">РІР</text:span><text:span text:style-name="T535">°</text:span><text:span text:style-name="T536">РЅРё</text:span></text:p>
      <text:p text:style-name="P115"><text:span text:style-name="T537"><text:tab/><text:tab/><text:tab/><text:tab/></text:span><text:span text:style-name="T538">Р</text:span><text:span text:style-name="T539">µ 21h),<text:s/></text:span><text:span text:style-name="T540">РєРѕС‚РѕСЂР</text:span><text:span text:style-name="T541">°</text:span><text:span text:style-name="T542">СЏ:</text:span></text:p>
      <text:p text:style-name="P115"><text:span text:style-name="T543"><text:tab/><text:tab/><text:tab/><text:tab/>;<text:s text:c="14"/>-<text:s/></text:span><text:span text:style-name="T544">РѕР</text:span><text:span text:style-name="T545">±</text:span><text:span text:style-name="T546">Р</text:span><text:span text:style-name="T547">µ</text:span><text:span text:style-name="T548">СЃРїР</text:span><text:span text:style-name="T549">µ</text:span><text:span text:style-name="T550">С</text:span><text:span text:style-name="T551">‡</text:span><text:span text:style-name="T552">РёРІР</text:span><text:span text:style-name="T553">°</text:span><text:span text:style-name="T554">Р</text:span><text:span text:style-name="T555">µ</text:span><text:span text:style-name="T556">С‚ РІС</text:span><text:span text:style-name="T557">‹</text:span><text:span text:style-name="T558">Р</text:span></text:p>
      <text:p text:style-name="P115"><text:span text:style-name="T559"><text:tab/><text:tab/><text:tab/><text:tab/></text:span><text:span text:style-name="T560">ІРѕР</text:span><text:span text:style-name="T561">ґ РЅР</text:span><text:span text:style-name="T562">°<text:s/></text:span><text:span text:style-name="T563">СЌРєСЂР</text:span><text:span text:style-name="T564">°</text:span><text:span text:style-name="T565">РЅ СЃС‚СЂРѕРєРё СЃРёРјРІРѕР</text:span><text:span text:style-name="T566">»</text:span></text:p>
      <text:p text:style-name="P115"><text:span text:style-name="T567"><text:tab/><text:tab/><text:tab/><text:tab/></text:span><text:span text:style-name="T568">РѕРІ,</text:span></text:p>
      <text:p text:style-name="P115"><text:span text:style-name="T569"><text:tab/><text:tab/><text:tab/><text:tab/>;<text:s text:c="16"/></text:span><text:span text:style-name="T570">Р</text:span><text:span text:style-name="T571">·</text:span><text:span text:style-name="T572">Р</text:span><text:span text:style-name="T573">°</text:span><text:span text:style-name="T574">РєР</text:span><text:span text:style-name="T575">°</text:span><text:span text:style-name="T576">РЅС</text:span><text:span text:style-name="T577">‡</text:span><text:span text:style-name="T578">РёРІР</text:span><text:span text:style-name="T579">°</text:span><text:span text:style-name="T580">СЋС</text:span><text:span text:style-name="T581">‰</text:span><text:span text:style-name="T582">Р</text:span><text:span text:style-name="T583">µ</text:span><text:span text:style-name="T584">Р</text:span><text:span text:style-name="T585">№</text:span><text:span text:style-name="T586">СЃСЏ</text:span></text:p>
      <text:p text:style-name="P115"><text:span text:style-name="T587"><text:tab/><text:tab/><text:tab/><text:tab/><text:s/></text:span><text:span text:style-name="T588">Р</text:span><text:span text:style-name="T589">·</text:span><text:span text:style-name="T590">РЅР</text:span><text:span text:style-name="T591">°</text:span><text:span text:style-name="T592">РєРѕРј "$";</text:span></text:p>
      <text:p text:style-name="P115"><text:span text:style-name="T593"><text:tab/><text:tab/><text:tab/><text:tab/>;<text:s text:c="14"/>-<text:s/></text:span><text:span text:style-name="T594">С‚СЂР</text:span><text:span text:style-name="T595">µ</text:span><text:span text:style-name="T596">Р</text:span><text:span text:style-name="T597">±</text:span><text:span text:style-name="T598">СѓР</text:span><text:span text:style-name="T599">µ</text:span><text:span text:style-name="T600">С‚ Р</text:span><text:span text:style-name="T601">·</text:span><text:span text:style-name="T602">Р</text:span><text:span text:style-name="T603">°</text:span><text:span text:style-name="T604">Р</text:span><text:span text:style-name="T605">ґР</text:span><text:span text:style-name="T606">°</text:span><text:span text:style-name="T607">РЅРёСЏ</text:span></text:p>
      <text:p text:style-name="P115"><text:span text:style-name="T608"><text:tab/><text:tab/><text:tab/><text:tab/></text:span><text:span text:style-name="T609">РІ СЂР</text:span><text:span text:style-name="T610">µ</text:span><text:span text:style-name="T611">РіРёСЃС‚СЂР</text:span><text:span text:style-name="T612">µ ah<text:s/></text:span><text:span text:style-name="T613">РЅРѕРјР</text:span><text:span text:style-name="T614">µ</text:span><text:span text:style-name="T615">СЂР</text:span><text:span text:style-name="T616">°<text:s/></text:span><text:span text:style-name="T617">С</text:span><text:span text:style-name="T618">„</text:span><text:span text:style-name="T619">СѓРЅРєС</text:span><text:span text:style-name="T620">†</text:span><text:span text:style-name="T621">Р</text:span></text:p>
      <text:p text:style-name="P115"><text:span text:style-name="T622"><text:tab/><text:tab/><text:tab/><text:tab/></text:span><text:span text:style-name="T623">ёРё=09h,</text:span></text:p>
      <text:p text:style-name="P115"><text:span text:style-name="T624"><text:tab/><text:tab/><text:tab/><text:tab/>;<text:s text:c="16"/></text:span><text:span text:style-name="T625">Р</text:span><text:span text:style-name="T626">°<text:s/></text:span><text:span text:style-name="T627">РІ СЂР</text:span><text:span text:style-name="T628">µ</text:span><text:span text:style-name="T629">РіРёСЃС‚СЂР</text:span><text:span text:style-name="T630">µ dx -<text:s text:c="2"/></text:span><text:span text:style-name="T631">С</text:span></text:p>
      <text:p text:style-name="P115"><text:span text:style-name="T632"><text:tab/><text:tab/><text:tab/><text:tab/></text:span><text:span text:style-name="T633">ЃРјР</text:span><text:span text:style-name="T634">µ</text:span><text:span text:style-name="T635">С</text:span><text:span text:style-name="T636">‰</text:span><text:span text:style-name="T637">Р</text:span><text:span text:style-name="T638">µ</text:span><text:span text:style-name="T639">РЅРёСЏ<text:s text:c="2"/>Р</text:span><text:span text:style-name="T640">°</text:span><text:span text:style-name="T641">Р</text:span><text:span text:style-name="T642">ґСЂР</text:span><text:span text:style-name="T643">µ</text:span><text:span text:style-name="T644">СЃР</text:span><text:span text:style-name="T645">°<text:s text:c="2"/></text:span><text:span text:style-name="T646">РІС</text:span><text:span text:style-name="T647">‹</text:span><text:span text:style-name="T648">РІРѕР</text:span><text:span text:style-name="T649">ґРёРјРѕ</text:span></text:p>
      <text:p text:style-name="P115"><text:span text:style-name="T650"><text:tab/><text:tab/><text:tab/><text:tab/></text:span><text:span text:style-name="T651">Р</text:span><text:span text:style-name="T652">№</text:span></text:p>
      <text:p text:style-name="P115"><text:span text:style-name="T653"><text:tab/><text:tab/><text:tab/><text:tab/>;<text:s text:c="16"/></text:span><text:span text:style-name="T654">СЃС‚СЂРѕРєРё;</text:span></text:p>
      <text:p text:style-name="P115"><text:span text:style-name="T655"><text:tab/><text:tab/><text:tab/><text:tab/>;<text:s text:c="14"/>-<text:s/></text:span><text:span text:style-name="T656">РёСЃРїРѕР</text:span><text:span text:style-name="T657">»</text:span><text:span text:style-name="T658">СЊР</text:span><text:span text:style-name="T659">·</text:span><text:span text:style-name="T660">СѓР</text:span><text:span text:style-name="T661">µ</text:span><text:span text:style-name="T662">С‚ СЂР</text:span><text:span text:style-name="T663">µ</text:span><text:span text:style-name="T664">РіРёС</text:span></text:p>
      <text:p text:style-name="P115"><text:span text:style-name="T665"><text:tab/><text:tab/><text:tab/><text:tab/></text:span><text:span text:style-name="T666">ЃС‚СЂ<text:s text:c="2"/>ax<text:s text:c="2"/>Рё<text:s text:c="2"/>РЅР</text:span><text:span text:style-name="T667">µ<text:s/></text:span><text:span text:style-name="T668">СЃРѕС…СЂР</text:span><text:span text:style-name="T669">°</text:span><text:span text:style-name="T670">РЅСЏР</text:span><text:span text:style-name="T671">µ</text:span><text:span text:style-name="T672">С‚ Р</text:span><text:span text:style-name="T673">µ</text:span><text:span text:style-name="T674">РіРѕ</text:span></text:p>
      <text:p text:style-name="P115"><text:span text:style-name="T675"><text:tab/><text:tab/><text:tab/><text:tab/>;<text:s text:c="16"/></text:span><text:span text:style-name="T676">СЃРѕР</text:span><text:span text:style-name="T677">ґР</text:span><text:span text:style-name="T678">µ</text:span><text:span text:style-name="T679">СЂР</text:span><text:span text:style-name="T680">¶</text:span><text:span text:style-name="T681">РёРјРѕР</text:span><text:span text:style-name="T682">µ.</text:span></text:p>
      <text:p text:style-name="P115"><text:span text:style-name="T683"><text:tab/><text:tab/><text:tab/><text:tab/>; *********************************************</text:span></text:p>
      <text:p text:style-name="P115"><text:span text:style-name="T683"><text:tab/><text:tab/><text:tab/><text:tab/>*********************</text:span></text:p>
      <text:p text:style-name="P115"><text:span text:style-name="T683"><text:tab/><text:tab/><text:tab/><text:tab/></text:span></text:p>
      <text:p text:style-name="P115"><text:span text:style-name="T683"><text:tab/><text:tab/><text:tab/><text:tab/><text:s text:c="3"/>DOSSEG<text:s text:c="38"/></text:span></text:p>
      <text:p text:style-name="P115"><text:span text:style-name="T683"><text:tab/><text:tab/><text:tab/><text:tab/>;<text:s/></text:span><text:span text:style-name="T684">Р</text:span><text:span text:style-name="T685">—</text:span><text:span text:style-name="T686">Р</text:span><text:span text:style-name="T687">°</text:span><text:span text:style-name="T688">Р</text:span><text:span text:style-name="T689">ґР</text:span><text:span text:style-name="T690">°</text:span><text:span text:style-name="T691">РЅРёР</text:span><text:span text:style-name="T692">µ<text:s/></text:span><text:span text:style-name="T693">СЃР</text:span><text:span text:style-name="T694">µ</text:span><text:span text:style-name="T695">РіРјР</text:span><text:span text:style-name="T696">µ</text:span><text:span text:style-name="T697">РЅС‚РѕРІ РїРѕР</text:span><text:span text:style-name="T698">ґ Р”Рћ</text:span></text:p>
      <text:p text:style-name="P115"><text:span text:style-name="T699"><text:tab/><text:tab/><text:tab/><text:tab/></text:span><text:span text:style-name="T700">РЎ</text:span></text:p>
      <text:p text:style-name="P115"><text:span text:style-name="T701"><text:tab/><text:tab/><text:tab/><text:tab/><text:s text:c="3"/>.MODEL<text:s text:c="2"/>SMALL<text:s text:c="31"/></text:span></text:p>
      <text:p text:style-name="P115"><text:span text:style-name="T701"><text:tab/><text:tab/><text:tab/><text:tab/>;<text:s/></text:span><text:span text:style-name="T702">РњРѕР</text:span><text:span text:style-name="T703">ґР</text:span><text:span text:style-name="T704">µ</text:span><text:span text:style-name="T705">Р</text:span><text:span text:style-name="T706">»</text:span><text:span text:style-name="T707">СЊ РїР</text:span><text:span text:style-name="T708">°</text:span><text:span text:style-name="T709">РјСЏС‚Рё-SMALL(РњР</text:span><text:span text:style-name="T710">°</text:span><text:span text:style-name="T711">Р</text:span><text:span text:style-name="T712">»</text:span><text:span text:style-name="T713">Р</text:span><text:span text:style-name="T714">°</text:span><text:span text:style-name="T715">СЏ)</text:span></text:p>
      <text:p text:style-name="P115"><text:span text:style-name="T716"><text:tab/><text:tab/><text:tab/><text:tab/><text:s text:c="3"/>.STACK<text:s text:c="2"/>100h<text:s text:c="32"/></text:span></text:p>
      <text:p text:style-name="P115"><text:span text:style-name="T716"><text:tab/><text:tab/><text:tab/><text:tab/>;<text:s/></text:span><text:span text:style-name="T717">РћС‚РІР</text:span><text:span text:style-name="T718">µ</text:span><text:span text:style-name="T719">СЃС‚Рё РїРѕР</text:span><text:span text:style-name="T720">ґ РЎС‚Р</text:span><text:span text:style-name="T721">µ</text:span><text:span text:style-name="T722">Рє 256 Р</text:span><text:span text:style-name="T723">±</text:span><text:span text:style-name="T724">Р</text:span><text:span text:style-name="T725">°</text:span><text:span text:style-name="T726">Р</text:span><text:span text:style-name="T727">№</text:span><text:span text:style-name="T728">С‚</text:span></text:p>
      <text:p text:style-name="P115"><text:span text:style-name="T729"><text:tab/><text:tab/><text:tab/><text:tab/><text:s text:c="3"/>.DATA<text:s text:c="39"/></text:span></text:p>
      <text:p text:style-name="P115"><text:span text:style-name="T729"><text:tab/><text:tab/><text:tab/><text:tab/>;<text:s/></text:span><text:span text:style-name="T730">РќР</text:span><text:span text:style-name="T731">°</text:span><text:span text:style-name="T732">С</text:span><text:span text:style-name="T733">‡</text:span><text:span text:style-name="T734">Р</text:span><text:span text:style-name="T735">°</text:span><text:span text:style-name="T736">Р</text:span><text:span text:style-name="T737">»</text:span><text:span text:style-name="T738">Рѕ СЃР</text:span><text:span text:style-name="T739">µ</text:span><text:span text:style-name="T740">РіРјР</text:span><text:span text:style-name="T741">µ</text:span><text:span text:style-name="T742">РЅС‚Р</text:span><text:span text:style-name="T743">°<text:s/></text:span><text:span text:style-name="T744">Р</text:span><text:span text:style-name="T745">ґР</text:span><text:span text:style-name="T746">°</text:span><text:span text:style-name="T747">РЅРЅС</text:span><text:span text:style-name="T748">‹</text:span><text:span text:style-name="T749">С…</text:span></text:p>
      <text:p text:style-name="P115"><text:span text:style-name="T750"><text:s/>0000<text:tab/><text:tab/><text:tab/><text:tab/>Greeting<text:s text:c="2"/>LABEL<text:s text:c="2"/>BYTE<text:s text:c="26"/></text:span></text:p>
      <text:p text:style-name="P115"><text:span text:style-name="T750"><text:tab/><text:tab/><text:tab/><text:tab/>;<text:s/></text:span><text:span text:style-name="T751">РўР</text:span><text:span text:style-name="T752">µ</text:span><text:span text:style-name="T753">РєСЃС‚<text:s text:c="2"/>РїСЂРёРІР</text:span><text:span text:style-name="T754">µ</text:span><text:span text:style-name="T755">С‚СЃС‚РІРёСЏ</text:span></text:p>
      <text:p text:style-name="P115"><text:span text:style-name="T756"><text:s/>0000<text:s text:c="2"/>D0 92 D0 B0 D1 81<text:tab/><text:s text:c="3"/>DB '</text:span><text:span text:style-name="T757">Р’Р</text:span><text:span text:style-name="T758">°</text:span><text:span text:style-name="T759">СЃ РїСЂРёРІР</text:span><text:span text:style-name="T760">µ</text:span><text:span text:style-name="T761">С‚СЃС‚РІСѓР</text:span><text:span text:style-name="T762">µ</text:span><text:span text:style-name="T763">С‚ СЃС‚.РіС</text:span></text:p>
      <text:p text:style-name="P115"><text:span text:style-name="T764"><text:tab/><text:tab/><text:tab/><text:tab/></text:span><text:span text:style-name="T765">Ђ.1381 - РњР</text:span><text:span text:style-name="T766">µ</text:span><text:span text:style-name="T767">Р</text:span><text:span text:style-name="T768">»</text:span><text:span text:style-name="T769">СЊРєСѓРјСЏРЅС</text:span><text:span text:style-name="T770">†</text:span><text:span text:style-name="T771"><text:s/></text:span><text:span text:style-name="T772">Р”.Рђ.',13,10,'$'</text:span></text:p>
      <text:p text:style-name="P115"><text:span text:style-name="T773"><text:s text:c="7"/>20 D0 BF D1 80 D0<text:tab/></text:span></text:p>
      <text:p text:style-name="P115"><text:span text:style-name="T773"><text:s text:c="7"/>B8 D0 B2 D0 B5 D1<text:tab/></text:span></text:p>
      <text:p text:style-name="P115"><text:span text:style-name="T773"><text:s text:c="7"/>82 D1 81 D1 82 D0<text:tab/></text:span></text:p>
      <text:p text:style-name="P115"><text:span text:style-name="T773"><text:s text:c="7"/>B2 D1 83 D0 B5 D1<text:tab/></text:span></text:p>
      <text:p text:style-name="P115"><text:span text:style-name="T773"><text:s text:c="7"/>82 20 D1 81 D1 82<text:tab/></text:span></text:p>
      <text:p text:style-name="P115"><text:span text:style-name="T773"><text:s text:c="7"/>2E D0 B3 D1 80 2E<text:tab/></text:span></text:p>
      <text:p text:style-name="P115"><text:span text:style-name="T773"><text:s text:c="7"/>31 33 38 31 20 2D<text:tab/></text:span></text:p>
      <text:p text:style-name="P116"><text:span text:style-name="T773">#Microsoft (R) Macro Assembler Version 5.10<text:s text:c="18"/>9/7/22 20:37:33<text:line-break/></text:span></text:p>
      <text:p text:style-name="P117"><text:span text:style-name="T773"><text:s text:c="61"/>Page<text:s text:c="5"/>1-2</text:span></text:p>
      <text:p text:style-name="P117"><text:span text:style-name="T774"/></text:p>
      <text:p text:style-name="P117"><text:span text:style-name="T774"/></text:p>
      <text:p text:style-name="P117"><text:span text:style-name="T775"><text:s text:c="7"/>20 D0 9C D0 B5 D0<text:tab/></text:span></text:p>
      <text:p text:style-name="P117"><text:span text:style-name="T775"><text:s text:c="7"/>BB D1 8C D0 BA D1<text:tab/></text:span></text:p>
      <text:p text:style-name="P117"><text:span text:style-name="T775"><text:s text:c="7"/>83 D0 BC D1 8F D0<text:tab/></text:span></text:p>
      <text:p text:style-name="P117"><text:span text:style-name="T775"><text:s text:c="7"/>BD D1 86 20 D0 94<text:tab/></text:span></text:p>
      <text:p text:style-name="P117"><text:span text:style-name="T775"><text:s text:c="7"/>2E D0 90 2E 0D 0A<text:tab/></text:span></text:p>
      <text:p text:style-name="P117"><text:span text:style-name="T775"><text:s text:c="7"/>24<text:tab/><text:tab/><text:tab/></text:span></text:p>
      <text:p text:style-name="P117"><text:span text:style-name="T775"><text:tab/><text:tab/><text:tab/><text:tab/><text:s text:c="3"/>.CODE<text:s text:c="32"/>;<text:s/></text:span><text:span text:style-name="T776">РќР</text:span><text:span text:style-name="T777">°</text:span><text:span text:style-name="T778">С</text:span></text:p>
      <text:p text:style-name="P117"><text:span text:style-name="T779"><text:tab/><text:tab/><text:tab/><text:tab/></text:span><text:span text:style-name="T780">‡</text:span><text:span text:style-name="T781">Р</text:span><text:span text:style-name="T782">°</text:span><text:span text:style-name="T783">Р</text:span><text:span text:style-name="T784">»</text:span><text:span text:style-name="T785">Рѕ СЃР</text:span><text:span text:style-name="T786">µ</text:span><text:span text:style-name="T787">РіРјР</text:span><text:span text:style-name="T788">µ</text:span><text:span text:style-name="T789">РЅС‚Р</text:span><text:span text:style-name="T790">°<text:s/></text:span><text:span text:style-name="T791">РєРѕР</text:span><text:span text:style-name="T792">ґР</text:span><text:span text:style-name="T793">°</text:span></text:p>
      <text:p text:style-name="P117"><text:span text:style-name="T794"><text:s/>0000<text:s text:c="2"/>B8 ---- R<text:tab/><text:tab/><text:s text:c="3"/>mov<text:s text:c="2"/>ax, @data<text:s text:c="24"/>;<text:s/></text:span><text:span text:style-name="T795">Р</text:span><text:span text:style-name="T796">—</text:span><text:span text:style-name="T797">Р</text:span><text:span text:style-name="T798">°</text:span></text:p>
      <text:p text:style-name="P117"><text:span text:style-name="T799"><text:tab/><text:tab/><text:tab/><text:tab/></text:span><text:span text:style-name="T800">РіСЂСѓР</text:span><text:span text:style-name="T801">·</text:span><text:span text:style-name="T802">РєР</text:span><text:span text:style-name="T803">°<text:s/></text:span><text:span text:style-name="T804">РІ DS Р</text:span><text:span text:style-name="T805">°</text:span><text:span text:style-name="T806">Р</text:span><text:span text:style-name="T807">ґСЂР</text:span><text:span text:style-name="T808">µ</text:span><text:span text:style-name="T809">СЃР</text:span><text:span text:style-name="T810">°<text:s/></text:span><text:span text:style-name="T811">РЅР</text:span><text:span text:style-name="T812">°</text:span><text:span text:style-name="T813">С</text:span><text:span text:style-name="T814">‡</text:span><text:span text:style-name="T815">Р</text:span><text:span text:style-name="T816">°</text:span><text:span text:style-name="T817">Р</text:span><text:span text:style-name="T818">»</text:span><text:span text:style-name="T819">Р</text:span><text:span text:style-name="T820">°</text:span></text:p>
      <text:p text:style-name="P117"><text:span text:style-name="T821"><text:s/>0003<text:s text:c="2"/>8E D8<text:tab/><text:tab/><text:tab/><text:s text:c="3"/>mov<text:s text:c="2"/>ds, ax<text:s text:c="27"/>;<text:s/></text:span><text:span text:style-name="T822">СЃР</text:span><text:span text:style-name="T823">µ</text:span></text:p>
      <text:p text:style-name="P117"><text:span text:style-name="T824"><text:tab/><text:tab/><text:tab/><text:tab/></text:span><text:span text:style-name="T825">РіРјР</text:span><text:span text:style-name="T826">µ</text:span><text:span text:style-name="T827">РЅС‚Р</text:span><text:span text:style-name="T828">°<text:s/></text:span><text:span text:style-name="T829">Р</text:span><text:span text:style-name="T830">ґР</text:span><text:span text:style-name="T831">°</text:span><text:span text:style-name="T832">РЅРЅС</text:span><text:span text:style-name="T833">‹</text:span><text:span text:style-name="T834">С…</text:span></text:p>
      <text:p text:style-name="P117"><text:span text:style-name="T835"><text:s/>0005<text:s text:c="2"/>BA 0000 R<text:tab/><text:tab/><text:s text:c="3"/>mov<text:s text:c="2"/>dx, OFFSET Greeting<text:s text:c="14"/>;<text:s/></text:span><text:span text:style-name="T836">Р</text:span><text:span text:style-name="T837">—</text:span><text:span text:style-name="T838">Р</text:span><text:span text:style-name="T839">°</text:span></text:p>
      <text:p text:style-name="P117"><text:span text:style-name="T840"><text:tab/><text:tab/><text:tab/><text:tab/></text:span><text:span text:style-name="T841">РіСЂСѓР</text:span><text:span text:style-name="T842">·</text:span><text:span text:style-name="T843">РєР</text:span><text:span text:style-name="T844">°<text:s/></text:span><text:span text:style-name="T845">РІ dx СЃРјР</text:span><text:span text:style-name="T846">µ</text:span><text:span text:style-name="T847">С</text:span><text:span text:style-name="T848">‰</text:span><text:span text:style-name="T849">Р</text:span><text:span text:style-name="T850">µ</text:span><text:span text:style-name="T851">РЅРёСЏ</text:span></text:p>
      <text:p text:style-name="P117"><text:span text:style-name="T852"><text:tab/><text:tab/><text:tab/><text:tab/><text:s text:c="40"/>;<text:s/></text:span><text:span text:style-name="T853">Р</text:span><text:span text:style-name="T854">°</text:span><text:span text:style-name="T855">Р</text:span><text:span text:style-name="T856">ґС</text:span></text:p>
      <text:p text:style-name="P117"><text:span text:style-name="T857"><text:tab/><text:tab/><text:tab/><text:tab/></text:span><text:span text:style-name="T858">ЂР</text:span><text:span text:style-name="T859">µ</text:span><text:span text:style-name="T860">СЃР</text:span><text:span text:style-name="T861">°<text:s/></text:span><text:span text:style-name="T862">С‚Р</text:span><text:span text:style-name="T863">µ</text:span><text:span text:style-name="T864">РєСЃС‚Р</text:span><text:span text:style-name="T865">°<text:s/></text:span><text:span text:style-name="T866">РїСЂРёРІР</text:span><text:span text:style-name="T867">µ</text:span><text:span text:style-name="T868">С‚СЃС‚РІРёСЏ</text:span></text:p>
      <text:p text:style-name="P117"><text:span text:style-name="T869"><text:s/>0008<text:tab/><text:tab/><text:tab/><text:tab/>DisplayGreeting:</text:span></text:p>
      <text:p text:style-name="P117"><text:span text:style-name="T869"><text:s/>0008<text:s text:c="2"/>B4 09<text:tab/><text:tab/><text:tab/><text:s text:c="3"/>mov<text:s text:c="2"/>ah, 9<text:s text:c="28"/>; #<text:s/></text:span><text:span text:style-name="T870">С</text:span><text:span text:style-name="T871">„</text:span></text:p>
      <text:p text:style-name="P117"><text:span text:style-name="T872"><text:tab/><text:tab/><text:tab/><text:tab/></text:span><text:span text:style-name="T873">СѓРЅРєС</text:span><text:span text:style-name="T874">†</text:span><text:span text:style-name="T875">РёРё Р”РћРЎ РїР</text:span><text:span text:style-name="T876">µ</text:span><text:span text:style-name="T877">С</text:span><text:span text:style-name="T878">‡</text:span><text:span text:style-name="T879">Р</text:span><text:span text:style-name="T880">°</text:span><text:span text:style-name="T881">С‚Рё СЃС‚СЂРѕРєРё</text:span></text:p>
      <text:p text:style-name="P117"><text:span text:style-name="T882"><text:s/>000A<text:s text:c="2"/>CD 21<text:tab/><text:tab/><text:tab/><text:s text:c="3"/>int<text:s text:c="2"/>21h<text:s text:c="29"/>;<text:s/></text:span><text:span text:style-name="T883">РІС</text:span><text:span text:style-name="T884">‹</text:span><text:span text:style-name="T885">Р</text:span></text:p>
      <text:p text:style-name="P117"><text:span text:style-name="T886"><text:tab/><text:tab/><text:tab/><text:tab/></text:span><text:span text:style-name="T887">ІРѕР</text:span><text:span text:style-name="T888">ґ РЅР</text:span><text:span text:style-name="T889">°<text:s/></text:span><text:span text:style-name="T890">СЌРєСЂР</text:span><text:span text:style-name="T891">°</text:span><text:span text:style-name="T892">РЅ<text:s text:c="2"/>РїСЂРёРІР</text:span><text:span text:style-name="T893">µ</text:span><text:span text:style-name="T894">С‚СЃС‚РІРёСЏ</text:span></text:p>
      <text:p text:style-name="P117"><text:span text:style-name="T895"><text:s/>000C<text:s text:c="2"/>B4 4C<text:tab/><text:tab/><text:tab/><text:s text:c="3"/>mov<text:s text:c="2"/>ah, 4ch<text:s text:c="26"/>; #<text:s/></text:span><text:span text:style-name="T896">С</text:span><text:span text:style-name="T897">„</text:span></text:p>
      <text:p text:style-name="P117"><text:span text:style-name="T898"><text:tab/><text:tab/><text:tab/><text:tab/></text:span><text:span text:style-name="T899">СѓРЅРєС</text:span><text:span text:style-name="T900">†</text:span><text:span text:style-name="T901">РёРё Р”РћРЎ Р</text:span><text:span text:style-name="T902">·</text:span><text:span text:style-name="T903">Р</text:span><text:span text:style-name="T904">°</text:span><text:span text:style-name="T905">РІР</text:span><text:span text:style-name="T906">µ</text:span><text:span text:style-name="T907">СЂС</text:span><text:span text:style-name="T908">€</text:span><text:span text:style-name="T909">Р</text:span><text:span text:style-name="T910">µ</text:span><text:span text:style-name="T911">РЅРёСЏ РїСЂРѕ</text:span></text:p>
      <text:p text:style-name="P117"><text:span text:style-name="T912"><text:tab/><text:tab/><text:tab/><text:tab/></text:span><text:span text:style-name="T913">РіСЂР</text:span><text:span text:style-name="T914">°</text:span><text:span text:style-name="T915">РјРјС</text:span><text:span text:style-name="T916">‹</text:span></text:p>
      <text:p text:style-name="P117"><text:span text:style-name="T917"><text:s/>000E<text:s text:c="2"/>CD 21<text:tab/><text:tab/><text:tab/><text:s text:c="3"/>int<text:s text:c="2"/>21h<text:s text:c="29"/>;<text:s/></text:span><text:span text:style-name="T918">Р</text:span><text:span text:style-name="T919">·</text:span><text:span text:style-name="T920">Р</text:span><text:span text:style-name="T921">°</text:span><text:span text:style-name="T922">Р</text:span></text:p>
      <text:p text:style-name="P117"><text:span text:style-name="T923"><text:tab/><text:tab/><text:tab/><text:tab/></text:span><text:span text:style-name="T924">ІР</text:span><text:span text:style-name="T925">µ</text:span><text:span text:style-name="T926">СЂС</text:span><text:span text:style-name="T927">€</text:span><text:span text:style-name="T928">Р</text:span><text:span text:style-name="T929">µ</text:span><text:span text:style-name="T930">РЅРёР</text:span><text:span text:style-name="T931">µ<text:s/></text:span><text:span text:style-name="T932">РїСЂРѕРіСЂР</text:span><text:span text:style-name="T933">°</text:span><text:span text:style-name="T934">РјРјС</text:span><text:span text:style-name="T935">‹</text:span><text:span text:style-name="T936"><text:s/></text:span><text:span text:style-name="T937">Рё РІС</text:span><text:span text:style-name="T938">‹</text:span><text:span text:style-name="T939">С…РѕР</text:span></text:p>
      <text:p text:style-name="P117"><text:span text:style-name="T940"><text:tab/><text:tab/><text:tab/><text:tab/></text:span><text:span text:style-name="T941">ґ</text:span><text:span text:style-name="T942"><text:s/></text:span><text:span text:style-name="T943">РІ</text:span><text:span text:style-name="T944"><text:s/></text:span><text:span text:style-name="T945">Р”РћРЎ</text:span></text:p>
      <text:p text:style-name="P117"><text:span text:style-name="T946"><text:tab/><text:tab/><text:tab/><text:tab/><text:s text:c="3"/>END</text:span></text:p>
      <text:p text:style-name="P117"><text:span text:style-name="T947"/></text:p>
      <text:p text:style-name="P117"><text:span text:style-name="T948">#Microsoft (R) Macro Assembler Version 5.10<text:s text:c="18"/>9/7/22 20:37:33<text:line-break/></text:span></text:p>
      <text:p text:style-name="P117"><text:span text:style-name="T948"><text:s text:c="61"/>Symbols-1</text:span></text:p>
      <text:p text:style-name="P117"><text:span text:style-name="T949"/></text:p>
      <text:p text:style-name="P117"><text:span text:style-name="T949"/></text:p>
      <text:p text:style-name="P117"><text:span text:style-name="T950">Segments and Groups:</text:span></text:p>
      <text:p text:style-name="P117"><text:span text:style-name="T951"/></text:p>
      <text:p text:style-name="P117"><text:span text:style-name="T952"><text:s text:c="16"/>N a m e<text:s text:c="9"/><text:tab/>Length<text:tab/> Align<text:tab/>Combine Class</text:span></text:p>
      <text:p text:style-name="P117"><text:span text:style-name="T953"/></text:p>
      <text:p text:style-name="P117"><text:span text:style-name="T954">DGROUP . . . . . . . . . . . . .<text:s text:c="2"/><text:tab/>GROUP</text:span></text:p>
      <text:p text:style-name="P117"><text:span text:style-name="T954"><text:s text:c="2"/>_DATA<text:s text:c="2"/>. . . . . . . . . . . .<text:s text:c="2"/><text:tab/>004F<text:tab/>WORD<text:tab/>PUBLIC<text:tab/>'DATA'</text:span></text:p>
      <text:p text:style-name="P117"><text:span text:style-name="T954"><text:s text:c="2"/>STACK<text:s text:c="2"/>. . . . . . . . . . . .<text:s text:c="2"/><text:tab/>0100<text:tab/>PARA<text:tab/>STACK<text:tab/>'STACK'</text:span></text:p>
      <text:p text:style-name="P117"><text:span text:style-name="T954">_TEXT<text:s text:c="2"/>. . . . . . . . . . . . .<text:s text:c="2"/><text:tab/>0010<text:tab/>WORD<text:tab/>PUBLIC<text:tab/>'CODE'</text:span></text:p>
      <text:p text:style-name="P117"><text:span text:style-name="T955"/></text:p>
      <text:p text:style-name="P117"><text:span text:style-name="T956">Symbols:<text:s text:c="12"/></text:span></text:p>
      <text:p text:style-name="P117"><text:span text:style-name="T957"/></text:p>
      <text:p text:style-name="P117"><text:span text:style-name="T958"><text:s text:c="16"/>N a m e<text:s text:c="9"/><text:tab/>Type<text:tab/> Value<text:tab/> Attr</text:span></text:p>
      <text:p text:style-name="P117"><text:span text:style-name="T959"/></text:p>
      <text:p text:style-name="P117"><text:span text:style-name="T960">DISPLAYGREETING<text:s text:c="2"/>. . . . . . . .<text:s text:c="2"/><text:tab/>L NEAR<text:tab/>0008<text:tab/>_TEXT</text:span></text:p>
      <text:p text:style-name="P117"><text:span text:style-name="T961"/></text:p>
      <text:p text:style-name="P117"><text:span text:style-name="T962">GREETING . . . . . . . . . . . .<text:s text:c="2"/><text:tab/>L BYTE<text:tab/>0000<text:tab/>_DATA</text:span></text:p>
      <text:p text:style-name="P117"><text:span text:style-name="T963"/></text:p>
      <text:p text:style-name="P117"><text:span text:style-name="T964">@CODE<text:s text:c="2"/>. . . . . . . . . . . . .<text:s text:c="2"/><text:tab/>TEXT<text:s text:c="2"/>_TEXT<text:tab/><text:tab/></text:span></text:p>
      <text:p text:style-name="P117"><text:span text:style-name="T964">@CODESIZE<text:s text:c="2"/>. . . . . . . . . . .<text:s text:c="2"/><text:tab/>TEXT<text:s text:c="2"/>0<text:tab/><text:tab/></text:span></text:p>
      <text:p text:style-name="P117"><text:span text:style-name="T964">@CPU . . . . . . . . . . . . . .<text:s text:c="2"/><text:tab/>TEXT<text:s text:c="2"/>0101h<text:tab/><text:tab/></text:span></text:p>
      <text:p text:style-name="P117"><text:span text:style-name="T964">@DATASIZE<text:s text:c="2"/>. . . . . . . . . . .<text:s text:c="2"/><text:tab/>TEXT<text:s text:c="2"/>0<text:tab/><text:tab/></text:span></text:p>
      <text:p text:style-name="P117"><text:span text:style-name="T964">@FILENAME<text:s text:c="2"/>. . . . . . . . . . .<text:s text:c="2"/><text:tab/>TEXT<text:s text:c="2"/>hello1<text:tab/><text:tab/></text:span></text:p>
      <text:p text:style-name="P117"><text:span text:style-name="T964">@VERSION . . . . . . . . . . . .<text:s text:c="2"/><text:tab/>TEXT<text:s text:c="2"/>510<text:tab/><text:tab/></text:span></text:p>
      <text:p text:style-name="P117"><text:span text:style-name="T965"/></text:p>
      <text:p text:style-name="P117"><text:span text:style-name="T965"/></text:p>
      <text:p text:style-name="P117"><text:span text:style-name="T966"><text:s text:c="5"/>33 Source<text:s text:c="2"/>Lines</text:span></text:p>
      <text:p text:style-name="P117"><text:span text:style-name="T966"><text:s text:c="5"/>33 Total<text:s text:c="3"/>Lines</text:span></text:p>
      <text:p text:style-name="P117"><text:span text:style-name="T966"><text:s text:c="5"/>19 Symbols</text:span></text:p>
      <text:p text:style-name="P117"><text:span text:style-name="T967"/></text:p>
      <text:p text:style-name="P117"><text:span text:style-name="T968"><text:s text:c="2"/>47994 + 459266 Bytes symbol space free</text:span></text:p>
      <text:p text:style-name="P117"><text:span text:style-name="T969"/></text:p>
      <text:p text:style-name="P117"><text:span text:style-name="T970"><text:s text:c="6"/>0 Warning Errors</text:span></text:p>
      <text:p text:style-name="P117"><text:span text:style-name="T970"><text:s text:c="6"/>0 Severe<text:s text:c="2"/>Errors</text:span></text:p>
      <text:p text:style-name="P117"><text:span text:style-name="T971"/></text:p>
      <text:p text:style-name="P117"><text:span text:style-name="T972">Имя файла: hello2.lst</text:span></text:p>
      <text:p text:style-name="P117"><text:span text:style-name="T973"/></text:p>
      <text:p text:style-name="P117"><text:span text:style-name="T974">#Microsoft (R) Macro Assembler Version 5.10<text:s text:c="18"/>9/7/22 20:50:36<text:line-break/></text:span></text:p>
      <text:p text:style-name="P117"><text:span text:style-name="T974"><text:s text:c="61"/>Page<text:s text:c="5"/>1-1</text:span></text:p>
      <text:p text:style-name="P117"><text:span text:style-name="T975"/></text:p>
      <text:p text:style-name="P117"><text:span text:style-name="T975"/></text:p>
      <text:p text:style-name="P117"><text:span text:style-name="T976"><text:tab/><text:tab/><text:tab/><text:tab/>; HELLO2 -<text:s/></text:span><text:span text:style-name="T977">РЈС</text:span><text:span text:style-name="T978">‡</text:span><text:span text:style-name="T979">Р</text:span><text:span text:style-name="T980">µ</text:span><text:span text:style-name="T981">Р</text:span><text:span text:style-name="T982">±</text:span><text:span text:style-name="T983">РЅР</text:span><text:span text:style-name="T984">°</text:span><text:span text:style-name="T985">СЏ РїСЂРѕРіСЂР</text:span><text:span text:style-name="T986">°</text:span><text:span text:style-name="T987">РјРјР</text:span><text:span text:style-name="T988">° N2</text:span></text:p>
      <text:p text:style-name="P117"><text:span text:style-name="T989"><text:tab/><text:tab/><text:tab/><text:tab/><text:s text:c="2"/></text:span><text:span text:style-name="T990">Р</text:span><text:span text:style-name="T991">»</text:span><text:span text:style-name="T992">Р</text:span><text:span text:style-name="T993">°</text:span><text:span text:style-name="T994">Р</text:span><text:span text:style-name="T995">±.</text:span><text:span text:style-name="T996">СЂР</text:span><text:span text:style-name="T997">°</text:span><text:span text:style-name="T998">Р</text:span><text:span text:style-name="T999">±.#1<text:s/></text:span><text:span text:style-name="T1000">РїРѕ Р</text:span><text:span text:style-name="T1001">ґРёСЃС</text:span><text:span text:style-name="T1002">†</text:span><text:span text:style-name="T1003">РёРїР</text:span><text:span text:style-name="T1004">»</text:span><text:span text:style-name="T1005">РёРЅР</text:span><text:span text:style-name="T1006">µ "</text:span><text:span text:style-name="T1007">Р</text:span></text:p>
      <text:p text:style-name="P117"><text:span text:style-name="T1008"><text:tab/><text:tab/><text:tab/><text:tab/></text:span><text:span text:style-name="T1009">ђСЂС…РёС‚Р</text:span><text:span text:style-name="T1010">µ</text:span><text:span text:style-name="T1011">РєС‚СѓСЂР</text:span><text:span text:style-name="T1012">°<text:s/></text:span><text:span text:style-name="T1013">РєРѕРјРїСЊСЋС‚Р</text:span><text:span text:style-name="T1014">µ</text:span><text:span text:style-name="T1015">СЂР</text:span><text:span text:style-name="T1016">°"</text:span></text:p>
      <text:p text:style-name="P117"><text:span text:style-name="T1017"><text:tab/><text:tab/><text:tab/><text:tab/>;<text:s text:c="10"/></text:span><text:span text:style-name="T1018">РџСЂРѕРіСЂР</text:span><text:span text:style-name="T1019">°</text:span><text:span text:style-name="T1020">РјРјР</text:span><text:span text:style-name="T1021">°<text:s/></text:span><text:span text:style-name="T1022">РёСЃРїРѕР</text:span><text:span text:style-name="T1023">»</text:span><text:span text:style-name="T1024">СЊР</text:span><text:span text:style-name="T1025">·</text:span><text:span text:style-name="T1026">СѓР</text:span></text:p>
      <text:p text:style-name="P117"><text:span text:style-name="T1027"><text:tab/><text:tab/><text:tab/><text:tab/>µ</text:span><text:span text:style-name="T1028">С‚ РїСЂРѕС</text:span><text:span text:style-name="T1029">†</text:span><text:span text:style-name="T1030">Р</text:span><text:span text:style-name="T1031">µ</text:span><text:span text:style-name="T1032">Р</text:span><text:span text:style-name="T1033">ґСѓСЂСѓ РґР</text:span><text:span text:style-name="T1034">»</text:span><text:span text:style-name="T1035">СЏ РїР</text:span><text:span text:style-name="T1036">µ</text:span><text:span text:style-name="T1037">С</text:span><text:span text:style-name="T1038">‡</text:span><text:span text:style-name="T1039">Р</text:span><text:span text:style-name="T1040">°</text:span><text:span text:style-name="T1041">С‚Рё СЃС‚</text:span></text:p>
      <text:p text:style-name="P117"><text:span text:style-name="T1042"><text:tab/><text:tab/><text:tab/><text:tab/></text:span><text:span text:style-name="T1043">СЂРѕРєРё</text:span></text:p>
      <text:p text:style-name="P117"><text:span text:style-name="T1044"><text:tab/><text:tab/><text:tab/><text:tab/>;</text:span></text:p>
      <text:p text:style-name="P117"><text:span text:style-name="T1044"><text:tab/><text:tab/><text:tab/><text:tab/>;<text:s text:c="6"/></text:span><text:span text:style-name="T1045">РўР</text:span><text:span text:style-name="T1046">•</text:span><text:span text:style-name="T1047">РљРЎРў<text:s text:c="2"/>РџР РћР“Р РђРњРњР</text:span><text:span text:style-name="T1048">«</text:span></text:p>
      <text:p text:style-name="P117"><text:span text:style-name="T1049"><text:tab/><text:tab/><text:tab/><text:tab/></text:span></text:p>
      <text:p text:style-name="P117"><text:span text:style-name="T1049"><text:s/>= 0024<text:tab/><text:tab/><text:tab/><text:tab/>EOFLine<text:s text:c="2"/>EQU<text:s text:c="2"/>'$'<text:s text:c="9"/>;<text:s/></text:span><text:span text:style-name="T1050">РћРїСЂР</text:span><text:span text:style-name="T1051">µ</text:span><text:span text:style-name="T1052">Р</text:span><text:span text:style-name="T1053">ґР</text:span><text:span text:style-name="T1054">µ</text:span><text:span text:style-name="T1055">Р</text:span><text:span text:style-name="T1056">»</text:span><text:span text:style-name="T1057">Р</text:span><text:span text:style-name="T1058">µ</text:span><text:span text:style-name="T1059">РЅР</text:span></text:p>
      <text:p text:style-name="P117"><text:span text:style-name="T1060"><text:tab/><text:tab/><text:tab/><text:tab/></text:span><text:span text:style-name="T1061">ёР</text:span><text:span text:style-name="T1062">µ<text:s/></text:span><text:span text:style-name="T1063">СЃРёРјРІРѕР</text:span><text:span text:style-name="T1064">»</text:span><text:span text:style-name="T1065">СЊРЅРѕР</text:span><text:span text:style-name="T1066">№</text:span><text:span text:style-name="T1067"><text:s/></text:span><text:span text:style-name="T1068">РєРѕРЅСЃС‚Р</text:span><text:span text:style-name="T1069">°</text:span><text:span text:style-name="T1070">РЅС‚С</text:span><text:span text:style-name="T1071">‹</text:span></text:p>
      <text:p text:style-name="P117"><text:span text:style-name="T1072"><text:tab/><text:tab/><text:tab/><text:tab/><text:s text:c="26"/>;<text:s text:c="5"/>"</text:span><text:span text:style-name="T1073">РљРѕРЅР</text:span><text:span text:style-name="T1074">µ</text:span><text:span text:style-name="T1075">С</text:span><text:span text:style-name="T1076">†</text:span><text:span text:style-name="T1077"><text:s/></text:span><text:span text:style-name="T1078">СЃС</text:span></text:p>
      <text:p text:style-name="P117"><text:span text:style-name="T1079"><text:tab/><text:tab/><text:tab/><text:tab/>‚</text:span><text:span text:style-name="T1080">СЂРѕРєРё"</text:span></text:p>
      <text:p text:style-name="P117"><text:span text:style-name="T1081"><text:tab/><text:tab/><text:tab/><text:tab/></text:span></text:p>
      <text:p text:style-name="P117"><text:span text:style-name="T1081"><text:tab/><text:tab/><text:tab/><text:tab/>;<text:s/></text:span><text:span text:style-name="T1082">РЎС‚Р</text:span><text:span text:style-name="T1083">µ</text:span><text:span text:style-name="T1084">Рє<text:s text:c="2"/>РїСЂРѕРіСЂР</text:span><text:span text:style-name="T1085">°</text:span><text:span text:style-name="T1086">РјРјС</text:span><text:span text:style-name="T1087">‹</text:span></text:p>
      <text:p text:style-name="P117"><text:span text:style-name="T1088"><text:tab/><text:tab/><text:tab/><text:tab/></text:span></text:p>
      <text:p text:style-name="P117"><text:span text:style-name="T1088"><text:tab/><text:tab/><text:tab/><text:tab/>ASSUME CS:CODE, SS:AStack</text:span></text:p>
      <text:p text:style-name="P117"><text:span text:style-name="T1088"><text:tab/><text:tab/><text:tab/><text:tab/></text:span></text:p>
      <text:p text:style-name="P117"><text:span text:style-name="T1088"><text:s/>0000<text:tab/><text:tab/><text:tab/><text:tab/>AStack<text:s text:c="4"/>SEGMENT<text:s text:c="2"/>STACK</text:span></text:p>
      <text:p text:style-name="P117"><text:span text:style-name="T1088"><text:s/>0000<text:s text:c="2"/>000C[<text:tab/><text:tab/><text:tab/><text:s text:c="10"/>DW 12 DUP('!')<text:s text:c="4"/>;<text:s/></text:span><text:span text:style-name="T1089">РћС‚РІРѕР</text:span><text:span text:style-name="T1090">ґРёС‚СЃС</text:span></text:p>
      <text:p text:style-name="P117"><text:span text:style-name="T1091"><text:tab/><text:tab/><text:tab/><text:tab/></text:span><text:span text:style-name="T1092">Џ 12 СЃР</text:span><text:span text:style-name="T1093">»</text:span><text:span text:style-name="T1094">РѕРІ РїР</text:span><text:span text:style-name="T1095">°</text:span><text:span text:style-name="T1096">РјСЏС‚Рё</text:span></text:p>
      <text:p text:style-name="P117"><text:span text:style-name="T1097"><text:tab/><text:s text:c="3"/>0021<text:tab/><text:tab/><text:tab/></text:span></text:p>
      <text:p text:style-name="P117"><text:span text:style-name="T1097"><text:tab/><text:tab/><text:tab/> ]<text:tab/></text:span></text:p>
      <text:p text:style-name="P117"><text:span text:style-name="T1097"><text:tab/><text:tab/><text:tab/><text:tab/></text:span></text:p>
      <text:p text:style-name="P117"><text:span text:style-name="T1097"><text:s/>0018<text:tab/><text:tab/><text:tab/><text:tab/>AStack<text:s text:c="4"/>ENDS</text:span></text:p>
      <text:p text:style-name="P117"><text:span text:style-name="T1097"><text:tab/><text:tab/><text:tab/><text:tab/></text:span></text:p>
      <text:p text:style-name="P117"><text:span text:style-name="T1097"><text:tab/><text:tab/><text:tab/><text:tab/>;<text:s/></text:span><text:span text:style-name="T1098">Р”Р</text:span><text:span text:style-name="T1099">°</text:span><text:span text:style-name="T1100">РЅРЅС</text:span><text:span text:style-name="T1101">‹</text:span><text:span text:style-name="T1102">Р</text:span><text:span text:style-name="T1103">µ<text:s/></text:span><text:span text:style-name="T1104">РїСЂРѕРіСЂР</text:span><text:span text:style-name="T1105">°</text:span><text:span text:style-name="T1106">РјРјС</text:span><text:span text:style-name="T1107">‹</text:span></text:p>
      <text:p text:style-name="P117"><text:span text:style-name="T1108"><text:tab/><text:tab/><text:tab/><text:tab/></text:span></text:p>
      <text:p text:style-name="P117"><text:span text:style-name="T1108"><text:s/>0000<text:tab/><text:tab/><text:tab/><text:tab/>DATA<text:s text:c="6"/>SEGMENT</text:span></text:p>
      <text:p text:style-name="P117"><text:span text:style-name="T1108"><text:tab/><text:tab/><text:tab/><text:tab/></text:span></text:p>
      <text:p text:style-name="P117"><text:span text:style-name="T1108"><text:tab/><text:tab/><text:tab/><text:tab/>;<text:s text:c="2"/></text:span><text:span text:style-name="T1109">Р”РёСЂР</text:span><text:span text:style-name="T1110">µ</text:span><text:span text:style-name="T1111">РєС‚РёРІС</text:span><text:span text:style-name="T1112">‹</text:span><text:span text:style-name="T1113"><text:s/></text:span><text:span text:style-name="T1114">РѕРїРёСЃР</text:span><text:span text:style-name="T1115">°</text:span><text:span text:style-name="T1116">РЅРёСЏ Р</text:span><text:span text:style-name="T1117">ґР</text:span><text:span text:style-name="T1118">°</text:span><text:span text:style-name="T1119">РЅРЅ</text:span></text:p>
      <text:p text:style-name="P117"><text:span text:style-name="T1120"><text:tab/><text:tab/><text:tab/><text:tab/></text:span><text:span text:style-name="T1121">С</text:span><text:span text:style-name="T1122">‹</text:span><text:span text:style-name="T1123">С…</text:span></text:p>
      <text:p text:style-name="P117"><text:span text:style-name="T1124"><text:tab/><text:tab/><text:tab/><text:tab/></text:span></text:p>
      <text:p text:style-name="P117"><text:span text:style-name="T1124"><text:s/>0000<text:s text:c="2"/>48 65 6C 6C 6F 20<text:tab/>HELLO<text:s text:c="5"/>DB 'Hello Worlds!', 0AH, 0DH,EOFLine</text:span></text:p>
      <text:p text:style-name="P117"><text:span text:style-name="T1124"><text:s text:c="7"/>57 6F 72 6C 64 73<text:tab/></text:span></text:p>
      <text:p text:style-name="P117"><text:span text:style-name="T1124"><text:s text:c="7"/>21 0A 0D 24<text:tab/><text:tab/></text:span></text:p>
      <text:p text:style-name="P117"><text:span text:style-name="T1124"><text:s/>0010<text:s text:c="2"/>53 74 75 64 65 6E<text:tab/>GREETING<text:s text:c="2"/>DB 'Student from 1381<text:s/></text:span><text:span text:style-name="T1125">–</text:span><text:span text:style-name="T1126"><text:s/>Novak Polina$'</text:span></text:p>
      <text:p text:style-name="P117"><text:span text:style-name="T1127"><text:s text:c="7"/>74 20 66 72 6F 6D<text:tab/></text:span></text:p>
      <text:p text:style-name="P117"><text:span text:style-name="T1127"><text:s text:c="7"/>20 34 33 35 30 20<text:tab/></text:span></text:p>
      <text:p text:style-name="P117"><text:span text:style-name="T1127"><text:s text:c="7"/>2D 20 24<text:tab/><text:tab/><text:tab/></text:span></text:p>
      <text:p text:style-name="P117"><text:span text:style-name="T1127"><text:s/>0025<text:tab/><text:tab/><text:tab/><text:tab/>DATA<text:s text:c="6"/>ENDS</text:span></text:p>
      <text:p text:style-name="P117"><text:span text:style-name="T1127"><text:tab/><text:tab/><text:tab/><text:tab/></text:span></text:p>
      <text:p text:style-name="P117"><text:span text:style-name="T1127"><text:tab/><text:tab/><text:tab/><text:tab/>;<text:s/></text:span><text:span text:style-name="T1128">РљРѕР</text:span><text:span text:style-name="T1129">ґ РїСЂРѕРіСЂР</text:span><text:span text:style-name="T1130">°</text:span><text:span text:style-name="T1131">РјРјС</text:span><text:span text:style-name="T1132">‹</text:span></text:p>
      <text:p text:style-name="P117"><text:span text:style-name="T1133"><text:tab/><text:tab/><text:tab/><text:tab/></text:span></text:p>
      <text:p text:style-name="P117"><text:span text:style-name="T1133"><text:s/>0000<text:tab/><text:tab/><text:tab/><text:tab/>CODE<text:s text:c="6"/>SEGMENT</text:span></text:p>
      <text:p text:style-name="P117"><text:span text:style-name="T1133"><text:tab/><text:tab/><text:tab/><text:tab/>;<text:s/></text:span><text:span text:style-name="T1134">РџСЂРѕС</text:span><text:span text:style-name="T1135">†</text:span><text:span text:style-name="T1136">Р</text:span><text:span text:style-name="T1137">µ</text:span><text:span text:style-name="T1138">Р</text:span><text:span text:style-name="T1139">ґСѓСЂР</text:span><text:span text:style-name="T1140">°<text:s/></text:span><text:span text:style-name="T1141">РїР</text:span><text:span text:style-name="T1142">µ</text:span><text:span text:style-name="T1143">С</text:span><text:span text:style-name="T1144">‡</text:span><text:span text:style-name="T1145">Р</text:span><text:span text:style-name="T1146">°</text:span><text:span text:style-name="T1147">С‚Рё СЃС‚СЂРѕРєРё</text:span></text:p>
      <text:p text:style-name="P117"><text:span text:style-name="T1148"><text:s/>0000<text:tab/><text:tab/><text:tab/><text:tab/>WriteMsg<text:s text:c="2"/>PROC<text:s text:c="2"/>NEAR</text:span></text:p>
      <text:p text:style-name="P117"><text:span text:style-name="T1148"><text:s/>0000<text:s text:c="2"/>B4 09<text:tab/><text:tab/><text:tab/><text:s text:c="10"/>mov<text:s text:c="3"/>AH,9</text:span></text:p>
      <text:p text:style-name="P117"><text:span text:style-name="T1148"><text:s/>0002<text:s text:c="2"/>CD 21<text:tab/><text:tab/><text:tab/><text:s text:c="10"/>int<text:s text:c="3"/>21h<text:s text:c="2"/>;<text:s/></text:span><text:span text:style-name="T1149">Р’С</text:span><text:span text:style-name="T1150">‹</text:span><text:span text:style-name="T1151">Р</text:span><text:span text:style-name="T1152">·</text:span><text:span text:style-name="T1153">РѕРІ С</text:span><text:span text:style-name="T1154">„</text:span><text:span text:style-name="T1155">СѓРЅРєС</text:span><text:span text:style-name="T1156">†</text:span><text:span text:style-name="T1157">РёР</text:span></text:p>
      <text:p text:style-name="P117"><text:span text:style-name="T1158"><text:tab/><text:tab/><text:tab/><text:tab/></text:span><text:span text:style-name="T1159">ё DOS РїРѕ РїСЂР</text:span><text:span text:style-name="T1160">µ</text:span><text:span text:style-name="T1161">СЂС</text:span><text:span text:style-name="T1162">‹</text:span><text:span text:style-name="T1163">РІР</text:span><text:span text:style-name="T1164">°</text:span><text:span text:style-name="T1165">РЅРёСЋ</text:span></text:p>
      <text:p text:style-name="P117"><text:span text:style-name="T1166"><text:s/>0004<text:s text:c="2"/>C3<text:tab/><text:tab/><text:tab/><text:s text:c="10"/>ret</text:span></text:p>
      <text:p text:style-name="P117"><text:span text:style-name="T1166"><text:s/>0005<text:tab/><text:tab/><text:tab/><text:tab/>WriteMsg<text:s text:c="2"/>ENDP</text:span></text:p>
      <text:p text:style-name="P117"><text:span text:style-name="T1166"><text:tab/><text:tab/><text:tab/><text:tab/></text:span></text:p>
      <text:p text:style-name="P117"><text:span text:style-name="T1166"><text:tab/><text:tab/><text:tab/><text:tab/>;<text:s/></text:span><text:span text:style-name="T1167">Р“РѕР</text:span><text:span text:style-name="T1168">»</text:span><text:span text:style-name="T1169">РѕРІРЅР</text:span><text:span text:style-name="T1170">°</text:span><text:span text:style-name="T1171">СЏ РїСЂРѕС</text:span><text:span text:style-name="T1172">†</text:span><text:span text:style-name="T1173">Р</text:span><text:span text:style-name="T1174">µ</text:span><text:span text:style-name="T1175">Р</text:span><text:span text:style-name="T1176">ґСѓСЂР</text:span><text:span text:style-name="T1177">°</text:span></text:p>
      <text:p text:style-name="P118"><text:span text:style-name="T1178"><text:s/>#Microsoft (R) Macro Assembler Version 5.10<text:s text:c="18"/>9/7/22 20:50:36<text:line-break/></text:span></text:p>
      <text:p text:style-name="P119"><text:span text:style-name="T1178"><text:s text:c="61"/>Page<text:s text:c="5"/>1-2</text:span></text:p>
      <text:p text:style-name="P119"><text:span text:style-name="T1179"/></text:p>
      <text:p text:style-name="P119"><text:span text:style-name="T1179"/></text:p>
      <text:p text:style-name="P119"><text:span text:style-name="T1180"><text:s/>0005<text:tab/><text:tab/><text:tab/><text:tab/>Main<text:s text:c="6"/>PROC<text:s text:c="2"/>FAR</text:span></text:p>
      <text:p text:style-name="P119"><text:span text:style-name="T1180"><text:s/>0005<text:s text:c="2"/>1E<text:tab/><text:tab/><text:tab/><text:s text:c="10"/>push<text:s text:c="2"/>DS<text:s text:c="7"/>;\<text:s text:c="2"/></text:span><text:span text:style-name="T1181">РЎРѕС…СЂР</text:span><text:span text:style-name="T1182">°</text:span><text:span text:style-name="T1183">РЅР</text:span><text:span text:style-name="T1184">µ</text:span><text:span text:style-name="T1185">РЅРё</text:span></text:p>
      <text:p text:style-name="P119"><text:span text:style-name="T1186"><text:tab/><text:tab/><text:tab/><text:tab/></text:span><text:span text:style-name="T1187">Р</text:span><text:span text:style-name="T1188">µ<text:s/></text:span><text:span text:style-name="T1189">Р</text:span><text:span text:style-name="T1190">°</text:span><text:span text:style-name="T1191">Р</text:span><text:span text:style-name="T1192">ґСЂР</text:span><text:span text:style-name="T1193">µ</text:span><text:span text:style-name="T1194">СЃР</text:span><text:span text:style-name="T1195">°<text:s/></text:span><text:span text:style-name="T1196">РЅР</text:span><text:span text:style-name="T1197">°</text:span><text:span text:style-name="T1198">С</text:span><text:span text:style-name="T1199">‡</text:span><text:span text:style-name="T1200">Р</text:span><text:span text:style-name="T1201">°</text:span><text:span text:style-name="T1202">Р</text:span><text:span text:style-name="T1203">»</text:span><text:span text:style-name="T1204">Р</text:span><text:span text:style-name="T1205">° PSP<text:s/></text:span><text:span text:style-name="T1206">РІ СЃС‚Р</text:span><text:span text:style-name="T1207">µ</text:span><text:span text:style-name="T1208">РєР</text:span><text:span text:style-name="T1209">µ</text:span></text:p>
      <text:p text:style-name="P119"><text:span text:style-name="T1210"><text:s/>0006<text:s text:c="2"/>2B C0<text:tab/><text:tab/><text:tab/><text:s text:c="10"/>sub<text:s text:c="3"/>AX,AX<text:s text:c="4"/>; &gt;<text:s/></text:span><text:span text:style-name="T1211">Р</text:span><text:span text:style-name="T1212">ґР</text:span><text:span text:style-name="T1213">»</text:span><text:span text:style-name="T1214">СЏ РїРѕСЃР</text:span><text:span text:style-name="T1215">»</text:span><text:span text:style-name="T1216">Р</text:span><text:span text:style-name="T1217">µ</text:span><text:span text:style-name="T1218">Р</text:span></text:p>
      <text:p text:style-name="P119"><text:span text:style-name="T1219"><text:tab/><text:tab/><text:tab/><text:tab/></text:span><text:span text:style-name="T1220">ґСѓСЋС</text:span><text:span text:style-name="T1221">‰</text:span><text:span text:style-name="T1222">Р</text:span><text:span text:style-name="T1223">µ</text:span><text:span text:style-name="T1224">РіРѕ РІРѕСЃСЃС‚Р</text:span><text:span text:style-name="T1225">°</text:span><text:span text:style-name="T1226">РЅРѕРІР</text:span><text:span text:style-name="T1227">»</text:span><text:span text:style-name="T1228">Р</text:span><text:span text:style-name="T1229">µ</text:span><text:span text:style-name="T1230">РЅРёСЏ РїРѕ</text:span></text:p>
      <text:p text:style-name="P119"><text:span text:style-name="T1231"><text:s/>0008<text:s text:c="2"/>50<text:tab/><text:tab/><text:tab/><text:s text:c="10"/>push<text:s text:c="2"/>AX<text:s text:c="7"/>;/<text:s text:c="2"/></text:span><text:span text:style-name="T1232">РєРѕРјР</text:span><text:span text:style-name="T1233">°</text:span><text:span text:style-name="T1234">РЅР</text:span><text:span text:style-name="T1235">ґР</text:span><text:span text:style-name="T1236">µ ret</text:span></text:p>
      <text:p text:style-name="P119"><text:span text:style-name="T1237"><text:tab/><text:tab/><text:tab/><text:tab/>,<text:s/></text:span><text:span text:style-name="T1238">Р</text:span><text:span text:style-name="T1239">·</text:span><text:span text:style-name="T1240">Р</text:span><text:span text:style-name="T1241">°</text:span><text:span text:style-name="T1242">РІР</text:span><text:span text:style-name="T1243">µ</text:span><text:span text:style-name="T1244">СЂС</text:span><text:span text:style-name="T1245">€</text:span><text:span text:style-name="T1246">Р</text:span><text:span text:style-name="T1247">°</text:span><text:span text:style-name="T1248">СЋС</text:span><text:span text:style-name="T1249">‰</text:span><text:span text:style-name="T1250">Р</text:span><text:span text:style-name="T1251">µ</text:span><text:span text:style-name="T1252">Р</text:span><text:span text:style-name="T1253">№</text:span><text:span text:style-name="T1254"><text:s/></text:span><text:span text:style-name="T1255">РїСЂРѕС</text:span><text:span text:style-name="T1256">†</text:span><text:span text:style-name="T1257">Р</text:span><text:span text:style-name="T1258">µ</text:span><text:span text:style-name="T1259">Р</text:span><text:span text:style-name="T1260">ґСѓСЂСѓ.</text:span></text:p>
      <text:p text:style-name="P119"><text:span text:style-name="T1261"><text:s/>0009<text:s text:c="2"/>B8 ---- R<text:tab/><text:tab/><text:s text:c="10"/>mov<text:s text:c="3"/>AX,DATA<text:s text:c="13"/>;<text:s/></text:span><text:span text:style-name="T1262">Р</text:span><text:span text:style-name="T1263">—</text:span><text:span text:style-name="T1264">Р</text:span><text:span text:style-name="T1265">°</text:span><text:span text:style-name="T1266">РіСЂС</text:span></text:p>
      <text:p text:style-name="P119"><text:span text:style-name="T1267"><text:tab/><text:tab/><text:tab/><text:tab/></text:span><text:span text:style-name="T1268">ѓР</text:span><text:span text:style-name="T1269">·</text:span><text:span text:style-name="T1270">РєР</text:span><text:span text:style-name="T1271">°<text:s/></text:span><text:span text:style-name="T1272">СЃР</text:span><text:span text:style-name="T1273">µ</text:span><text:span text:style-name="T1274">РіРјР</text:span><text:span text:style-name="T1275">µ</text:span><text:span text:style-name="T1276">РЅС‚РЅРѕРіРѕ</text:span></text:p>
      <text:p text:style-name="P119"><text:span text:style-name="T1277"><text:s/>000C<text:s text:c="2"/>8E D8<text:tab/><text:tab/><text:tab/><text:s text:c="10"/>mov<text:s text:c="3"/>DS,AX<text:s text:c="15"/>;<text:s/></text:span><text:span text:style-name="T1278">СЂР</text:span><text:span text:style-name="T1279">µ</text:span><text:span text:style-name="T1280">РіРёС</text:span></text:p>
      <text:p text:style-name="P119"><text:span text:style-name="T1281"><text:tab/><text:tab/><text:tab/><text:tab/></text:span><text:span text:style-name="T1282">ЃС‚СЂР</text:span><text:span text:style-name="T1283">°<text:s/></text:span><text:span text:style-name="T1284">Р</text:span><text:span text:style-name="T1285">ґР</text:span><text:span text:style-name="T1286">°</text:span><text:span text:style-name="T1287">РЅРЅС</text:span><text:span text:style-name="T1288">‹</text:span><text:span text:style-name="T1289">С….</text:span></text:p>
      <text:p text:style-name="P119"><text:span text:style-name="T1290"><text:s/>000E<text:s text:c="2"/>BA 0000 R<text:tab/><text:tab/><text:s text:c="10"/>mov<text:s text:c="3"/>DX, OFFSET HELLO<text:s text:c="4"/>;<text:s/></text:span><text:span text:style-name="T1291">Р’С</text:span><text:span text:style-name="T1292">‹</text:span><text:span text:style-name="T1293">РІРѕР</text:span></text:p>
      <text:p text:style-name="P119"><text:span text:style-name="T1294"><text:tab/><text:tab/><text:tab/><text:tab/></text:span><text:span text:style-name="T1295">ґ</text:span><text:span text:style-name="T1296"><text:s/></text:span><text:span text:style-name="T1297">РЅР</text:span><text:span text:style-name="T1298">°<text:s/></text:span><text:span text:style-name="T1299">СЌРєСЂР</text:span><text:span text:style-name="T1300">°</text:span><text:span text:style-name="T1301">РЅ РїР</text:span><text:span text:style-name="T1302">µ</text:span><text:span text:style-name="T1303">СЂРІРѕР</text:span><text:span text:style-name="T1304">№</text:span></text:p>
      <text:p text:style-name="P119"><text:span text:style-name="T1305"><text:s/>0011<text:s text:c="2"/>E8 0000 R<text:tab/><text:tab/><text:s text:c="10"/>call<text:s text:c="2"/>WriteMsg<text:s text:c="12"/>;<text:s/></text:span><text:span text:style-name="T1306">СЃС‚СЂРѕР</text:span></text:p>
      <text:p text:style-name="P119"><text:span text:style-name="T1307"><text:tab/><text:tab/><text:tab/><text:tab/></text:span><text:span text:style-name="T1308">єРё РїСЂРёРІР</text:span><text:span text:style-name="T1309">µ</text:span><text:span text:style-name="T1310">С‚СЃС‚РІРёСЏ.</text:span></text:p>
      <text:p text:style-name="P119"><text:span text:style-name="T1311"><text:s/>0014<text:s text:c="2"/>BA 0010 R<text:tab/><text:tab/><text:s text:c="10"/>mov<text:s text:c="3"/>DX, OFFSET GREETING ;<text:s/></text:span><text:span text:style-name="T1312">Р’С</text:span><text:span text:style-name="T1313">‹</text:span><text:span text:style-name="T1314">РІРѕР</text:span></text:p>
      <text:p text:style-name="P119"><text:span text:style-name="T1315"><text:tab/><text:tab/><text:tab/><text:tab/></text:span><text:span text:style-name="T1316">ґ</text:span><text:span text:style-name="T1317"><text:s/></text:span><text:span text:style-name="T1318">РЅР</text:span><text:span text:style-name="T1319">°<text:s/></text:span><text:span text:style-name="T1320">СЌРєСЂР</text:span><text:span text:style-name="T1321">°</text:span><text:span text:style-name="T1322">РЅ РІС‚РѕСЂРѕР</text:span><text:span text:style-name="T1323">№</text:span></text:p>
      <text:p text:style-name="P119"><text:span text:style-name="T1324"><text:s/>0017<text:s text:c="2"/>E8 0000 R<text:tab/><text:tab/><text:s text:c="10"/>call<text:s text:c="2"/>WriteMsg<text:s text:c="12"/>;<text:s/></text:span><text:span text:style-name="T1325">СЃС‚СЂРѕР</text:span></text:p>
      <text:p text:style-name="P119"><text:span text:style-name="T1326"><text:tab/><text:tab/><text:tab/><text:tab/></text:span><text:span text:style-name="T1327">єРё РїСЂРёРІР</text:span><text:span text:style-name="T1328">µ</text:span><text:span text:style-name="T1329">С‚СЃС‚РІРёСЏ.</text:span></text:p>
      <text:p text:style-name="P119"><text:span text:style-name="T1330"><text:s/>001A<text:s text:c="2"/>CB<text:tab/><text:tab/><text:tab/><text:s text:c="10"/>ret<text:s text:c="23"/>;<text:s/></text:span><text:span text:style-name="T1331">Р’С</text:span><text:span text:style-name="T1332">‹</text:span><text:span text:style-name="T1333">С…РѕР</text:span></text:p>
      <text:p text:style-name="P119"><text:span text:style-name="T1334"><text:tab/><text:tab/><text:tab/><text:tab/></text:span><text:span text:style-name="T1335">ґ</text:span><text:span text:style-name="T1336"><text:s/></text:span><text:span text:style-name="T1337">РІ</text:span><text:span text:style-name="T1338"><text:s/>DOS<text:s/></text:span><text:span text:style-name="T1339">РїРѕ</text:span><text:span text:style-name="T1340"><text:s/></text:span><text:span text:style-name="T1341">РєРѕРјР</text:span><text:span text:style-name="T1342">°</text:span><text:span text:style-name="T1343">РЅР</text:span><text:span text:style-name="T1344">ґР</text:span><text:span text:style-name="T1345">µ,</text:span></text:p>
      <text:p text:style-name="P119"><text:span text:style-name="T1346"><text:tab/><text:tab/><text:tab/><text:tab/><text:s text:c="36"/>;<text:s/></text:span><text:span text:style-name="T1347">РЅР</text:span><text:span text:style-name="T1348">°</text:span><text:span text:style-name="T1349">С…РѕР</text:span></text:p>
      <text:p text:style-name="P119"><text:span text:style-name="T1350"><text:tab/><text:tab/><text:tab/><text:tab/></text:span><text:span text:style-name="T1351">ґСЏС</text:span><text:span text:style-name="T1352">‰</text:span><text:span text:style-name="T1353">Р</text:span><text:span text:style-name="T1354">µ</text:span><text:span text:style-name="T1355">Р</text:span><text:span text:style-name="T1356">№</text:span><text:span text:style-name="T1357">СЃСЏ РІ 1-РѕРј СЃР</text:span><text:span text:style-name="T1358">»</text:span><text:span text:style-name="T1359">РѕРІР</text:span><text:span text:style-name="T1360">µ PSP.</text:span></text:p>
      <text:p text:style-name="P119"><text:span text:style-name="T1361"><text:s/>001B<text:tab/><text:tab/><text:tab/><text:tab/>Main<text:s text:c="6"/>ENDP</text:span></text:p>
      <text:p text:style-name="P119"><text:span text:style-name="T1361"><text:s/>001B<text:tab/><text:tab/><text:tab/><text:tab/>CODE<text:s text:c="6"/>ENDS</text:span></text:p>
      <text:p text:style-name="P119"><text:span text:style-name="T1361"><text:tab/><text:tab/><text:tab/><text:tab/><text:s text:c="10"/>END Main</text:span></text:p>
      <text:p text:style-name="P119"><text:span text:style-name="T1362"/></text:p>
      <text:p text:style-name="P119"><text:span text:style-name="T1363">#Microsoft (R) Macro Assembler Version 5.10<text:s text:c="18"/>9/7/22 20:50:36<text:line-break/></text:span></text:p>
      <text:p text:style-name="P119"><text:span text:style-name="T1363"><text:s text:c="61"/>Symbols-1</text:span></text:p>
      <text:p text:style-name="P119"><text:span text:style-name="T1364"/></text:p>
      <text:p text:style-name="P119"><text:span text:style-name="T1364"/></text:p>
      <text:p text:style-name="P119"><text:span text:style-name="T1365">Segments and Groups:</text:span></text:p>
      <text:p text:style-name="P119"><text:span text:style-name="T1366"/></text:p>
      <text:p text:style-name="P119"><text:span text:style-name="T1367"><text:s text:c="16"/>N a m e<text:s text:c="9"/><text:tab/>Length<text:tab/> Align<text:tab/>Combine Class</text:span></text:p>
      <text:p text:style-name="P119"><text:span text:style-name="T1368"/></text:p>
      <text:p text:style-name="P119"><text:span text:style-name="T1369">ASTACK . . . . . . . . . . . . .<text:s text:c="2"/><text:tab/>0018<text:tab/>PARA<text:tab/>STACK<text:tab/></text:span></text:p>
      <text:p text:style-name="P119"><text:span text:style-name="T1369">CODE . . . . . . . . . . . . . .<text:s text:c="2"/><text:tab/>001B<text:tab/>PARA<text:tab/>NONE<text:tab/></text:span></text:p>
      <text:p text:style-name="P119"><text:span text:style-name="T1369">DATA . . . . . . . . . . . . . .<text:s text:c="2"/><text:tab/>0025<text:tab/>PARA<text:tab/>NONE<text:tab/></text:span></text:p>
      <text:p text:style-name="P119"><text:span text:style-name="T1370"/></text:p>
      <text:p text:style-name="P119"><text:span text:style-name="T1371">Symbols:<text:s text:c="12"/></text:span></text:p>
      <text:p text:style-name="P119"><text:span text:style-name="T1372"/></text:p>
      <text:p text:style-name="P119"><text:span text:style-name="T1373"><text:s text:c="16"/>N a m e<text:s text:c="9"/><text:tab/>Type<text:tab/> Value<text:tab/> Attr</text:span></text:p>
      <text:p text:style-name="P119"><text:span text:style-name="T1374"/></text:p>
      <text:p text:style-name="P119"><text:span text:style-name="T1375">EOFLINE<text:s text:c="2"/>. . . . . . . . . . . .<text:s text:c="2"/><text:tab/>NUMBER<text:tab/>0024<text:tab/></text:span></text:p>
      <text:p text:style-name="P119"><text:span text:style-name="T1376"/></text:p>
      <text:p text:style-name="P119"><text:span text:style-name="T1377">GREETING . . . . . . . . . . . .<text:s text:c="2"/><text:tab/>L BYTE<text:tab/>0010<text:tab/>DATA</text:span></text:p>
      <text:p text:style-name="P119"><text:span text:style-name="T1378"/></text:p>
      <text:p text:style-name="P119"><text:span text:style-name="T1379">HELLO<text:s text:c="2"/>. . . . . . . . . . . . .<text:s text:c="2"/><text:tab/>L BYTE<text:tab/>0000<text:tab/>DATA</text:span></text:p>
      <text:p text:style-name="P119"><text:span text:style-name="T1380"/></text:p>
      <text:p text:style-name="P119"><text:span text:style-name="T1381">MAIN . . . . . . . . . . . . . .<text:s text:c="2"/><text:tab/>F PROC<text:tab/>0005<text:tab/>CODE<text:tab/>Length = 0016</text:span></text:p>
      <text:p text:style-name="P119"><text:span text:style-name="T1382"/></text:p>
      <text:p text:style-name="P119"><text:span text:style-name="T1383">WRITEMSG . . . . . . . . . . . .<text:s text:c="2"/><text:tab/>N PROC<text:tab/>0000<text:tab/>CODE<text:tab/>Length = 0005</text:span></text:p>
      <text:p text:style-name="P119"><text:span text:style-name="T1384"/></text:p>
      <text:p text:style-name="P119"><text:span text:style-name="T1385">@CPU . . . . . . . . . . . . . .<text:s text:c="2"/><text:tab/>TEXT<text:s text:c="2"/>0101h<text:tab/><text:tab/></text:span></text:p>
      <text:p text:style-name="P119"><text:span text:style-name="T1385">@FILENAME<text:s text:c="2"/>. . . . . . . . . . .<text:s text:c="2"/><text:tab/>TEXT<text:s text:c="2"/>hello2<text:tab/><text:tab/></text:span></text:p>
      <text:p text:style-name="P119"><text:span text:style-name="T1385">@VERSION . . . . . . . . . . . .<text:s text:c="2"/><text:tab/>TEXT<text:s text:c="2"/>510<text:tab/><text:tab/></text:span></text:p>
      <text:p text:style-name="P119"><text:span text:style-name="T1386"/></text:p>
      <text:p text:style-name="P119"><text:span text:style-name="T1386"/></text:p>
      <text:p text:style-name="P119"><text:span text:style-name="T1387"><text:s text:c="5"/>52 Source<text:s text:c="2"/>Lines</text:span></text:p>
      <text:p text:style-name="P119"><text:span text:style-name="T1387"><text:s text:c="5"/>52 Total<text:s text:c="3"/>Lines</text:span></text:p>
      <text:p text:style-name="P119"><text:span text:style-name="T1387"><text:s text:c="5"/>13 Symbols</text:span></text:p>
      <text:p text:style-name="P119"><text:span text:style-name="T1388"/></text:p>
      <text:p text:style-name="P119"><text:span text:style-name="T1389"><text:s text:c="2"/>47986 + 459271 Bytes symbol space free</text:span></text:p>
      <text:p text:style-name="P119"><text:span text:style-name="T1390"/></text:p>
      <text:p text:style-name="P119"><text:span text:style-name="T1391"><text:s text:c="6"/>0 Warning Errors</text:span></text:p>
      <text:p text:style-name="P119"><text:span text:style-name="T1391"><text:s text:c="6"/>0 Severe<text:s text:c="2"/>Errors</text:span></text:p>
      <text:p text:style-name="P120"><text:span text:style-name="T139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